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 manifest:version="1.2" manifest:media-type="application/vnd.oasis.opendocument.spreadsheet"/>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22" manifest:media-type=""/>
  <manifest:file-entry manifest:full-path="ObjectReplacements/Object 3" manifest:media-type=""/>
  <manifest:file-entry manifest:full-path="ObjectReplacements/Object 11" manifest:media-type=""/>
  <manifest:file-entry manifest:full-path="ObjectReplacements/Object 23" manifest:media-type=""/>
  <manifest:file-entry manifest:full-path="ObjectReplacements/Object 4" manifest:media-type=""/>
  <manifest:file-entry manifest:full-path="ObjectReplacements/Object 12" manifest:media-type=""/>
  <manifest:file-entry manifest:full-path="ObjectReplacements/Object 24" manifest:media-type=""/>
  <manifest:file-entry manifest:full-path="ObjectReplacements/Object 5" manifest:media-type=""/>
  <manifest:file-entry manifest:full-path="ObjectReplacements/Object 13" manifest:media-type=""/>
  <manifest:file-entry manifest:full-path="ObjectReplacements/Object 25" manifest:media-type=""/>
  <manifest:file-entry manifest:full-path="ObjectReplacements/Object 6" manifest:media-type=""/>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27"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28" manifest:media-type="application/x-openoffice-gdimetafile;windows_formatname=&quot;GDIMetaFile&quot;"/>
  <manifest:file-entry manifest:full-path="ObjectReplacements/Object 30" manifest:media-type=""/>
  <manifest:file-entry manifest:full-path="ObjectReplacements/Object 9" manifest:media-type="application/x-openoffice-gdimetafile;windows_formatname=&quot;GDIMetaFile&quot;"/>
  <manifest:file-entry manifest:full-path="ObjectReplacements/Object 17"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
  <manifest:file-entry manifest:full-path="ObjectReplacements/Object 38"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83cm" fo:margin-left="0.51cm" table:align="left"/>
    </style:style>
    <style:style style:name="Table1.A" style:family="table-column">
      <style:table-column-properties style:column-width="5.874cm"/>
    </style:style>
    <style:style style:name="Table1.B" style:family="table-column">
      <style:table-column-properties style:column-width="3.408cm"/>
    </style:style>
    <style:style style:name="Table1.C" style:family="table-column">
      <style:table-column-properties style:column-width="3.699cm"/>
    </style:style>
    <style:style style:name="Table1.D" style:family="table-column">
      <style:table-column-properties style:column-width="4.10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Таблица1" style:family="table">
      <style:table-properties style:width="16.947cm" fo:margin-left="0.646cm" table:align="left"/>
    </style:style>
    <style:style style:name="Таблица1.A" style:family="table-column">
      <style:table-column-properties style:column-width="2.893cm"/>
    </style:style>
    <style:style style:name="Таблица1.B" style:family="table-column">
      <style:table-column-properties style:column-width="5.2cm"/>
    </style:style>
    <style:style style:name="Таблица1.C" style:family="table-column">
      <style:table-column-properties style:column-width="8.855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Table2" style:family="table">
      <style:table-properties style:width="16.933cm" fo:margin-left="0.568cm" table:align="left" style:writing-mode="lr-tb"/>
    </style:style>
    <style:style style:name="Table2.A" style:family="table-column">
      <style:table-column-properties style:column-width="1.028cm"/>
    </style:style>
    <style:style style:name="Table2.B" style:family="table-column">
      <style:table-column-properties style:column-width="11.158cm"/>
    </style:style>
    <style:style style:name="Table2.C" style:family="table-column">
      <style:table-column-properties style:column-width="4.747cm"/>
    </style:style>
    <style:style style:name="Table2.1" style:family="table-row">
      <style:table-row-properties style:min-row-height="0.785cm" fo:keep-together="auto"/>
    </style:style>
    <style:style style:name="Table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middle" fo:padding-left="0.191cm" fo:padding-right="0.191cm" fo:padding-top="0cm" fo:padding-bottom="0cm" fo:border="0.5pt solid #000000" style:writing-mode="lr-tb"/>
    </style:style>
    <style:style style:name="Table2.2" style:family="table-row">
      <style:table-row-properties style:min-row-height="0.557cm" fo:keep-together="auto"/>
    </style:style>
    <style:style style:name="Table2.3" style:family="table-row">
      <style:table-row-properties style:min-row-height="0.672cm" fo:keep-together="auto"/>
    </style:style>
    <style:style style:name="Table2.4" style:family="table-row">
      <style:table-row-properties style:min-row-height="0.527cm" fo:keep-together="auto"/>
    </style:style>
    <style:style style:name="Table2.5" style:family="table-row">
      <style:table-row-properties style:min-row-height="0.887cm" fo:keep-together="auto"/>
    </style:style>
    <style:style style:name="Table2.6" style:family="table-row">
      <style:table-row-properties style:min-row-height="0.997cm" fo:keep-together="auto"/>
    </style:style>
    <style:style style:name="Table2.7" style:family="table-row">
      <style:table-row-properties style:min-row-height="1.351cm" fo:keep-together="auto"/>
    </style:style>
    <style:style style:name="Table2.8" style:family="table-row">
      <style:table-row-properties style:min-row-height="0.52cm" fo:keep-together="auto"/>
    </style:style>
    <style:style style:name="Table3" style:family="table">
      <style:table-properties style:width="16.708cm" fo:margin-left="0.877cm" table:align="left"/>
    </style:style>
    <style:style style:name="Table3.A" style:family="table-column">
      <style:table-column-properties style:column-width="4.972cm"/>
    </style:style>
    <style:style style:name="Table3.B" style:family="table-column">
      <style:table-column-properties style:column-width="5.877cm"/>
    </style:style>
    <style:style style:name="Table3.C" style:family="table-column">
      <style:table-column-properties style:column-width="5.85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667cm" fo:margin-left="0.917cm" table:align="left"/>
    </style:style>
    <style:style style:name="Table4.A" style:family="table-column">
      <style:table-column-properties style:column-width="3.473cm"/>
    </style:style>
    <style:style style:name="Table4.B" style:family="table-column">
      <style:table-column-properties style:column-width="4.397cm"/>
    </style:style>
    <style:style style:name="Table4.D" style:family="table-column">
      <style:table-column-properties style:column-width="4.399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2" style:family="paragraph" style:parent-style-name="Footer">
      <style:paragraph-properties>
        <style:tab-stops/>
      </style:paragraph-properties>
      <style:text-properties style:font-name="Times New Roman1" fo:font-size="14pt" officeooo:paragraph-rsid="00529bed" style:font-size-asian="14pt" style:font-name-complex="Times New Roman1" style:font-size-complex="14pt"/>
    </style:style>
    <style:style style:name="P3" style:family="paragraph" style:parent-style-name="Footer">
      <style:paragraph-properties fo:text-align="justify" style:justify-single-word="false">
        <style:tab-stops/>
      </style:paragraph-properties>
      <style:text-properties style:font-name="Times New Roman1" fo:font-size="14pt" officeooo:paragraph-rsid="00529bed" style:font-size-asian="14pt" style:font-name-complex="Times New Roman1" style:font-size-complex="14pt"/>
    </style:style>
    <style:style style:name="P4" style:family="paragraph" style:parent-style-name="Standard">
      <style:paragraph-properties fo:margin-left="0.7cm" fo:margin-right="0cm" fo:margin-top="0cm" fo:margin-bottom="0cm" loext:contextual-spacing="false" fo:line-height="150%" fo:text-align="justify"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5" style:family="paragraph" style:parent-style-name="Standard">
      <style:paragraph-properties fo:margin-left="0.7cm" fo:margin-right="0cm" fo:margin-top="0cm" fo:margin-bottom="0cm" loext:contextual-spacing="false" fo:line-height="150%" fo:text-align="center" style:justify-single-word="false" fo:text-indent="1cm" style:auto-text-indent="false"/>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6" style:family="paragraph" style:parent-style-name="Standard">
      <style:paragraph-properties fo:margin-left="0.7cm" fo:margin-right="0cm" fo:margin-top="0cm" fo:margin-bottom="0cm" loext:contextual-spacing="false" fo:line-height="150%" fo:text-align="end"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7" style:family="paragraph" style:parent-style-name="Standard">
      <style:paragraph-properties fo:margin-left="0.7cm" fo:margin-right="0cm" fo:margin-top="0cm" fo:margin-bottom="0cm" loext:contextual-spacing="false" fo:line-height="150%" fo:text-align="center" style:justify-single-word="false" fo:text-indent="1cm" style:auto-text-indent="false"/>
      <style:text-properties style:font-name="Times New Roman1" fo:font-size="14pt" fo:font-style="normal" fo:font-weight="normal" officeooo:rsid="003344c1" officeooo:paragraph-rsid="00529bed" style:font-size-asian="14pt" style:font-style-asian="normal" style:font-weight-asian="normal" style:font-name-complex="Times New Roman1" style:font-size-complex="14pt" style:font-style-complex="normal" style:font-weight-complex="normal"/>
    </style:style>
    <style:style style:name="P8" style:family="paragraph" style:parent-style-name="Standard">
      <style:paragraph-properties fo:margin-left="0.7cm" fo:margin-right="0cm" fo:margin-top="0cm" fo:margin-bottom="0cm" loext:contextual-spacing="false" fo:line-height="150%" fo:text-align="center"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9" style:family="paragraph" style:parent-style-name="Standard">
      <style:paragraph-properties fo:margin-left="0.7cm" fo:margin-right="0cm" fo:margin-top="0cm" fo:margin-bottom="0cm" loext:contextual-spacing="false" fo:line-height="150%" fo:text-align="justify" style:justify-single-word="false" fo:text-indent="1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 style:family="paragraph" style:parent-style-name="Standard" style:master-page-name="">
      <style:paragraph-properties fo:margin-left="0.7cm" fo:margin-right="0cm" fo:margin-top="0cm" fo:margin-bottom="0cm" loext:contextual-spacing="false" fo:line-height="150%" fo:text-align="justify" style:justify-single-word="false" fo:text-indent="1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1" style:family="paragraph" style:parent-style-name="Standard" style:master-page-name="">
      <style:paragraph-properties fo:margin-left="0.7cm" fo:margin-right="0cm" fo:margin-top="0cm" fo:margin-bottom="0cm" loext:contextual-spacing="false" fo:line-height="150%" fo:text-align="justify" style:justify-single-word="false" fo:text-indent="1cm" style:auto-text-indent="false" style:page-number="auto"/>
      <style:text-properties style:font-name="Times New Roman1" fo:font-size="14pt" fo:font-style="normal" fo:font-weight="normal" officeooo:rsid="0030bc69" officeooo:paragraph-rsid="00529bed" style:font-size-asian="14pt" style:font-style-asian="normal" style:font-weight-asian="normal" style:font-name-complex="Times New Roman1" style:font-size-complex="14pt" style:font-style-complex="normal" style:font-weight-complex="normal"/>
    </style:style>
    <style:style style:name="P12" style:family="paragraph" style:parent-style-name="Standard">
      <style:paragraph-properties fo:margin-left="0.46cm" fo:margin-right="0cm" fo:text-indent="0cm" style:auto-text-indent="false"/>
      <style:text-properties style:font-name="Times New Roman1" fo:font-size="14pt" officeooo:paragraph-rsid="00529bed" style:font-size-asian="14pt" style:font-name-complex="Times New Roman1" style:font-size-complex="14pt"/>
    </style:style>
    <style:style style:name="P13"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4" style:family="paragraph" style:parent-style-name="Standard">
      <style:paragraph-properties fo:margin-left="1.7cm" fo:margin-right="0cm" fo:margin-top="0cm" fo:margin-bottom="0cm" loext:contextual-spacing="false" fo:line-height="150%" fo:text-align="center" style:justify-single-word="false" fo:text-indent="0cm" style:auto-text-indent="false"/>
      <style:text-properties style:font-name="Times New Roman1" fo:font-size="14pt" officeooo:rsid="0036855c" officeooo:paragraph-rsid="00529bed" style:font-size-asian="14pt" style:font-name-complex="Times New Roman1" style:font-size-complex="14pt"/>
    </style:style>
    <style:style style:name="P15" style:family="paragraph" style:parent-style-name="Standard">
      <style:paragraph-properties fo:margin-left="1.7cm" fo:margin-right="0cm" fo:margin-top="0cm" fo:margin-bottom="0cm" loext:contextual-spacing="false" fo:line-height="150%" fo:text-indent="0cm" style:auto-text-indent="false"/>
      <style:text-properties officeooo:paragraph-rsid="00529bed"/>
    </style:style>
    <style:style style:name="P16"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7"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2" fo:font-size="14pt" officeooo:rsid="0038d7bd" officeooo:paragraph-rsid="00529bed" style:font-size-asian="12.25pt" style:font-size-complex="14pt"/>
    </style:style>
    <style:style style:name="P18" style:family="paragraph" style:parent-style-name="Standard">
      <style:paragraph-properties fo:margin-left="1.7cm" fo:margin-right="0cm" fo:margin-top="0cm" fo:margin-bottom="0cm" loext:contextual-spacing="false" fo:line-height="150%" fo:text-align="justify" style:justify-single-word="false" fo:text-indent="0cm" style:auto-text-indent="false"/>
      <style:text-properties style:font-name="Times New Roman2" fo:font-size="14pt" officeooo:rsid="0036855c" officeooo:paragraph-rsid="00529bed" style:font-size-asian="12.25pt" style:font-size-complex="14pt"/>
    </style:style>
    <style:style style:name="P19" style:family="paragraph" style:parent-style-name="Standard" style:master-page-name="">
      <style:paragraph-properties fo:margin-left="1.7cm" fo:margin-right="0cm" fo:margin-top="0cm" fo:margin-bottom="0cm" loext:contextual-spacing="false" fo:line-height="150%" fo:text-indent="0cm" style:auto-text-indent="false" style:page-number="auto"/>
      <style:text-properties officeooo:paragraph-rsid="00529bed"/>
    </style:style>
    <style:style style:name="P20" style:family="paragraph" style:parent-style-name="Standard" style:master-page-name="">
      <style:paragraph-properties fo:margin-left="1.7cm" fo:margin-right="0cm" fo:margin-top="0cm" fo:margin-bottom="0cm" loext:contextual-spacing="false" fo:line-height="150%" fo:text-align="justify" style:justify-single-word="false" fo:text-indent="0cm" style:auto-text-indent="false" style:page-number="auto"/>
      <style:text-properties style:font-name="Times New Roman2" fo:font-size="14pt" officeooo:rsid="0036855c" officeooo:paragraph-rsid="00529bed" style:font-size-asian="12.25pt" style:font-size-complex="14pt"/>
    </style:style>
    <style:style style:name="P21" style:family="paragraph" style:parent-style-name="Standard">
      <style:paragraph-properties fo:margin-left="1.7cm" fo:margin-right="0cm" fo:line-height="150%" fo:text-align="justify" style:justify-single-word="false" fo:text-indent="0cm" style:auto-text-indent="false"/>
      <style:text-properties style:font-name="Times New Roman" fo:font-size="14pt" fo:font-weight="normal" officeooo:rsid="000f754c" officeooo:paragraph-rsid="00507572" style:font-size-asian="12.25pt" style:font-weight-asian="normal" style:font-size-complex="14pt" style:font-weight-complex="normal"/>
    </style:style>
    <style:style style:name="P22" style:family="paragraph" style:parent-style-name="Standard" style:master-page-name="">
      <style:paragraph-properties fo:margin-left="1.7cm" fo:margin-right="0cm" fo:line-height="150%" fo:text-align="justify" style:justify-single-word="false" fo:text-indent="0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23"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font-name="Times New Roman1" fo:font-size="14pt" officeooo:rsid="003a32d3" officeooo:paragraph-rsid="00529bed" style:font-size-asian="14pt" style:font-name-complex="Times New Roman1" style:font-size-complex="14pt"/>
    </style:style>
    <style:style style:name="P24"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1" fo:font-size="14pt" officeooo:rsid="003ac962" officeooo:paragraph-rsid="00529bed" style:font-size-asian="14pt" style:font-name-complex="Times New Roman1" style:font-size-complex="14pt"/>
    </style:style>
    <style:style style:name="P25"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6"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1" fo:font-size="14pt" officeooo:rsid="003d9bd7" officeooo:paragraph-rsid="00529bed" style:font-size-asian="14pt" style:font-name-complex="Times New Roman1" style:font-size-complex="14pt"/>
    </style:style>
    <style:style style:name="P27" style:family="paragraph" style:parent-style-name="Standard">
      <style:paragraph-properties fo:margin-left="0.801cm" fo:margin-right="0cm" fo:margin-top="0cm" fo:margin-bottom="0cm" loext:contextual-spacing="false" fo:line-height="150%" fo:text-align="end"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8"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29"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text-position="0% 100%" style:font-name="Times New Roman1" fo:font-size="14pt" officeooo:rsid="003d9bd7" officeooo:paragraph-rsid="00529bed" style:font-size-asian="14pt" style:font-name-complex="Times New Roman1" style:font-size-complex="14pt"/>
    </style:style>
    <style:style style:name="P30"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1" style:family="paragraph" style:parent-style-name="Standard">
      <style:paragraph-properties fo:margin-left="0.801cm" fo:margin-right="0cm" fo:margin-top="0cm" fo:margin-bottom="0cm" loext:contextual-spacing="false" fo:line-height="150%" fo:text-align="end" style:justify-single-word="false" fo:text-indent="0.9cm" style:auto-text-indent="false"/>
      <style:text-properties style:font-name="Times New Roman2" fo:font-size="14pt" officeooo:rsid="0036855c" officeooo:paragraph-rsid="00529bed" style:font-size-asian="12.25pt" style:font-size-complex="14pt"/>
    </style:style>
    <style:style style:name="P32" style:family="paragraph" style:parent-style-name="Standard">
      <style:paragraph-properties fo:margin-left="0.801cm" fo:margin-right="0cm" fo:margin-top="0cm" fo:margin-bottom="0cm" loext:contextual-spacing="false" fo:line-height="150%" fo:text-align="justify" style:justify-single-word="false" fo:text-indent="0.9cm" style:auto-text-indent="false"/>
      <style:text-properties style:font-name="Times New Roman2" fo:font-size="14pt" officeooo:rsid="003d9bd7" officeooo:paragraph-rsid="00529bed" style:font-size-asian="12.25pt" style:font-size-complex="14pt"/>
    </style:style>
    <style:style style:name="P33" style:family="paragraph" style:parent-style-name="Standard">
      <style:paragraph-properties fo:margin-left="0.801cm" fo:margin-right="0cm" fo:margin-top="0cm" fo:margin-bottom="0cm" loext:contextual-spacing="false" fo:line-height="150%" fo:text-align="center" style:justify-single-word="false" fo:text-indent="0.9cm" style:auto-text-indent="false"/>
      <style:text-properties style:font-name="Times New Roman2" fo:font-size="14pt" officeooo:rsid="003d9bd7" officeooo:paragraph-rsid="00529bed" style:font-size-asian="12.25pt" style:font-size-complex="14pt"/>
    </style:style>
    <style:style style:name="P34" style:family="paragraph" style:parent-style-name="Standard" style:master-page-name="">
      <style:paragraph-properties fo:margin-left="0.801cm" fo:margin-right="0cm" fo:margin-top="0cm" fo:margin-bottom="0cm" loext: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5" style:family="paragraph" style:parent-style-name="Standard">
      <style:paragraph-properties fo:margin-left="0.9cm" fo:margin-right="0cm" fo:margin-top="0cm" fo:margin-bottom="0cm" loext:contextual-spacing="false" fo:line-height="150%" fo:text-align="center" style:justify-single-word="false" fo:text-indent="0.9cm" style:auto-text-indent="false"/>
      <style:text-properties style:font-name="Times New Roman2" fo:font-size="14pt" officeooo:rsid="0036855c" officeooo:paragraph-rsid="00529bed" style:font-size-asian="12.25pt" style:font-size-complex="14pt"/>
    </style:style>
    <style:style style:name="P36" style:family="paragraph" style:parent-style-name="Standard" style:master-page-name="">
      <style:paragraph-properties fo:margin-left="0.9cm" fo:margin-right="0cm" fo:margin-top="0cm" fo:margin-bottom="0cm" loext:contextual-spacing="false" fo:line-height="150%" fo:text-align="justify" style:justify-single-word="false" fo:text-indent="0.9cm" style:auto-text-indent="false" style:page-number="auto"/>
      <style:text-properties style:font-name="Times New Roman1" fo:font-size="14pt" officeooo:rsid="0036855c" officeooo:paragraph-rsid="00529bed" style:font-size-asian="14pt" style:font-name-complex="Times New Roman1" style:font-size-complex="14pt"/>
    </style:style>
    <style:style style:name="P37" style:family="paragraph" style:parent-style-name="Standard">
      <style:paragraph-properties fo:margin-left="1.799cm" fo:margin-right="0cm" fo:margin-top="0cm" fo:margin-bottom="0cm" loext:contextual-spacing="false" fo:line-height="150%" fo:text-align="justify" style:justify-single-word="false" fo:text-indent="0cm" style:auto-text-indent="false"/>
      <style:text-properties style:font-name="Times New Roman1" fo:font-size="14pt" fo:font-weight="normal" officeooo:rsid="0036855c" officeooo:paragraph-rsid="00529bed" style:font-size-asian="14pt" style:font-weight-asian="normal" style:font-name-complex="Times New Roman1" style:font-size-complex="14pt" style:font-weight-complex="normal"/>
    </style:style>
    <style:style style:name="P38"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text-properties officeooo:paragraph-rsid="00529bed"/>
    </style:style>
    <style:style style:name="P39" style:family="paragraph" style:parent-style-name="Standard" style:master-page-name="">
      <style:paragraph-properties fo:margin-left="1.799cm" fo:margin-right="0cm" fo:margin-top="0cm" fo:margin-bottom="0cm" loext:contextual-spacing="false" fo:line-height="150%" fo:text-align="justify" style:justify-single-word="false" fo:text-indent="0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0" style:family="paragraph" style:parent-style-name="Оновной_20_текст_20_ПЗ" style:master-page-name="">
      <style:paragraph-properties fo:margin-left="1.7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41" style:family="paragraph" style:parent-style-name="Standard">
      <style:paragraph-properties fo:margin-left="0.801cm" fo:margin-right="0cm" fo:margin-top="0cm" fo:margin-bottom="0cm" loext:contextual-spacing="false" fo:line-height="150%" fo:text-align="justify" style:justify-single-word="false" fo:text-indent="1.101cm" style:auto-text-indent="false"/>
      <style:text-properties style:text-position="0% 100%" style:font-name="Times New Roman2" fo:font-size="14pt" fo:font-weight="normal" officeooo:rsid="00435c92" officeooo:paragraph-rsid="00529bed" style:font-size-asian="12.25pt" style:font-weight-asian="normal" style:font-size-complex="14pt" style:font-weight-complex="normal"/>
    </style:style>
    <style:style style:name="P42" style:family="paragraph" style:parent-style-name="Standard">
      <style:paragraph-properties fo:margin-left="0.801cm" fo:margin-right="0cm" fo:margin-top="0cm" fo:margin-bottom="0cm" loext:contextual-spacing="false" fo:line-height="150%" fo:text-align="justify" style:justify-single-word="false" fo:text-indent="1.101cm" style:auto-text-indent="false"/>
      <style:text-properties style:text-position="0% 100%" style:font-name="Times New Roman2" fo:font-size="14pt" fo:font-style="normal" fo:font-weight="normal" officeooo:rsid="0048650e" officeooo:paragraph-rsid="00529bed"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801cm" fo:margin-right="0cm" fo:margin-top="0cm" fo:margin-bottom="0cm" loext: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4" style:family="paragraph" style:parent-style-name="Standard">
      <style:paragraph-properties fo:margin-left="0.801cm" fo:margin-right="0cm" fo:margin-top="0cm" fo:margin-bottom="0cm" loext:contextual-spacing="false"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5" style:family="paragraph" style:parent-style-name="Standard" style:master-page-name="">
      <style:paragraph-properties fo:margin-left="0.801cm" fo:margin-right="0cm" fo:margin-top="0cm" fo:margin-bottom="0cm" loext: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6" style:family="paragraph" style:parent-style-name="Standard">
      <style:paragraph-properties fo:margin-left="0.801cm" fo:margin-right="0cm" fo:margin-top="0cm" fo:margin-bottom="0.494cm" loext:contextual-spacing="false"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47" style:family="paragraph" style:parent-style-name="Standard" style:master-page-name="">
      <style:paragraph-properties fo:margin-left="0.801cm" fo:margin-right="0cm" fo:margin-top="0cm" fo:margin-bottom="0.494cm" loext:contextual-spacing="false" fo:line-height="150%" fo:text-align="justify" style:justify-single-word="false" fo:text-indent="1.101cm" style:auto-text-indent="false" style:page-number="auto"/>
      <style:text-properties style:font-name="Times New Roman2" fo:font-size="14pt" fo:font-weight="normal" officeooo:rsid="0036855c" officeooo:paragraph-rsid="00529bed" style:font-size-asian="12.25pt" style:font-weight-asian="normal" style:font-size-complex="14pt" style:font-weight-complex="normal"/>
    </style:style>
    <style:style style:name="P48" style:family="paragraph" style:parent-style-name="Standard" style:master-page-name="">
      <style:paragraph-properties fo:margin-left="0.499cm" fo:margin-right="0cm" fo:line-height="150%" fo:text-align="justify" style:justify-single-word="false" fo:text-indent="1.199cm" style:auto-text-indent="false" style:page-number="auto"/>
      <style:text-properties fo:font-size="14pt" fo:font-weight="bold" officeooo:rsid="004c9c86" officeooo:paragraph-rsid="004c9c86" style:font-size-asian="14pt" style:font-weight-asian="bold" style:font-size-complex="14pt" style:font-weight-complex="bold"/>
    </style:style>
    <style:style style:name="P49"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font-name="Times New Roman" fo:font-size="14pt" fo:font-style="normal" fo:font-weight="bold" officeooo:rsid="002ce2ce" officeooo:paragraph-rsid="004e2d37" style:font-size-asian="12.25pt" style:font-style-asian="normal" style:font-weight-asian="bold" style:font-size-complex="14pt" style:font-style-complex="normal" style:font-weight-complex="bold"/>
    </style:style>
    <style:style style:name="P50" style:family="paragraph" style:parent-style-name="Standard" style:master-page-name="">
      <style:paragraph-properties fo:margin-left="0.499cm" fo:margin-right="0cm" fo:line-height="150%" fo:text-align="justify" style:justify-single-word="false" fo:text-indent="1.199cm" style:auto-text-indent="false" style:page-number="auto"/>
      <style:text-properties style:text-position="0% 100%" style:font-name="Times New Roman" fo:font-size="14pt" fo:font-weight="normal" officeooo:rsid="0011156e" officeooo:paragraph-rsid="00507572" style:font-size-asian="12.25pt" style:font-weight-asian="normal" style:font-size-complex="14pt" style:font-weight-complex="normal"/>
    </style:style>
    <style:style style:name="P51"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c9c86" officeooo:paragraph-rsid="004c9c86" style:font-size-asian="14pt" style:font-weight-asian="bold" style:font-size-complex="14pt" style:font-weight-complex="bold"/>
    </style:style>
    <style:style style:name="P52" style:family="paragraph" style:parent-style-name="Standard">
      <style:paragraph-properties fo:margin-left="0.499cm" fo:margin-right="0cm" fo:line-height="150%" fo:text-align="justify" style:justify-single-word="false" fo:text-indent="1.199cm" style:auto-text-indent="false"/>
      <style:text-properties fo:font-size="14pt" fo:font-weight="bold" officeooo:rsid="004e2d37" officeooo:paragraph-rsid="004e2d37" style:font-size-asian="14pt" style:font-weight-asian="bold" style:font-size-complex="14pt" style:font-weight-complex="bold"/>
    </style:style>
    <style:style style:name="P53"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normal" officeooo:rsid="004e2d37" officeooo:paragraph-rsid="004e2d37"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style="normal" fo:font-weight="bold" officeooo:rsid="004e2d37" officeooo:paragraph-rsid="004e2d37" style:font-size-asian="12.25pt" style:font-style-asian="normal" style:font-weight-asian="bold" style:font-size-complex="14pt" style:font-style-complex="normal" style:font-weight-complex="bold"/>
    </style:style>
    <style:style style:name="P5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4e2d37"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19f9a1" officeooo:paragraph-rsid="004e2d37" style:font-size-asian="12.25pt" style:font-style-asian="normal" style:font-weight-asian="normal" style:font-size-complex="14pt" style:font-style-complex="normal" style:font-weight-complex="normal"/>
    </style:style>
    <style:style style:name="P59"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a605b" officeooo:paragraph-rsid="004e2d37" style:font-size-asian="12.25pt" style:font-style-asian="normal" style:font-weight-asian="normal" style:font-size-complex="14pt" style:font-style-complex="normal" style:font-weight-complex="normal"/>
    </style:style>
    <style:style style:name="P60"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normal" officeooo:rsid="002c6acc" officeooo:paragraph-rsid="004e2d37" style:font-size-asian="12.25pt" style:font-style-asian="normal" style:font-weight-asian="normal" style:font-size-complex="14pt" style:font-style-complex="normal" style:font-weight-complex="normal"/>
    </style:style>
    <style:style style:name="P61"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7572" officeooo:paragraph-rsid="00507572" style:font-size-asian="12.25pt" style:font-style-asian="normal" style:font-weight-asian="bold" style:font-size-complex="14pt" style:font-style-complex="normal" style:font-weight-complex="bold"/>
    </style:style>
    <style:style style:name="P62"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style="normal" fo:font-weight="bold" officeooo:rsid="0050f5c1" officeooo:paragraph-rsid="0050f5c1" style:font-size-asian="12.25pt" style:font-style-asian="normal" style:font-weight-asian="bold" style:font-size-complex="14pt" style:font-style-complex="normal" style:font-weight-complex="bold"/>
    </style:style>
    <style:style style:name="P63"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0ede5" officeooo:paragraph-rsid="00507572" style:font-size-asian="12.25pt" style:font-weight-asian="normal" style:font-size-complex="14pt" style:font-weight-complex="normal"/>
    </style:style>
    <style:style style:name="P6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65"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66" style:family="paragraph" style:parent-style-name="Standard">
      <style:paragraph-properties fo:margin-left="0.499cm" fo:margin-right="0cm" fo:line-height="150%" fo:text-align="center"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67"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eb4a9" officeooo:paragraph-rsid="00507572" style:font-size-asian="12.25pt" style:font-weight-asian="normal" style:font-size-complex="14pt" style:font-weight-complex="normal"/>
    </style:style>
    <style:style style:name="P68" style:family="paragraph" style:parent-style-name="Standard">
      <style:paragraph-properties fo:margin-left="0.499cm" fo:margin-right="0cm" fo:line-height="150%" fo:text-align="justify" style:justify-single-word="false" fo:text-indent="1.199cm" style:auto-text-indent="false"/>
      <style:text-properties style:text-position="0% 100%" style:font-name="Times New Roman" fo:font-size="14pt" fo:font-style="normal" fo:font-weight="normal" officeooo:rsid="001e7f3f" officeooo:paragraph-rsid="00507572" style:font-size-asian="12.25pt" style:font-style-asian="normal" style:font-weight-asian="normal" style:font-size-complex="14pt" style:font-style-complex="normal" style:font-weight-complex="normal"/>
    </style:style>
    <style:style style:name="P69" style:family="paragraph" style:parent-style-name="Standard">
      <style:paragraph-properties fo:margin-left="0.499cm" fo:margin-right="0cm" fo:line-height="150%" fo:text-align="center" style:justify-single-word="false" fo:text-indent="1.199cm" style:auto-text-indent="false"/>
      <style:text-properties style:text-position="0% 100%" style:font-name="Times New Roman" fo:font-size="14pt" fo:font-weight="normal" officeooo:rsid="001e7f3f" officeooo:paragraph-rsid="00507572" style:font-size-asian="12.25pt" style:font-weight-asian="normal" style:font-size-complex="14pt" style:font-weight-complex="normal"/>
    </style:style>
    <style:style style:name="P70" style:family="paragraph" style:parent-style-name="Standard">
      <style:paragraph-properties fo:margin-left="0.499cm" fo:margin-right="0cm" fo:line-height="150%" fo:text-align="justify" style:justify-single-word="false" fo:text-indent="1.199cm" style:auto-text-indent="false"/>
      <style:text-properties officeooo:paragraph-rsid="00507572"/>
    </style:style>
    <style:style style:name="P71" style:family="paragraph" style:parent-style-name="Standard">
      <style:paragraph-properties fo:text-align="center" style:justify-single-word="false"/>
      <style:text-properties style:font-name="Times New Roman1" fo:font-size="14pt" officeooo:paragraph-rsid="00529bed" style:font-size-asian="14pt" style:font-name-complex="Times New Roman1" style:font-size-complex="14pt"/>
    </style:style>
    <style:style style:name="P72" style:family="paragraph" style:parent-style-name="Standard">
      <style:paragraph-properties style:snap-to-layout-grid="false"/>
      <style:text-properties style:font-name="Times New Roman1" fo:font-size="14pt" officeooo:paragraph-rsid="00529bed" style:font-size-asian="14pt" style:font-name-complex="Times New Roman1" style:font-size-complex="14pt"/>
    </style:style>
    <style:style style:name="P73" style:family="paragraph" style:parent-style-name="Standard">
      <style:text-properties style:font-name="Times New Roman1" fo:font-size="14pt" officeooo:paragraph-rsid="00529bed" style:font-size-asian="14pt" style:font-name-complex="Times New Roman1" style:font-size-complex="14pt"/>
    </style:style>
    <style:style style:name="P74" style:family="paragraph" style:parent-style-name="Standard">
      <style:paragraph-properties fo:margin-left="0cm" fo:margin-right="0cm" fo:line-height="150%" fo:text-align="justify"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75" style:family="paragraph" style:parent-style-name="Standard">
      <style:paragraph-properties fo:margin-left="0cm" fo:margin-right="0cm" fo:line-height="150%" fo:text-align="end" style:justify-single-word="false" fo:text-indent="1.3cm" style:auto-text-indent="false"/>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76" style:family="paragraph" style:parent-style-name="Standard">
      <style:paragraph-properties fo:margin-left="0.499cm" fo:margin-right="0cm" fo:line-height="150%" fo:text-align="end" style:justify-single-word="false" fo:text-indent="0cm" style:auto-text-indent="false"/>
      <style:text-properties style:font-name="Times New Roman" fo:font-size="14pt" fo:font-style="normal" fo:font-weight="normal" officeooo:rsid="002173fc" officeooo:paragraph-rsid="004e2d37" style:font-size-asian="12.25pt" style:font-style-asian="normal" style:font-weight-asian="normal" style:font-size-complex="14pt" style:font-style-complex="normal" style:font-weight-complex="normal"/>
    </style:style>
    <style:style style:name="P77" style:family="paragraph" style:parent-style-name="Standard">
      <style:paragraph-properties fo:margin-left="0.499cm" fo:margin-right="0cm" fo:line-height="150%" fo:text-align="justify" style:justify-single-word="false" fo:text-indent="0cm" style:auto-text-indent="false"/>
      <style:text-properties style:font-name="Times New Roman" fo:font-size="14pt" fo:font-weight="normal" officeooo:rsid="0011156e" officeooo:paragraph-rsid="00507572" style:font-size-asian="12.25pt" style:font-weight-asian="normal" style:font-size-complex="14pt" style:font-weight-complex="normal"/>
    </style:style>
    <style:style style:name="P78"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italic" fo:font-weight="normal" officeooo:rsid="001c6701" officeooo:paragraph-rsid="004e2d37" style:font-size-asian="12pt" style:font-style-asian="italic" style:font-weight-asian="normal" style:font-size-complex="12pt" style:font-style-complex="italic" style:font-weight-complex="normal"/>
    </style:style>
    <style:style style:name="P79"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style="italic" fo:font-weight="normal" officeooo:rsid="001c6701" officeooo:paragraph-rsid="004e2d37" style:font-size-asian="12.25pt" style:font-style-asian="italic" style:font-weight-asian="normal" style:font-size-complex="14pt" style:font-style-complex="italic" style:font-weight-complex="normal"/>
    </style:style>
    <style:style style:name="P80" style:family="paragraph" style:parent-style-name="Standard">
      <style:paragraph-properties fo:margin-left="0cm" fo:margin-right="0cm" fo:margin-top="0cm" fo:margin-bottom="0.494cm" loext:contextual-spacing="false" fo:line-height="150%" fo:text-align="justify" style:justify-single-word="false" fo:text-indent="0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81" style:family="paragraph" style:parent-style-name="Оновной_20_текст_20_ПЗ">
      <style:paragraph-properties fo:margin-left="0cm" fo:margin-right="0cm" fo:line-height="150%" fo:text-align="justify" style:justify-single-word="false" fo:orphans="2" fo:widows="2" fo:text-indent="0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82" style:family="paragraph" style:parent-style-name="Standard" style:master-page-name="">
      <style:paragraph-properties fo:margin-left="1.7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83"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weight="normal" officeooo:rsid="00148987" officeooo:paragraph-rsid="00507572" style:font-size-asian="14pt" style:font-weight-asian="normal" style:font-size-complex="14pt" style:font-weight-complex="normal"/>
    </style:style>
    <style:style style:name="P84" style:family="paragraph" style:parent-style-name="Standard">
      <style:paragraph-properties fo:margin-left="0.499cm" fo:margin-right="0cm" fo:line-height="150%" fo:text-align="end" style:justify-single-word="false" fo:orphans="0" fo:widows="0" fo:text-indent="1.3cm" style:auto-text-indent="false">
        <style:tab-stops>
          <style:tab-stop style:position="1.699cm"/>
        </style:tab-stops>
      </style:paragraph-properties>
      <style:text-properties style:font-name="Times New Roman1" fo:font-size="14pt" fo:font-weight="normal" officeooo:rsid="0013c534" officeooo:paragraph-rsid="00507572" style:font-size-asian="14pt" style:font-weight-asian="normal" style:font-size-complex="14pt" style:font-weight-complex="normal"/>
    </style:style>
    <style:style style:name="P85"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1" fo:font-size="14pt" fo:font-style="normal" fo:font-weight="normal" officeooo:rsid="0014f65c" officeooo:paragraph-rsid="00507572"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499cm" fo:margin-right="0cm" fo:line-height="150%" fo:text-align="center" style:justify-single-word="false" fo:orphans="0" fo:widows="0" fo:text-indent="1.3cm" style:auto-text-indent="false">
        <style:tab-stops>
          <style:tab-stop style:position="1.699cm"/>
        </style:tab-stops>
      </style:paragraph-properties>
      <style:text-properties style:font-name="Times New Roman" fo:font-size="14pt" fo:font-weight="normal" officeooo:rsid="00148987" officeooo:paragraph-rsid="00507572" style:font-size-asian="12.25pt" style:font-weight-asian="normal" style:font-size-complex="14pt" style:font-weight-complex="normal"/>
    </style:style>
    <style:style style:name="P88" style:family="paragraph" style:parent-style-name="Standard">
      <style:paragraph-properties fo:margin-left="0.499cm" fo:margin-right="0cm" fo:line-height="150%" fo:text-align="justify" style:justify-single-word="false" fo:orphans="0" fo:widows="0" fo:text-indent="1.3cm" style:auto-text-indent="false">
        <style:tab-stops>
          <style:tab-stop style:position="1.699cm"/>
        </style:tab-stops>
      </style:paragraph-properties>
      <style:text-properties style:font-name="Times New Roman" fo:font-size="14pt" fo:font-weight="normal" officeooo:rsid="0014f65c" officeooo:paragraph-rsid="00507572" style:font-size-asian="12.25pt" style:font-weight-asian="normal" style:font-size-complex="14pt" style:font-weight-complex="normal"/>
    </style:style>
    <style:style style:name="P89" style:family="paragraph" style:parent-style-name="Standard">
      <style:paragraph-properties fo:margin-left="0.499cm" fo:margin-right="0cm" fo:line-height="150%" fo:text-align="justify"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0" style:family="paragraph" style:parent-style-name="Standard">
      <style:paragraph-properties fo:margin-left="0.499cm" fo:margin-right="0cm" fo:line-height="150%" fo:text-align="center" style:justify-single-word="false" fo:text-indent="1.3cm" style:auto-text-indent="false"/>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1"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text-position="0% 100%" style:font-name="Times New Roman" fo:font-size="14pt" fo:font-style="normal" fo:font-weight="normal" officeooo:rsid="001cf40b" officeooo:paragraph-rsid="00507572" style:font-size-asian="12.25pt" style:font-style-asian="normal" style:font-weight-asian="normal" style:font-size-complex="14pt" style:font-style-complex="normal" style:font-weight-complex="normal"/>
    </style:style>
    <style:style style:name="P92"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weight="normal" officeooo:paragraph-rsid="004e2d37" style:font-size-asian="12.25pt" style:font-weight-asian="normal" style:font-size-complex="14pt" style:font-weight-complex="normal"/>
    </style:style>
    <style:style style:name="P93"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rsid="000b3f53" officeooo:paragraph-rsid="004e2d37" style:font-size-asian="12.25pt" style:font-style-asian="normal" style:font-weight-asian="normal" style:font-size-complex="14pt" style:font-style-complex="normal" style:font-weight-complex="normal"/>
    </style:style>
    <style:style style:name="P94" style:family="paragraph" style:parent-style-name="Standard" style:master-page-name="">
      <style:paragraph-properties fo:margin-left="0.499cm" fo:margin-right="0cm" fo:line-height="150%" fo:text-align="justify" style:justify-single-word="false" fo:text-indent="1.3cm" style:auto-text-indent="false" style:page-number="auto"/>
      <style:text-properties style:font-name="Times New Roman1" fo:font-size="14pt" fo:font-style="normal" fo:font-weight="normal" officeooo:paragraph-rsid="004e2d37" style:font-size-asian="12.25pt" style:font-style-asian="normal" style:font-weight-asian="normal" style:font-size-complex="14pt" style:font-style-complex="normal" style:font-weight-complex="normal"/>
    </style:style>
    <style:style style:name="P95" style:family="paragraph" style:parent-style-name="Оновной_20_текст_20_ПЗ" style:master-page-name="">
      <style:paragraph-properties fo:margin-left="0.499cm" fo:margin-right="0cm" fo:line-height="150%" fo:text-align="justify" style:justify-single-word="false" fo:orphans="2" fo:widows="2" fo:text-indent="1.3cm" style:auto-text-indent="false" style:page-number="auto"/>
      <style:text-properties style:font-name="Times New Roman" fo:font-size="14pt" fo:font-weight="normal" officeooo:rsid="0013c534" officeooo:paragraph-rsid="00507572" style:font-size-asian="12.25pt" style:font-weight-asian="normal" style:font-size-complex="14pt" style:font-weight-complex="normal"/>
    </style:style>
    <style:style style:name="P96" style:family="paragraph" style:parent-style-name="Оновной_20_текст_20_ПЗ">
      <style:paragraph-properties fo:margin-left="0.499cm" fo:margin-right="0cm" fo:line-height="150%" fo:text-align="justify" style:justify-single-word="false" fo:orphans="2" fo:widows="2" fo:text-indent="1.3cm" style:auto-text-indent="false"/>
      <style:text-properties style:font-name="Times New Roman" fo:font-size="14pt" fo:font-weight="normal" officeooo:rsid="0013c534" officeooo:paragraph-rsid="00507572" style:font-size-asian="12.25pt" style:font-weight-asian="normal" style:font-size-complex="14pt" style:font-weight-complex="normal"/>
    </style:style>
    <style:style style:name="P97" style:family="paragraph" style:parent-style-name="Standard">
      <style:paragraph-properties fo:margin-left="0cm" fo:margin-right="0cm" fo:line-height="150%" fo:text-align="justify" style:justify-single-word="false" fo:text-indent="0.3cm" style:auto-text-indent="false"/>
      <style:text-properties style:font-name="Times New Roman" fo:font-size="14pt" fo:font-style="normal" fo:font-weight="bold" officeooo:rsid="0050f5c1" officeooo:paragraph-rsid="00529bed" style:font-size-asian="12.25pt" style:font-style-asian="normal" style:font-weight-asian="bold" style:font-size-complex="14pt" style:font-style-complex="normal" style:font-weight-complex="bold"/>
    </style:style>
    <style:style style:name="P98" style:family="paragraph" style:parent-style-name="Standard" style:master-page-name="">
      <style:paragraph-properties fo:margin-left="0cm" fo:margin-right="0cm" fo:line-height="150%" fo:text-indent="0.3cm" style:auto-text-indent="false" style:page-number="auto"/>
      <style:text-properties style:font-name="Times New Roman2" fo:font-size="14pt" officeooo:paragraph-rsid="00529bed" style:font-size-asian="12.25pt" style:font-size-complex="14pt"/>
    </style:style>
    <style:style style:name="P99" style:family="paragraph" style:parent-style-name="Standard" style:master-page-name="">
      <style:paragraph-properties fo:margin-left="0.6cm" fo:margin-right="0cm" fo:margin-top="0cm" fo:margin-bottom="0cm" loext:contextual-spacing="false" fo:line-height="150%" fo:text-indent="0cm" style:auto-text-indent="false" style:page-number="auto"/>
      <style:text-properties officeooo:paragraph-rsid="00529bed"/>
    </style:style>
    <style:style style:name="P100" style:family="paragraph" style:parent-style-name="Оновной_20_текст_20_ПЗ">
      <style:paragraph-properties fo:margin-left="0.6cm" fo:margin-right="0cm" fo:line-height="150%" fo:text-align="justify" style:justify-single-word="false" fo:orphans="2" fo:widows="2" fo:text-indent="0cm" style:auto-text-indent="false"/>
      <style:text-properties officeooo:paragraph-rsid="00507572"/>
    </style:style>
    <style:style style:name="P101" style:family="paragraph" style:parent-style-name="Оновной_20_текст_20_ПЗ" style:master-page-name="">
      <style:paragraph-properties fo:margin-left="0.6cm" fo:margin-right="0cm" fo:line-height="150%" fo:text-align="justify" style:justify-single-word="false" fo:orphans="2" fo:widows="2" fo:text-indent="0cm" style:auto-text-indent="false" style:page-number="auto"/>
      <style:text-properties officeooo:paragraph-rsid="00507572"/>
    </style:style>
    <style:style style:name="P102" style:family="paragraph" style:parent-style-name="Standard" style:master-page-name="">
      <style:paragraph-properties fo:margin-left="1.7cm" fo:margin-right="0cm" fo:margin-top="0cm" fo:margin-bottom="0cm" loext:contextual-spacing="false" fo:line-height="150%" fo:text-indent="-0.9cm" style:auto-text-indent="false" style:page-number="auto"/>
      <style:text-properties officeooo:paragraph-rsid="00529bed"/>
    </style:style>
    <style:style style:name="P103" style:family="paragraph" style:parent-style-name="Standard" style:master-page-name="">
      <style:paragraph-properties fo:margin-left="2.499cm" fo:margin-right="0cm" fo:margin-top="0cm" fo:margin-bottom="0cm" loext:contextual-spacing="false" fo:line-height="150%" fo:text-indent="-0.9cm" style:auto-text-indent="false" style:page-number="auto"/>
      <style:text-properties officeooo:paragraph-rsid="00529bed"/>
    </style:style>
    <style:style style:name="P104" style:family="paragraph" style:parent-style-name="Standard" style:master-page-name="">
      <style:paragraph-properties fo:margin-left="0cm" fo:margin-right="0cm" fo:margin-top="0cm" fo:margin-bottom="0cm" loext:contextual-spacing="false" fo:line-height="150%" fo:text-indent="1.7cm" style:auto-text-indent="false" style:page-number="auto"/>
      <style:text-properties officeooo:paragraph-rsid="00529bed"/>
    </style:style>
    <style:style style:name="P105" style:family="paragraph" style:parent-style-name="Standard" style:master-page-name="">
      <style:paragraph-properties fo:margin-left="0cm" fo:margin-right="0cm" fo:margin-top="0cm" fo:margin-bottom="0cm" loext:contextual-spacing="false" fo:line-height="150%" fo:text-align="justify" style:justify-single-word="false" fo:text-indent="1.7cm" style:auto-text-indent="false" style:page-number="auto"/>
      <style:text-properties style:font-name="Times New Roman" fo:font-size="14pt" fo:font-style="normal" fo:font-weight="normal" officeooo:rsid="002a3d01" officeooo:paragraph-rsid="00529bed"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officeooo:rsid="0036855c" officeooo:paragraph-rsid="00529bed" style:font-size-asian="12.25pt" style:font-size-complex="14pt"/>
    </style:style>
    <style:style style:name="P107"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officeooo:rsid="0036855c" officeooo:paragraph-rsid="00529bed" style:font-size-asian="12.25pt" style:font-size-complex="14pt"/>
    </style:style>
    <style:style style:name="P108"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bold" officeooo:rsid="0036855c" officeooo:paragraph-rsid="00529bed" style:font-size-asian="12.25pt" style:font-weight-asian="bold" style:font-size-complex="14pt" style:font-weight-complex="bold"/>
    </style:style>
    <style:style style:name="P109" style:family="paragraph" style:parent-style-name="Standard">
      <style:paragraph-properties fo:margin-left="0.7cm" fo:margin-right="0cm" fo:line-height="150%" fo:text-align="justify"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10" style:family="paragraph" style:parent-style-name="Standard">
      <style:paragraph-properties fo:margin-left="0.7cm" fo:margin-right="0cm" fo:line-height="150%" fo:text-align="center" style:justify-single-word="false" fo:text-indent="1.101cm" style:auto-text-indent="false"/>
      <style:text-properties style:font-name="Times New Roman2" fo:font-size="14pt" fo:font-weight="normal" officeooo:rsid="0036855c" officeooo:paragraph-rsid="00529bed" style:font-size-asian="12.25pt" style:font-weight-asian="normal" style:font-size-complex="14pt" style:font-weight-complex="normal"/>
    </style:style>
    <style:style style:name="P111" style:family="paragraph" style:parent-style-name="Standard" style:master-page-name="">
      <style:paragraph-properties fo:margin-left="0.7cm" fo:margin-right="0cm" fo:line-height="150%" fo:text-align="justify" style:justify-single-word="false" fo:text-indent="1.101cm" style:auto-text-indent="false" style:page-number="auto"/>
      <style:text-properties style:font-name="Times New Roman2" fo:font-size="14pt" officeooo:rsid="0036855c" officeooo:paragraph-rsid="00529bed" style:font-size-asian="12.25pt" style:font-size-complex="14pt"/>
    </style:style>
    <style:style style:name="P112" style:family="paragraph" style:parent-style-name="Standard" style:master-page-name="">
      <style:paragraph-properties fo:margin-left="0.7cm" fo:margin-right="0cm" fo:margin-top="0cm" fo:margin-bottom="0cm" loext:contextual-spacing="false" fo:line-height="150%" fo:text-indent="0cm" style:auto-text-indent="false" style:page-number="auto"/>
      <style:text-properties officeooo:paragraph-rsid="00529bed"/>
    </style:style>
    <style:style style:name="P113" style:family="paragraph" style:parent-style-name="Standard" style:master-page-name="">
      <style:paragraph-properties fo:margin-left="0cm" fo:margin-right="0cm" fo:margin-top="0cm" fo:margin-bottom="0cm" loext:contextual-spacing="false" fo:line-height="150%" fo:text-indent="1.799cm" style:auto-text-indent="false" style:page-number="auto"/>
      <style:text-properties officeooo:paragraph-rsid="00529bed"/>
    </style:style>
    <style:style style:name="P114" style:family="paragraph" style:parent-style-name="Standard" style:master-page-name="">
      <style:paragraph-properties fo:margin-left="0.801cm" fo:margin-right="0cm" fo:margin-top="0cm" fo:margin-bottom="0cm" loext:contextual-spacing="false" fo:line-height="150%" fo:text-align="justify" style:justify-single-word="false" fo:text-indent="0cm" style:auto-text-indent="false" style:page-number="auto"/>
      <style:text-properties style:font-name="Times New Roman2" fo:font-size="14pt" officeooo:rsid="0038d7bd" officeooo:paragraph-rsid="00529bed" style:font-size-asian="12.25pt" style:font-size-complex="14pt"/>
    </style:style>
    <style:style style:name="P115" style:family="paragraph" style:parent-style-name="Standard">
      <style:paragraph-properties fo:margin-left="0.3cm" fo:margin-right="0cm" fo:text-align="center" style:justify-single-word="false" fo:text-indent="0cm" style:auto-text-indent="false" text:number-lines="false" text:line-number="0"/>
      <style:text-properties style:font-name="Times New Roman1" fo:font-size="14pt" officeooo:paragraph-rsid="00529bed" style:font-size-asian="14pt" style:font-name-complex="Times New Roman1" style:font-size-complex="14pt"/>
    </style:style>
    <style:style style:name="P116" style:family="paragraph" style:parent-style-name="Standard" style:master-page-name="">
      <style:paragraph-properties fo:margin-left="0.801cm" fo:margin-right="0cm" fo:margin-top="0cm" fo:margin-bottom="0cm" loext:contextual-spacing="false" fo:line-height="150%" fo:text-align="justify" style:justify-single-word="false" fo:text-indent="0.101cm" style:auto-text-indent="false" style:page-number="auto"/>
      <style:text-properties style:font-name="Times New Roman2" fo:font-size="14pt" officeooo:rsid="003d9bd7" officeooo:paragraph-rsid="00529bed" style:font-size-asian="12.25pt" style:font-size-complex="14pt"/>
    </style:style>
    <style:style style:name="P117" style:family="paragraph" style:parent-style-name="Table_20_Contents">
      <style:paragraph-properties fo:text-align="justify" style:justify-single-word="false"/>
      <style:text-properties style:font-name="Times New Roman1" fo:font-size="14pt" fo:font-weight="bold" officeooo:paragraph-rsid="004e2d37" style:font-size-asian="12.25pt" style:font-weight-asian="bold" style:font-size-complex="14pt" style:font-weight-complex="bold"/>
    </style:style>
    <style:style style:name="P118" style:family="paragraph" style:parent-style-name="Table_20_Contents">
      <style:paragraph-properties fo:text-align="justify" style:justify-single-word="false"/>
      <style:text-properties style:font-name="Times New Roman1" fo:font-size="14pt" fo:font-weight="bold" officeooo:rsid="000c535b" officeooo:paragraph-rsid="004e2d37" style:font-size-asian="12.25pt" style:font-weight-asian="bold" style:font-size-complex="14pt" style:font-weight-complex="bold"/>
    </style:style>
    <style:style style:name="P119" style:family="paragraph" style:parent-style-name="Table_20_Contents">
      <style:paragraph-properties fo:text-align="justify" style:justify-single-word="false"/>
      <style:text-properties style:font-name="Times New Roman1" fo:font-size="14pt" officeooo:rsid="000c535b" officeooo:paragraph-rsid="004e2d37" style:font-size-asian="12.25pt" style:font-size-complex="14pt"/>
    </style:style>
    <style:style style:name="P120" style:family="paragraph" style:parent-style-name="Table_20_Contents">
      <style:paragraph-properties fo:text-align="justify" style:justify-single-word="false"/>
      <style:text-properties style:font-name="Times New Roman" fo:font-size="12pt" fo:font-style="normal" fo:font-weight="bold" officeooo:rsid="002173fc" officeooo:paragraph-rsid="004e2d37" style:font-size-asian="12pt" style:font-style-asian="normal" style:font-weight-asian="bold" style:font-size-complex="12pt" style:font-style-complex="normal" style:font-weight-complex="bold"/>
    </style:style>
    <style:style style:name="P121" style:family="paragraph" style:parent-style-name="Table_20_Contents">
      <style:paragraph-properties fo:text-align="justify" style:justify-single-word="false"/>
      <style:text-properties style:font-name="Times New Roman" fo:font-size="12pt" officeooo:rsid="00232ea1" officeooo:paragraph-rsid="004e2d37" style:font-size-asian="12pt" style:font-size-complex="12pt"/>
    </style:style>
    <style:style style:name="P122" style:family="paragraph" style:parent-style-name="Table_20_Contents">
      <style:paragraph-properties fo:text-align="justify" style:justify-single-word="false"/>
      <style:text-properties style:font-name="Times New Roman" fo:font-size="12pt" officeooo:rsid="0024bee2" officeooo:paragraph-rsid="004e2d37" style:font-size-asian="12pt" style:font-size-complex="12pt"/>
    </style:style>
    <style:style style:name="P123" style:family="paragraph" style:parent-style-name="Table_20_Contents">
      <style:paragraph-properties fo:text-align="justify" style:justify-single-word="false"/>
      <style:text-properties style:font-name="Times New Roman" fo:font-size="12pt" officeooo:rsid="00250aca" officeooo:paragraph-rsid="004e2d37" style:font-size-asian="12pt" style:font-size-complex="12pt"/>
    </style:style>
    <style:style style:name="P124" style:family="paragraph" style:parent-style-name="Table_20_Contents">
      <style:paragraph-properties fo:text-align="justify" style:justify-single-word="false"/>
      <style:text-properties style:font-name="Times New Roman" fo:font-size="12pt" officeooo:rsid="00268c19" officeooo:paragraph-rsid="004e2d37" style:font-size-asian="12pt" style:font-size-complex="12pt"/>
    </style:style>
    <style:style style:name="P125" style:family="paragraph" style:parent-style-name="Table_20_Contents">
      <style:paragraph-properties fo:text-align="justify" style:justify-single-word="false"/>
      <style:text-properties style:font-name="Times New Roman" fo:font-size="12pt" officeooo:rsid="0027839a" officeooo:paragraph-rsid="004e2d37" style:font-size-asian="12pt" style:font-size-complex="12pt"/>
    </style:style>
    <style:style style:name="P126" style:family="paragraph" style:parent-style-name="Table_20_Contents">
      <style:paragraph-properties fo:text-align="justify" style:justify-single-word="false"/>
      <style:text-properties style:font-name="Times New Roman" fo:font-size="12pt" officeooo:rsid="0028b4bb" officeooo:paragraph-rsid="004e2d37" style:font-size-asian="12pt" style:font-size-complex="12pt"/>
    </style:style>
    <style:style style:name="P127" style:family="paragraph" style:parent-style-name="Table_20_Contents">
      <style:paragraph-properties fo:text-align="justify" style:justify-single-word="false"/>
      <style:text-properties style:font-name="Times New Roman" fo:font-size="12pt" officeooo:rsid="002a3d01" officeooo:paragraph-rsid="004e2d37" style:font-size-asian="12pt" style:font-size-complex="12pt"/>
    </style:style>
    <style:style style:name="P128" style:family="paragraph" style:parent-style-name="Table_20_Contents">
      <style:paragraph-properties fo:text-align="center" style:justify-single-word="false"/>
      <style:text-properties style:font-name="Times New Roman2" fo:font-size="14pt" officeooo:rsid="003ca017" officeooo:paragraph-rsid="00529bed" style:font-size-asian="12.25pt" style:font-size-complex="14pt"/>
    </style:style>
    <style:style style:name="P129" style:family="paragraph" style:parent-style-name="Table_20_Contents">
      <style:paragraph-properties fo:text-align="center" style:justify-single-word="false"/>
      <style:text-properties style:font-name="Times New Roman2" fo:font-size="14pt" officeooo:paragraph-rsid="00529bed" style:font-size-asian="12.25pt" style:font-size-complex="14pt"/>
    </style:style>
    <style:style style:name="P130" style:family="paragraph" style:parent-style-name="Table_20_Contents">
      <style:paragraph-properties fo:text-align="center" style:justify-single-word="false"/>
      <style:text-properties style:font-name="Times New Roman2" fo:font-size="14pt" officeooo:rsid="003d9bd7" officeooo:paragraph-rsid="00529bed" style:font-size-asian="12.25pt" style:font-size-complex="14pt"/>
    </style:style>
    <style:style style:name="P131" style:family="paragraph" style:parent-style-name="Table_20_Contents">
      <style:paragraph-properties fo:text-align="center" style:justify-single-word="false"/>
      <style:text-properties style:font-name="Times New Roman2" fo:font-size="14pt" fo:font-style="italic" officeooo:rsid="003ca017" officeooo:paragraph-rsid="00529bed" style:font-size-asian="12.25pt" style:font-style-asian="italic" style:font-size-complex="14pt" style:font-style-complex="italic"/>
    </style:style>
    <style:style style:name="P132" style:family="paragraph" style:parent-style-name="Table_20_Contents">
      <style:paragraph-properties fo:text-align="center" style:justify-single-word="false"/>
      <style:text-properties style:font-name="Times New Roman2" fo:font-size="14pt" fo:font-style="normal" officeooo:rsid="003ca017" officeooo:paragraph-rsid="00529bed" style:font-size-asian="12.25pt" style:font-style-asian="normal" style:font-size-complex="14pt" style:font-style-complex="normal"/>
    </style:style>
    <style:style style:name="P133" style:family="paragraph" style:parent-style-name="Основной_20_текст_20_ПЗ_20_Знак" style:master-page-name="">
      <style:paragraph-properties fo:margin-left="0.6cm" fo:margin-right="0cm" fo:line-height="150%" fo:text-align="justify" style:justify-single-word="false" fo:text-indent="1.101cm" style:auto-text-indent="false" style:page-number="auto"/>
      <style:text-properties style:font-name="Times New Roman" fo:font-size="14pt" fo:font-weight="normal" officeooo:rsid="000f754c" officeooo:paragraph-rsid="00507572" style:font-size-asian="12.25pt" style:font-weight-asian="normal" style:font-size-complex="14pt" style:font-weight-complex="normal"/>
    </style:style>
    <style:style style:name="P134" style:family="paragraph" style:parent-style-name="Основной_20_текст_20_ПЗ_20_Знак">
      <style:paragraph-properties fo:margin-left="0.6cm" fo:margin-right="0cm" fo:line-height="15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35" style:family="paragraph" style:parent-style-name="Основной_20_текст_20_ПЗ_20_Знак">
      <style:paragraph-properties fo:margin-left="0.6cm" fo:margin-right="0cm" fo:line-height="100%" fo:text-align="justify" style:justify-single-word="false" fo:orphans="2" fo:widows="2" fo:text-indent="1.199cm" style:auto-text-indent="false"/>
      <style:text-properties fo:color="#000000"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36"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fo:language="ru" fo:country="RU" officeooo:paragraph-rsid="00507572"/>
    </style:style>
    <style:style style:name="P137" style:family="paragraph" style:parent-style-name="Оновной_20_текст_20_ПЗ">
      <style:paragraph-properties fo:margin-left="0.6cm" fo:margin-right="0cm" fo:line-height="150%" fo:text-align="justify"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38"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39" style:family="paragraph" style:parent-style-name="Оновной_20_текст_20_ПЗ">
      <style:paragraph-properties fo:margin-left="0.6cm" fo:margin-right="0cm" fo:line-height="150%" fo:text-align="end" style:justify-single-word="false" fo:orphans="2" fo:widows="2" fo:text-indent="1.199cm" style:auto-text-indent="false"/>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0" style:family="paragraph" style:parent-style-name="Оновной_20_текст_20_ПЗ">
      <style:paragraph-properties fo:margin-left="0.6cm" fo:margin-right="0cm" fo:line-height="150%" fo:text-align="center" style:justify-single-word="false" fo:orphans="2" fo:widows="2" fo:text-indent="1.199cm" style:auto-text-indent="false"/>
      <style:text-properties style:font-name="Times New Roman" fo:font-size="14pt" fo:font-weight="normal" officeooo:rsid="00163d00" officeooo:paragraph-rsid="00507572" style:font-size-asian="12.25pt" style:font-weight-asian="normal" style:font-size-complex="14pt" style:font-weight-complex="normal"/>
    </style:style>
    <style:style style:name="P141"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officeooo:paragraph-rsid="00507572"/>
    </style:style>
    <style:style style:name="P142" style:family="paragraph" style:parent-style-name="Оновной_20_текст_20_ПЗ" style:master-page-name="">
      <style:paragraph-properties fo:margin-left="0.6cm" fo:margin-right="0cm" fo:line-height="150%" fo:text-align="justify" style:justify-single-word="false" fo:orphans="2" fo:widows="2" fo:text-indent="1.199cm" style:auto-text-indent="false" style:page-number="auto"/>
      <style:text-properties style:font-name="Times New Roman" fo:font-size="14pt" fo:language="ru" fo:country="RU" fo:font-weight="normal" officeooo:rsid="00163d00" officeooo:paragraph-rsid="00507572" style:font-size-asian="12.25pt" style:font-weight-asian="normal" style:font-size-complex="14pt" style:font-weight-complex="normal"/>
    </style:style>
    <style:style style:name="P143" style:family="paragraph" style:parent-style-name="Оновной_20_текст_20_ПЗ">
      <style:paragraph-properties fo:margin-left="1.7cm" fo:margin-right="0cm" fo:line-height="100%" fo:text-align="justify" style:justify-single-word="false" fo:orphans="2" fo:widows="2" fo:text-indent="0.101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144" style:family="paragraph" style:parent-style-name="Оновной_20_текст_20_ПЗ" style:master-page-name="">
      <style:paragraph-properties fo:margin-left="1.7cm" fo:margin-right="0cm" fo:line-height="150%" fo:text-align="justify" style:justify-single-word="false" fo:orphans="2" fo:widows="2" fo:text-indent="0.101cm" style:auto-text-indent="false" style:page-number="auto"/>
      <style:text-properties style:font-name="Times New Roman" fo:font-size="14pt" fo:font-weight="normal" officeooo:rsid="0011e65d" officeooo:paragraph-rsid="00507572" style:font-size-asian="12.25pt" style:font-weight-asian="normal" style:font-size-complex="14pt" style:font-weight-complex="normal"/>
    </style:style>
    <style:style style:name="P145" style:family="paragraph" style:parent-style-name="Оновной_20_текст_20_ПЗ">
      <style:paragraph-properties fo:margin-left="0cm" fo:margin-right="0cm" fo:margin-top="0.423cm" fo:margin-bottom="0.423cm" loext:contextual-spacing="false" fo:line-height="150%" fo:text-align="center" style:justify-single-word="false" fo:text-indent="0.041cm" style:auto-text-indent="false"/>
      <style:text-properties officeooo:paragraph-rsid="00507572"/>
    </style:style>
    <style:style style:name="P146" style:family="paragraph" style:parent-style-name="Standard" style:list-style-name="L92">
      <style:paragraph-properties fo:margin-left="0cm" fo:margin-right="0cm" fo:line-height="150%" fo:text-align="justify" style:justify-single-word="false" fo:text-indent="0cm" style:auto-text-indent="false"/>
      <style:text-properties style:font-name="Times New Roman" fo:font-size="14pt" fo:font-style="normal" fo:font-weight="normal" officeooo:rsid="001c6701" officeooo:paragraph-rsid="004e2d37" style:font-size-asian="12.25pt" style:font-style-asian="normal" style:font-weight-asian="normal" style:font-size-complex="14pt" style:font-style-complex="normal" style:font-weight-complex="normal"/>
    </style:style>
    <style:style style:name="P147" style:family="paragraph" style:parent-style-name="Standard" style:list-style-name="L92">
      <style:paragraph-properties fo:margin-left="0cm" fo:margin-right="0cm" fo:line-height="150%" fo:text-align="justify" style:justify-single-word="false" fo:text-indent="0cm" style:auto-text-indent="false"/>
      <style:text-properties style:font-name="Times New Roman" fo:font-size="14pt" fo:font-style="normal" fo:font-weight="normal" officeooo:rsid="00216861" officeooo:paragraph-rsid="004e2d37" style:font-size-asian="12.25pt" style:font-style-asian="normal" style:font-weight-asian="normal" style:font-size-complex="14pt" style:font-style-complex="normal" style:font-weight-complex="normal"/>
    </style:style>
    <style:style style:name="P148"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normal" officeooo:rsid="0011e65d" officeooo:paragraph-rsid="00507572" style:font-size-asian="12.25pt" style:font-weight-asian="normal" style:font-size-complex="14pt" style:font-weight-complex="normal"/>
    </style:style>
    <style:style style:name="P149" style:family="paragraph" style:parent-style-name="Standard">
      <style:paragraph-properties fo:margin-left="0.499cm" fo:margin-right="0cm" fo:line-height="150%" fo:text-align="center" style:justify-single-word="false" fo:text-indent="1.199cm" style:auto-text-indent="false"/>
      <style:text-properties officeooo:paragraph-rsid="00507572"/>
    </style:style>
    <style:style style:name="P150" style:family="paragraph" style:parent-style-name="Standard">
      <style:paragraph-properties fo:margin-left="1.9cm" fo:margin-right="0cm" fo:line-height="150%" fo:text-align="justify" style:justify-single-word="false" fo:text-indent="-1.401cm" style:auto-text-indent="false"/>
      <style:text-properties officeooo:paragraph-rsid="00507572"/>
    </style:style>
    <style:style style:name="P151" style:family="paragraph" style:parent-style-name="Standard" style:master-page-name="">
      <style:paragraph-properties fo:margin-left="1.9cm" fo:margin-right="0cm" fo:line-height="150%" fo:text-align="justify" style:justify-single-word="false" fo:text-indent="-1.401cm" style:auto-text-indent="false" style:page-number="auto"/>
      <style:text-properties officeooo:paragraph-rsid="00507572"/>
    </style:style>
    <style:style style:name="P152" style:family="paragraph" style:parent-style-name="Standard" style:master-page-name="">
      <style:paragraph-properties fo:margin-left="0.499cm" fo:margin-right="0cm" fo:line-height="150%" fo:text-align="justify" style:justify-single-word="false" fo:orphans="0" fo:widows="0" fo:text-indent="0cm" style:auto-text-indent="false" style:page-number="auto">
        <style:tab-stops>
          <style:tab-stop style:position="1.699cm"/>
        </style:tab-stops>
      </style:paragraph-properties>
      <style:text-properties style:font-name="Times New Roman" fo:font-size="14pt" fo:font-weight="normal" officeooo:rsid="0013c534" officeooo:paragraph-rsid="00507572" style:font-size-asian="12.25pt" style:font-weight-asian="normal" style:font-size-complex="14pt" style:font-weight-complex="normal"/>
    </style:style>
    <style:style style:name="P153" style:family="paragraph" style:parent-style-name="Standard" style:master-page-name="">
      <style:paragraph-properties fo:margin-left="1.9cm" fo:margin-right="0cm" fo:margin-top="0cm" fo:margin-bottom="0.494cm" loext:contextual-spacing="false" fo:line-height="150%" fo:text-align="justify" style:justify-single-word="false" fo:text-indent="0cm" style:auto-text-indent="false" style:page-number="auto"/>
      <style:text-properties style:font-name="Times New Roman2" fo:font-size="14pt" fo:font-weight="bold" officeooo:rsid="0036855c" officeooo:paragraph-rsid="00529bed" style:font-size-asian="12.25pt" style:font-weight-asian="bold" style:font-size-complex="14pt" style:font-weight-complex="bold"/>
    </style:style>
    <style:style style:name="P154" style:family="paragraph">
      <style:paragraph-properties style:writing-mode="lr-tb"/>
    </style:style>
    <style:style style:name="P155" style:family="paragraph">
      <style:paragraph-properties fo:text-align="center" style:writing-mode="lr-tb"/>
      <style:text-properties fo:font-size="24pt"/>
    </style:style>
    <style:style style:name="P156" style:family="paragraph">
      <style:paragraph-properties fo:text-align="center"/>
    </style:style>
    <style:style style:name="P157" style:family="paragraph">
      <style:paragraph-properties fo:text-align="center" style:writing-mode="lr-tb"/>
    </style:style>
    <style:style style:name="P158" style:family="paragraph">
      <style:paragraph-properties fo:text-align="center">
        <style:tab-stops/>
      </style:paragraph-properties>
    </style:style>
    <style:style style:name="P159" style:family="paragraph">
      <style:paragraph-properties fo:text-align="center" style:writing-mode="lr-tb">
        <style:tab-stops/>
      </style:paragraph-properties>
      <style:text-properties fo:font-size="8pt" style:font-size-asian="8pt" style:font-size-complex="8pt"/>
    </style:style>
    <style:style style:name="P160" style:family="paragraph">
      <style:paragraph-properties style:writing-mode="lr-tb"/>
      <style:text-properties fo:font-size="12pt"/>
    </style:style>
    <style:style style:name="P161" style:family="paragraph">
      <style:paragraph-properties fo:text-align="center" style:writing-mode="lr-tb"/>
      <style:text-properties fo:font-size="12pt"/>
    </style:style>
    <style:style style:name="P162" style:family="paragraph">
      <style:paragraph-properties fo:text-align="center">
        <style:tab-stops/>
      </style:paragraph-properties>
    </style:style>
    <style:style style:name="T1" style:family="text">
      <style:text-properties style:font-name="Times New Roman1" fo:font-size="14pt" fo:font-style="italic" style:font-size-asian="14pt" style:font-style-asian="italic" style:font-name-complex="Times New Roman1" style:font-size-complex="14pt"/>
    </style:style>
    <style:style style:name="T2" style:family="text">
      <style:text-properties style:font-name="Times New Roman1" fo:font-size="14pt" fo:font-style="italic" style:font-size-asian="14pt" style:font-style-asian="italic" style:font-name-complex="Times New Roman1" style:font-size-complex="14pt" style:font-style-complex="italic"/>
    </style:style>
    <style:style style:name="T3" style:family="text">
      <style:text-properties style:font-name="Times New Roman1" fo:font-size="14pt" style:font-size-asian="14pt" style:font-name-complex="Times New Roman1" style:font-size-complex="14pt"/>
    </style:style>
    <style:style style:name="T4" style:family="text">
      <style:text-properties style:font-name="Times New Roman1" fo:font-size="14pt" style:font-size-asian="14pt" style:font-name-complex="Times New Roman1" style:font-size-complex="14pt" style:font-style-complex="italic"/>
    </style:style>
    <style:style style:name="T5" style:family="text">
      <style:text-properties style:font-name="Times New Roman1" fo:font-size="14pt" officeooo:rsid="003344c1" style:font-size-asian="14pt" style:font-name-complex="Times New Roman1" style:font-size-complex="14pt"/>
    </style:style>
    <style:style style:name="T6" style:family="text">
      <style:text-properties style:font-name="Times New Roman1" fo:font-size="14pt" fo:language="en" fo:country="US" fo:font-style="italic" style:font-size-asian="14pt" style:font-style-asian="italic" style:font-name-complex="Times New Roman1" style:font-size-complex="14pt"/>
    </style:style>
    <style:style style:name="T7" style:family="text">
      <style:text-properties style:font-name="Times New Roman1" fo:font-style="italic" style:font-size-asian="14pt" style:font-style-asian="italic" style:font-name-complex="Times New Roman1"/>
    </style:style>
    <style:style style:name="T8" style:family="text">
      <style:text-properties style:font-name="Times New Roman1" fo:font-style="italic" style:font-size-asian="14pt" style:font-style-asian="italic" style:font-name-complex="Times New Roman1" style:font-style-complex="italic"/>
    </style:style>
    <style:style style:name="T9" style:family="text">
      <style:text-properties style:font-name="Times New Roman1" fo:font-style="italic" style:font-size-asian="14pt" style:font-style-asian="italic" style:font-style-complex="italic"/>
    </style:style>
    <style:style style:name="T10" style:family="text">
      <style:text-properties style:font-name="Times New Roman1" fo:font-style="italic" style:font-size-asian="14pt" style:font-style-asian="italic" style:font-style-complex="normal"/>
    </style:style>
    <style:style style:name="T11" style:family="text">
      <style:text-properties style:font-name="Times New Roman1" fo:font-style="italic" officeooo:rsid="000b3f53" style:font-size-asian="12.25pt" style:font-style-asian="italic" style:font-style-complex="italic"/>
    </style:style>
    <style:style style:name="T12" style:family="text">
      <style:text-properties style:font-name="Times New Roman1" style:font-size-asian="14pt"/>
    </style:style>
    <style:style style:name="T13" style:family="text">
      <style:text-properties style:font-name="Times New Roman1" style:font-size-asian="14pt" style:font-name-complex="Times New Roman1"/>
    </style:style>
    <style:style style:name="T14" style:family="text">
      <style:text-properties style:font-name="Times New Roman1" officeooo:rsid="0030bc69" style:font-size-asian="14pt" style:font-name-complex="Times New Roman1"/>
    </style:style>
    <style:style style:name="T15" style:family="text">
      <style:text-properties style:font-name="Times New Roman1" officeooo:rsid="0030bc69" style:font-size-asian="14pt" style:font-name-complex="Times New Roman1" style:font-style-complex="italic"/>
    </style:style>
    <style:style style:name="T16" style:family="text">
      <style:text-properties style:font-name="Times New Roman1" officeooo:rsid="003344c1" style:font-size-asian="14pt" style:font-name-complex="Times New Roman1"/>
    </style:style>
    <style:style style:name="T17" style:family="text">
      <style:text-properties style:font-name="Times New Roman1" officeooo:rsid="003710c0" style:font-size-asian="14pt" style:font-name-complex="Times New Roman1"/>
    </style:style>
    <style:style style:name="T18" style:family="text">
      <style:text-properties style:font-name="Times New Roman1" officeooo:rsid="0038f317" style:font-size-asian="14pt" style:font-name-complex="Times New Roman1"/>
    </style:style>
    <style:style style:name="T19" style:family="text">
      <style:text-properties style:font-name="Times New Roman1" officeooo:rsid="003a32d3" style:font-size-asian="14pt" style:font-name-complex="Times New Roman1"/>
    </style:style>
    <style:style style:name="T20" style:family="text">
      <style:text-properties style:font-name="Times New Roman1" officeooo:rsid="003ac962" style:font-size-asian="14pt" style:font-name-complex="Times New Roman1"/>
    </style:style>
    <style:style style:name="T21" style:family="text">
      <style:text-properties style:font-name="Times New Roman1" officeooo:rsid="00417fea" style:font-size-asian="14pt" style:font-name-complex="Times New Roman1"/>
    </style:style>
    <style:style style:name="T22" style:family="text">
      <style:text-properties style:font-name="Times New Roman1" officeooo:rsid="00555f4a" style:font-size-asian="14pt" style:font-name-complex="Times New Roman1"/>
    </style:style>
    <style:style style:name="T23" style:family="text">
      <style:text-properties style:font-name="Times New Roman1" fo:language="en" fo:country="US" fo:font-style="italic" style:font-size-asian="14pt" style:font-style-asian="italic" style:font-name-complex="Times New Roman1" style:font-style-complex="italic"/>
    </style:style>
    <style:style style:name="T24" style:family="text">
      <style:text-properties style:font-name="Times New Roman1" style:font-size-asian="12.25pt"/>
    </style:style>
    <style:style style:name="T25" style:family="text">
      <style:text-properties style:font-name="Times New Roman1" fo:font-style="normal" style:font-size-asian="14pt" style:font-style-asian="normal" style:font-style-complex="normal"/>
    </style:style>
    <style:style style:name="T26" style:family="text">
      <style:text-properties style:font-name="Times New Roman1" fo:language="ru" fo:country="RU" fo:font-style="italic" style:font-size-asian="14pt" style:font-style-asian="italic" style:font-style-complex="normal"/>
    </style:style>
    <style:style style:name="T27" style:family="text">
      <style:text-properties style:font-name="Times New Roman1" fo:language="ru" fo:country="RU" fo:font-style="normal" style:font-size-asian="14pt" style:font-style-asian="normal" style:font-style-complex="normal"/>
    </style:style>
    <style:style style:name="T28" style:family="text">
      <style:text-properties style:text-position="sub 58%"/>
    </style:style>
    <style:style style:name="T29" style:family="text">
      <style:text-properties style:text-position="sub 58%" style:font-name="Times New Roman1" fo:font-size="14pt" fo:font-style="italic" style:font-size-asian="14pt" style:font-style-asian="italic" style:font-name-complex="Times New Roman1" style:font-size-complex="14pt"/>
    </style:style>
    <style:style style:name="T30" style:family="text">
      <style:text-properties style:text-position="sub 58%" style:font-name="Times New Roman1" fo:font-size="14pt" fo:font-style="italic" style:font-size-asian="14pt" style:font-style-asian="italic" style:font-name-complex="Times New Roman1" style:font-size-complex="14pt" style:font-style-complex="italic"/>
    </style:style>
    <style:style style:name="T31" style:family="text">
      <style:text-properties style:text-position="sub 58%" style:font-name="Times New Roman1" fo:font-size="14pt" fo:language="en" fo:country="US" fo:font-style="italic" style:font-size-asian="14pt" style:font-style-asian="italic" style:font-name-complex="Times New Roman1" style:font-size-complex="14pt"/>
    </style:style>
    <style:style style:name="T32" style:family="text">
      <style:text-properties style:text-position="sub 58%" style:font-name="Times New Roman1" fo:font-style="italic" style:font-size-asian="14pt" style:font-style-asian="italic" style:font-name-complex="Times New Roman1"/>
    </style:style>
    <style:style style:name="T33" style:family="text">
      <style:text-properties style:text-position="sub 58%" style:font-name="Times New Roman1" fo:font-style="italic" style:font-size-asian="14pt" style:font-style-asian="italic" style:font-name-complex="Times New Roman1" style:font-style-complex="italic"/>
    </style:style>
    <style:style style:name="T34" style:family="text">
      <style:text-properties style:text-position="sub 58%" style:font-name="Times New Roman1" fo:font-style="italic" style:font-size-asian="14pt" style:font-style-asian="italic" style:font-style-complex="italic"/>
    </style:style>
    <style:style style:name="T35" style:family="text">
      <style:text-properties style:text-position="sub 58%" style:font-name="Times New Roman1" fo:font-style="italic" style:font-size-asian="14pt" style:font-style-asian="italic" style:font-style-complex="normal"/>
    </style:style>
    <style:style style:name="T36" style:family="text">
      <style:text-properties style:text-position="sub 58%" style:font-name="Times New Roman1" style:font-size-asian="14pt" style:font-name-complex="Times New Roman1"/>
    </style:style>
    <style:style style:name="T37" style:family="text">
      <style:text-properties style:text-position="sub 58%" style:font-name="Times New Roman1" fo:language="ru" fo:country="RU" fo:font-style="italic" style:font-size-asian="14pt" style:font-style-asian="italic" style:font-style-complex="normal"/>
    </style:style>
    <style:style style:name="T38" style:family="text">
      <style:text-properties style:text-position="sub 58%" officeooo:rsid="00435c92"/>
    </style:style>
    <style:style style:name="T39" style:family="text">
      <style:text-properties style:text-position="sub 58%" fo:font-style="italic" style:font-style-asian="italic"/>
    </style:style>
    <style:style style:name="T40" style:family="text">
      <style:text-properties style:text-position="sub 58%" fo:font-style="italic" style:font-style-asian="italic" style:font-style-complex="italic"/>
    </style:style>
    <style:style style:name="T41" style:family="text">
      <style:text-properties style:text-position="sub 58%" fo:font-style="italic" officeooo:rsid="0048650e" style:font-style-asian="italic" style:font-style-complex="italic"/>
    </style:style>
    <style:style style:name="T42" style:family="text">
      <style:text-properties style:text-position="sub 58%" fo:font-style="italic" officeooo:rsid="001cf40b" style:font-style-asian="italic" style:font-style-complex="italic"/>
    </style:style>
    <style:style style:name="T43" style:family="text">
      <style:text-properties style:text-position="sub 58%"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44" style:family="text">
      <style:text-properties style:text-position="sub 58%" fo:language="ru" fo:country="RU" fo:font-style="italic" style:font-style-asian="italic"/>
    </style:style>
    <style:style style:name="T45" style:family="text">
      <style:text-properties style:text-position="sub 58%" officeooo:rsid="001e7f3f"/>
    </style:style>
    <style:style style:name="T46" style:family="text">
      <style:text-properties fo:color="#ff0000" style:font-name="Times New Roman1" fo:font-size="14pt" style:font-size-asian="14pt" style:font-name-complex="Times New Roman1" style:font-size-complex="14pt"/>
    </style:style>
    <style:style style:name="T47" style:family="text">
      <style:text-properties style:text-position="0% 100%"/>
    </style:style>
    <style:style style:name="T48" style:family="text">
      <style:text-properties style:text-position="0% 100%" style:font-name="Times New Roman1" style:font-size-asian="14pt" style:font-name-complex="Times New Roman1"/>
    </style:style>
    <style:style style:name="T49" style:family="text">
      <style:text-properties style:text-position="0% 100%" style:font-name="Times New Roman1" officeooo:rsid="0038f317" style:font-size-asian="14pt" style:font-name-complex="Times New Roman1"/>
    </style:style>
    <style:style style:name="T50" style:family="text">
      <style:text-properties style:text-position="0% 100%" style:font-name="Times New Roman1" officeooo:rsid="00435c92" style:font-size-asian="14pt" style:font-name-complex="Times New Roman1"/>
    </style:style>
    <style:style style:name="T51" style:family="text">
      <style:text-properties style:text-position="0% 100%" style:font-name="Times New Roman1" fo:font-style="italic" style:font-size-asian="14pt" style:font-style-asian="italic" style:font-name-complex="Times New Roman1" style:font-style-complex="italic"/>
    </style:style>
    <style:style style:name="T52" style:family="text">
      <style:text-properties style:text-position="0% 100%" officeooo:rsid="00435c92"/>
    </style:style>
    <style:style style:name="T53" style:family="text">
      <style:text-properties style:text-position="0% 100%" officeooo:rsid="004535f9"/>
    </style:style>
    <style:style style:name="T54" style:family="text">
      <style:text-properties style:text-position="0% 100%" officeooo:rsid="0048650e"/>
    </style:style>
    <style:style style:name="T55" style:family="text">
      <style:text-properties style:text-position="0% 100%" fo:font-style="italic" officeooo:rsid="0048650e" style:font-style-asian="italic" style:font-style-complex="italic"/>
    </style:style>
    <style:style style:name="T56" style:family="text">
      <style:text-properties style:text-position="0% 100%" fo:font-style="italic" officeooo:rsid="001cf40b" style:font-style-asian="italic" style:font-style-complex="italic"/>
    </style:style>
    <style:style style:name="T57" style:family="text">
      <style:text-properties style:text-position="0% 100%" fo:font-style="normal" officeooo:rsid="0048650e" style:font-style-asian="normal" style:font-style-complex="normal"/>
    </style:style>
    <style:style style:name="T58" style:family="text">
      <style:text-properties style:text-position="0% 100%" fo:font-style="normal" officeooo:rsid="00496336" style:font-style-asian="normal" style:font-style-complex="normal"/>
    </style:style>
    <style:style style:name="T59" style:family="text">
      <style:text-properties style:text-position="0% 100%" fo:font-style="normal" officeooo:rsid="001cf40b" style:font-style-asian="normal" style:font-style-complex="normal"/>
    </style:style>
    <style:style style:name="T60" style:family="text">
      <style:text-properties style:text-position="0% 100%" style:font-name="Times New Roman" fo:font-size="14pt" fo:font-style="normal" fo:font-weight="normal" officeooo:rsid="000f754c" style:font-size-asian="12.25pt" style:font-style-asian="normal" style:font-weight-asian="normal" style:font-size-complex="14pt" style:font-style-complex="normal" style:font-weight-complex="normal"/>
    </style:style>
    <style:style style:name="T61" style:family="text">
      <style:text-properties style:text-position="0% 100%" officeooo:rsid="001e7f3f"/>
    </style:style>
    <style:style style:name="T62" style:family="text">
      <style:text-properties officeooo:rsid="003d9bd7"/>
    </style:style>
    <style:style style:name="T63" style:family="text">
      <style:text-properties fo:font-style="italic" style:font-style-asian="italic"/>
    </style:style>
    <style:style style:name="T64" style:family="text">
      <style:text-properties fo:font-style="italic" style:font-style-asian="italic" style:font-style-complex="italic"/>
    </style:style>
    <style:style style:name="T65" style:family="text">
      <style:text-properties fo:font-style="italic" officeooo:rsid="000b3f53" style:font-style-asian="italic" style:font-style-complex="italic"/>
    </style:style>
    <style:style style:name="T66" style:family="text">
      <style:text-properties fo:font-style="italic" officeooo:rsid="000b4abd" style:font-style-asian="italic" style:font-style-complex="italic"/>
    </style:style>
    <style:style style:name="T67" style:family="text">
      <style:text-properties fo:font-style="italic" officeooo:rsid="002a605b" style:font-style-asian="italic" style:font-style-complex="italic"/>
    </style:style>
    <style:style style:name="T68" style:family="text">
      <style:text-properties fo:font-style="italic" officeooo:rsid="002c4649" style:font-style-asian="italic" style:font-style-complex="italic"/>
    </style:style>
    <style:style style:name="T69" style:family="text">
      <style:text-properties fo:font-style="italic" officeooo:rsid="002c6acc" style:font-style-asian="italic" style:font-style-complex="italic"/>
    </style:style>
    <style:style style:name="T70" style:family="text">
      <style:text-properties officeooo:rsid="000b4abd"/>
    </style:style>
    <style:style style:name="T71" style:family="text">
      <style:text-properties officeooo:rsid="000c535b"/>
    </style:style>
    <style:style style:name="T72" style:family="text">
      <style:text-properties fo:font-weight="normal" style:font-weight-asian="normal" style:font-weight-complex="normal"/>
    </style:style>
    <style:style style:name="T73" style:family="text">
      <style:text-properties officeooo:rsid="002173fc"/>
    </style:style>
    <style:style style:name="T74" style:family="text">
      <style:text-properties officeooo:rsid="0027839a"/>
    </style:style>
    <style:style style:name="T75" style:family="text">
      <style:text-properties officeooo:rsid="00250aca"/>
    </style:style>
    <style:style style:name="T76" style:family="text">
      <style:text-properties fo:font-style="normal" style:font-style-asian="normal" style:font-style-complex="normal"/>
    </style:style>
    <style:style style:name="T77" style:family="text">
      <style:text-properties officeooo:rsid="002a605b"/>
    </style:style>
    <style:style style:name="T78" style:family="text">
      <style:text-properties officeooo:rsid="002c4649"/>
    </style:style>
    <style:style style:name="T79" style:family="text">
      <style:text-properties officeooo:rsid="002c6acc"/>
    </style:style>
    <style:style style:name="T80" style:family="text">
      <style:text-properties officeooo:rsid="004f2eec"/>
    </style:style>
    <style:style style:name="T81" style:family="text">
      <style:text-properties officeooo:rsid="0050053f"/>
    </style:style>
    <style:style style:name="T82" style:family="text">
      <style:text-properties officeooo:rsid="00507572"/>
    </style:style>
    <style:style style:name="T83" style:family="text">
      <style:text-properties style:font-name="Times New Roman" fo:font-size="14pt" fo:font-weight="normal" officeooo:rsid="000dfdd1" style:font-size-asian="12.25pt" style:font-weight-asian="normal" style:font-size-complex="14pt" style:font-weight-complex="normal"/>
    </style:style>
    <style:style style:name="T84" style:family="text">
      <style:text-properties style:font-name="Times New Roman" fo:font-size="14pt" fo:font-weight="normal" officeooo:rsid="000e4d2d" style:font-size-asian="12.25pt" style:font-weight-asian="normal" style:font-size-complex="14pt" style:font-weight-complex="normal"/>
    </style:style>
    <style:style style:name="T85" style:family="text">
      <style:text-properties style:font-name="Times New Roman" fo:font-size="14pt" fo:font-style="normal" fo:font-weight="normal" officeooo:rsid="000e4d2d" style:font-size-asian="12.25pt" style:font-style-asian="normal" style:font-weight-asian="normal" style:font-size-complex="14pt" style:font-style-complex="normal" style:font-weight-complex="normal"/>
    </style:style>
    <style:style style:name="T86" style:family="text">
      <style:text-properties style:font-name="Times New Roman" fo:font-size="14pt" fo:font-style="italic" fo:font-weight="normal" officeooo:rsid="000e4d2d" style:font-size-asian="12.25pt" style:font-style-asian="italic" style:font-weight-asian="normal" style:font-size-complex="14pt" style:font-style-complex="italic" style:font-weight-complex="normal"/>
    </style:style>
    <style:style style:name="T87" style:family="text">
      <style:text-properties officeooo:rsid="0013c534"/>
    </style:style>
    <style:style style:name="T88" style:family="text">
      <style:text-properties officeooo:rsid="0019a4d3"/>
    </style:style>
    <style:style style:name="T89" style:family="text">
      <style:text-properties officeooo:rsid="0017bc98"/>
    </style:style>
    <style:style style:name="T90" style:family="text">
      <style:text-properties fo:language="ru" fo:country="RU"/>
    </style:style>
    <style:style style:name="T91" style:family="text">
      <style:text-properties fo:language="ru" fo:country="RU" fo:font-style="italic" style:font-style-asian="italic"/>
    </style:style>
    <style:style style:name="T92" style:family="text">
      <style:text-properties officeooo:rsid="001be9e5"/>
    </style:style>
    <style:style style:name="T93" style:family="text">
      <style:text-properties officeooo:rsid="001cf40b"/>
    </style:style>
    <style:style style:name="T94" style:family="text">
      <style:text-properties officeooo:rsid="0050f5c1"/>
    </style:style>
    <style:style style:name="T95" style:family="text">
      <style:text-properties officeooo:rsid="005344c3"/>
    </style:style>
    <style:style style:name="T96" style:family="text">
      <style:text-properties officeooo:rsid="00569848"/>
    </style:style>
    <style:style style:name="T97" style:family="text">
      <style:text-properties style:use-window-font-color="true" style:font-name="ISOCPEUR" fo:font-size="9pt" fo:language="uk" fo:country="UA" fo:font-style="italic" style:font-name-asian="Arial" style:font-size-asian="9pt" style:font-style-asian="italic" style:font-name-complex="Calibri" style:font-size-complex="10pt" style:language-complex="ar" style:country-complex="SA"/>
    </style:style>
    <style:style style:name="T98" style:family="text">
      <style:text-properties style:use-window-font-color="true" style:font-name="ISOCPEUR" fo:font-size="8pt" fo:language="uk" fo:country="UA" fo:font-style="italic" style:font-name-asian="Arial" style:font-size-asian="8pt" style:font-style-asian="italic" style:font-name-complex="Calibri" style:font-size-complex="8pt" style:language-complex="ar" style:country-complex="SA"/>
    </style:style>
    <style:style style:name="T99" style:family="text">
      <style:text-properties style:use-window-font-color="true" style:font-name="ISOCPEUR" fo:font-size="12pt" fo:language="ru" fo:country="RU" fo:font-style="italic" style:font-name-asian="Arial" style:font-size-asian="12pt" style:font-style-asian="italic" style:font-name-complex="Calibri" style:font-size-complex="10pt" style:language-complex="ar" style:country-complex="SA"/>
    </style:style>
    <style:style style:name="fr1" style:family="graphic" style:parent-style-name="OLE">
      <style:graphic-properties fo:margin-left="0cm" fo:margin-right="0cm" style:vertical-pos="middle" style:vertical-rel="text" fo:padding="0.002cm" fo:border="non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fo:margin-left="0cm" fo:margin-right="0cm" style:vertical-pos="middle" style:vertical-rel="text" style:horizontal-pos="center" style:horizontal-rel="paragraph" fo:padding="0.002cm" fo:border="none"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cm" fo:margin-right="0cm" style:vertical-pos="from-top" fo:padding="0.002cm" fo:border="none" draw:ole-draw-aspect="1"/>
    </style:style>
    <style:style style:name="fr6" style:family="graphic" style:parent-style-name="Formula">
      <style:graphic-properties style:vertical-pos="from-top" style:vertical-rel="page" style:horizontal-pos="from-left" style:horizontal-rel="page" draw:ole-draw-aspect="1"/>
    </style:style>
    <style:style style:name="fr7" style:family="graphic" style:parent-style-name="OLE">
      <style:graphic-properties fo:margin-left="0cm" fo:margin-right="0cm" style:vertical-pos="from-top" style:vertical-rel="page" style:horizontal-pos="from-left" style:horizontal-rel="page" fo:padding="0.002cm" fo:border="none"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Объект1" text:anchor-type="page" text:anchor-page-number="5" svg:x="9.791cm" svg:y="6.339cm" svg:width="2.572cm" svg:height="1.125cm" draw:z-index="44">
        <draw:object xlink:href="./Object 36" xlink:type="simple" xlink:show="embed" xlink:actuate="onLoad"/>
        <draw:image xlink:href="./ObjectReplacements/Object 36" xlink:type="simple" xlink:show="embed" xlink:actuate="onLoad"/>
        <svg:desc>formula</svg:desc>
      </draw:frame>
      <draw:frame draw:style-name="fr7" draw:name="Объект168" text:anchor-type="page" text:anchor-page-number="6" svg:x="9.83cm" svg:y="2.221cm" svg:width="2.669cm" svg:height="1.826cm" draw:z-index="45">
        <draw:object xlink:href="./Object 37" xlink:type="simple" xlink:show="embed" xlink:actuate="onLoad"/>
        <draw:image xlink:href="./ObjectReplacements/Object 37" xlink:type="simple" xlink:show="embed" xlink:actuate="onLoad"/>
        <svg:desc>formula</svg:desc>
      </draw:frame>
      <draw:frame draw:style-name="fr7" draw:name="Объект171" text:anchor-type="page" text:anchor-page-number="6" svg:x="8.901cm" svg:y="7.812cm" svg:width="3.254cm" svg:height="2.466cm" draw:z-index="46">
        <draw:object xlink:href="./Object 38" xlink:type="simple" xlink:show="embed" xlink:actuate="onLoad"/>
        <draw:image xlink:href="./ObjectReplacements/Object 38" xlink:type="simple" xlink:show="embed" xlink:actuate="onLoad"/>
        <svg:desc>formula</svg:desc>
      </draw:frame>
      <draw:g text:anchor-type="page" text:anchor-page-number="2" draw:z-index="0"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3" draw:z-index="1"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1" draw:z-index="2"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5" draw:z-index="3"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8" draw:z-index="4"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8cm" svg:y1="27.629cm" svg:x2="19.302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62"><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4" draw:z-index="5" draw:style-name="gr1">
        <draw:custom-shape draw:style-name="gr2" draw:text-style-name="P154" svg:width="18.303cm" svg:height="28.304cm" svg:x="2cm" svg:y="0.815cm">
          <text:p/>
          <draw:enhanced-geometry svg:viewBox="0 0 21600 21600" draw:type="rectangle" draw:enhanced-path="M 0 0 L 21600 0 21600 21600 0 21600 0 0 Z N"/>
        </draw:custom-shape>
        <draw:line draw:style-name="gr3" draw:text-style-name="P155" svg:x1="3cm" svg:y1="27.63cm" svg:x2="3.002cm" svg:y2="29.101cm">
          <text:p/>
        </draw:line>
        <draw:line draw:style-name="gr3" draw:text-style-name="P155" svg:x1="2.009cm" svg:y1="27.619cm" svg:x2="20.281cm" svg:y2="27.619cm">
          <text:p/>
        </draw:line>
        <draw:line draw:style-name="gr3" draw:text-style-name="P155" svg:x1="3.997cm" svg:y1="27.63cm" svg:x2="3.999cm" svg:y2="29.101cm">
          <text:p/>
        </draw:line>
        <draw:line draw:style-name="gr3" draw:text-style-name="P155" svg:x1="6.5cm" svg:y1="27.63cm" svg:x2="6.502cm" svg:y2="29.101cm">
          <text:p/>
        </draw:line>
        <draw:line draw:style-name="gr3" draw:text-style-name="P155" svg:x1="7.999cm" svg:y1="27.644cm" svg:x2="8.001cm" svg:y2="29.101cm">
          <text:p/>
        </draw:line>
        <draw:line draw:style-name="gr3" draw:text-style-name="P155" svg:x1="9.001cm" svg:y1="27.63cm" svg:x2="9.003cm" svg:y2="29.087cm">
          <text:p/>
        </draw:line>
        <draw:line draw:style-name="gr3" draw:text-style-name="P155" svg:x1="19.3cm" svg:y1="27.63cm" svg:x2="19.304cm" svg:y2="29.101cm">
          <text:p/>
        </draw:line>
        <draw:line draw:style-name="gr4" draw:text-style-name="P155" svg:x1="2.009cm" svg:y1="28.115cm" svg:x2="8.982cm" svg:y2="28.117cm">
          <text:p/>
        </draw:line>
        <draw:line draw:style-name="gr3" draw:text-style-name="P155" svg:x1="2.009cm" svg:y1="28.616cm" svg:x2="8.982cm" svg:y2="28.616cm">
          <text:p/>
        </draw:line>
        <draw:line draw:style-name="gr4" draw:text-style-name="P155" svg:x1="19.313cm" svg:y1="28.122cm" svg:x2="20.292cm" svg:y2="28.122cm">
          <text:p/>
        </draw:line>
        <draw:frame draw:style-name="gr5" draw:text-style-name="P157" svg:width="0.914cm" svg:height="0.436cm" svg:x="2.049cm" svg:y="28.635cm">
          <draw:text-box>
            <text:p text:style-name="P156"><text:span text:style-name="T97">Изм.</text:span></text:p>
          </draw:text-box>
        </draw:frame>
        <draw:frame draw:style-name="gr5" draw:text-style-name="P157" svg:width="0.916cm" svg:height="0.436cm" svg:x="3.039cm" svg:y="28.635cm">
          <draw:text-box>
            <text:p text:style-name="P156"><text:span text:style-name="T97">Лист</text:span></text:p>
          </draw:text-box>
        </draw:frame>
        <draw:frame draw:style-name="gr5" draw:text-style-name="P157" svg:width="2.354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58"><text:span text:style-name="T98">Подпись</text:span></text:p>
          </draw:text-box>
        </draw:frame>
        <draw:frame draw:style-name="gr5" draw:text-style-name="P157" svg:width="0.914cm" svg:height="0.436cm" svg:x="8.043cm" svg:y="28.635cm">
          <draw:text-box>
            <text:p text:style-name="P156"><text:span text:style-name="T97">Дата</text:span></text:p>
          </draw:text-box>
        </draw:frame>
        <draw:frame draw:style-name="gr5" draw:text-style-name="P157" svg:width="0.916cm" svg:height="0.436cm" svg:x="19.339cm" svg:y="27.668cm">
          <draw:text-box>
            <text:p text:style-name="P156"><text:span text:style-name="T97">Лист</text:span></text:p>
          </draw:text-box>
        </draw:frame>
      </draw:g>
      <draw:g text:anchor-type="page" text:anchor-page-number="13" draw:z-index="41" draw:style-name="gr1">
        <draw:custom-shape draw:style-name="gr2" draw:text-style-name="P154" svg:width="18.303cm" svg:height="28.304cm" svg:x="2cm" svg:y="0.771cm">
          <text:p/>
          <draw:enhanced-geometry svg:viewBox="0 0 21600 21600" draw:type="rectangle" draw:enhanced-path="M 0 0 L 21600 0 21600 21600 0 21600 0 0 Z N"/>
        </draw:custom-shape>
        <draw:line draw:style-name="gr3" draw:text-style-name="P155" svg:x1="3cm" svg:y1="27.587cm" svg:x2="3.002cm" svg:y2="29.058cm">
          <text:p/>
        </draw:line>
        <draw:line draw:style-name="gr3" draw:text-style-name="P155" svg:x1="2.009cm" svg:y1="27.575cm" svg:x2="20.281cm" svg:y2="27.575cm">
          <text:p/>
        </draw:line>
        <draw:line draw:style-name="gr3" draw:text-style-name="P155" svg:x1="3.997cm" svg:y1="27.587cm" svg:x2="3.999cm" svg:y2="29.058cm">
          <text:p/>
        </draw:line>
        <draw:line draw:style-name="gr3" draw:text-style-name="P155" svg:x1="6.5cm" svg:y1="27.587cm" svg:x2="6.502cm" svg:y2="29.058cm">
          <text:p/>
        </draw:line>
        <draw:line draw:style-name="gr3" draw:text-style-name="P155" svg:x1="7.999cm" svg:y1="27.6cm" svg:x2="8.001cm" svg:y2="29.057cm">
          <text:p/>
        </draw:line>
        <draw:line draw:style-name="gr3" draw:text-style-name="P155" svg:x1="9.001cm" svg:y1="27.587cm" svg:x2="9.003cm" svg:y2="29.044cm">
          <text:p/>
        </draw:line>
        <draw:line draw:style-name="gr3" draw:text-style-name="P155" svg:x1="19.3cm" svg:y1="27.587cm" svg:x2="19.304cm" svg:y2="29.058cm">
          <text:p/>
        </draw:line>
        <draw:line draw:style-name="gr4" draw:text-style-name="P155" svg:x1="2.009cm" svg:y1="28.071cm" svg:x2="8.982cm" svg:y2="28.073cm">
          <text:p/>
        </draw:line>
        <draw:line draw:style-name="gr3" draw:text-style-name="P155" svg:x1="2.009cm" svg:y1="28.573cm" svg:x2="8.982cm" svg:y2="28.573cm">
          <text:p/>
        </draw:line>
        <draw:line draw:style-name="gr4" draw:text-style-name="P155" svg:x1="19.313cm" svg:y1="28.078cm" svg:x2="20.292cm" svg:y2="28.078cm">
          <text:p/>
        </draw:line>
        <draw:frame draw:style-name="gr5" draw:text-style-name="P157" svg:width="0.914cm" svg:height="0.436cm" svg:x="2.049cm" svg:y="28.591cm">
          <draw:text-box>
            <text:p text:style-name="P156"><text:span text:style-name="T97">Изм.</text:span></text:p>
          </draw:text-box>
        </draw:frame>
        <draw:frame draw:style-name="gr5" draw:text-style-name="P157" svg:width="0.916cm" svg:height="0.436cm" svg:x="3.039cm" svg:y="28.591cm">
          <draw:text-box>
            <text:p text:style-name="P156"><text:span text:style-name="T97">Лист</text:span></text:p>
          </draw:text-box>
        </draw:frame>
        <draw:frame draw:style-name="gr5" draw:text-style-name="P157" svg:width="2.354cm" svg:height="0.436cm" svg:x="4.074cm" svg:y="28.591cm">
          <draw:text-box>
            <text:p text:style-name="P156"><text:span text:style-name="T97">№ </text:span><text:span text:style-name="T97">докум.</text:span></text:p>
          </draw:text-box>
        </draw:frame>
        <draw:frame draw:style-name="gr5" draw:text-style-name="P159" svg:width="1.403cm" svg:height="0.436cm" svg:x="6.558cm" svg:y="28.591cm">
          <draw:text-box>
            <text:p text:style-name="P158"><text:span text:style-name="T98">Подпись</text:span></text:p>
          </draw:text-box>
        </draw:frame>
        <draw:frame draw:style-name="gr5" draw:text-style-name="P157" svg:width="0.914cm" svg:height="0.436cm" svg:x="8.043cm" svg:y="28.591cm">
          <draw:text-box>
            <text:p text:style-name="P156"><text:span text:style-name="T97">Дата</text:span></text:p>
          </draw:text-box>
        </draw:frame>
        <draw:frame draw:style-name="gr5" draw:text-style-name="P157" svg:width="0.916cm" svg:height="0.436cm" svg:x="19.339cm" svg:y="27.624cm">
          <draw:text-box>
            <text:p text:style-name="P156"><text:span text:style-name="T97">Лист</text:span></text:p>
          </draw:text-box>
        </draw:frame>
      </draw:g>
      <draw:g text:anchor-type="page" text:anchor-page-number="14" draw:z-index="42" draw:style-name="gr1">
        <draw:custom-shape draw:style-name="gr2" draw:text-style-name="P154" svg:width="18.303cm" svg:height="28.304cm" svg:x="2cm" svg:y="0.771cm">
          <text:p/>
          <draw:enhanced-geometry svg:viewBox="0 0 21600 21600" draw:type="rectangle" draw:enhanced-path="M 0 0 L 21600 0 21600 21600 0 21600 0 0 Z N"/>
        </draw:custom-shape>
        <draw:line draw:style-name="gr3" draw:text-style-name="P155" svg:x1="3cm" svg:y1="27.587cm" svg:x2="3.002cm" svg:y2="29.058cm">
          <text:p/>
        </draw:line>
        <draw:line draw:style-name="gr3" draw:text-style-name="P155" svg:x1="2.009cm" svg:y1="27.575cm" svg:x2="20.281cm" svg:y2="27.575cm">
          <text:p/>
        </draw:line>
        <draw:line draw:style-name="gr3" draw:text-style-name="P155" svg:x1="3.997cm" svg:y1="27.587cm" svg:x2="3.999cm" svg:y2="29.058cm">
          <text:p/>
        </draw:line>
        <draw:line draw:style-name="gr3" draw:text-style-name="P155" svg:x1="6.5cm" svg:y1="27.587cm" svg:x2="6.502cm" svg:y2="29.058cm">
          <text:p/>
        </draw:line>
        <draw:line draw:style-name="gr3" draw:text-style-name="P155" svg:x1="7.999cm" svg:y1="27.6cm" svg:x2="8.001cm" svg:y2="29.057cm">
          <text:p/>
        </draw:line>
        <draw:line draw:style-name="gr3" draw:text-style-name="P155" svg:x1="9.001cm" svg:y1="27.587cm" svg:x2="9.003cm" svg:y2="29.044cm">
          <text:p/>
        </draw:line>
        <draw:line draw:style-name="gr3" draw:text-style-name="P155" svg:x1="19.3cm" svg:y1="27.587cm" svg:x2="19.304cm" svg:y2="29.058cm">
          <text:p/>
        </draw:line>
        <draw:line draw:style-name="gr4" draw:text-style-name="P155" svg:x1="2.009cm" svg:y1="28.071cm" svg:x2="8.982cm" svg:y2="28.073cm">
          <text:p/>
        </draw:line>
        <draw:line draw:style-name="gr3" draw:text-style-name="P155" svg:x1="2.009cm" svg:y1="28.573cm" svg:x2="8.982cm" svg:y2="28.573cm">
          <text:p/>
        </draw:line>
        <draw:line draw:style-name="gr4" draw:text-style-name="P155" svg:x1="19.313cm" svg:y1="28.078cm" svg:x2="20.292cm" svg:y2="28.078cm">
          <text:p/>
        </draw:line>
        <draw:frame draw:style-name="gr5" draw:text-style-name="P157" svg:width="0.914cm" svg:height="0.436cm" svg:x="2.049cm" svg:y="28.591cm">
          <draw:text-box>
            <text:p text:style-name="P156"><text:span text:style-name="T97">Изм.</text:span></text:p>
          </draw:text-box>
        </draw:frame>
        <draw:frame draw:style-name="gr5" draw:text-style-name="P157" svg:width="0.916cm" svg:height="0.436cm" svg:x="3.039cm" svg:y="28.591cm">
          <draw:text-box>
            <text:p text:style-name="P156"><text:span text:style-name="T97">Лист</text:span></text:p>
          </draw:text-box>
        </draw:frame>
        <draw:frame draw:style-name="gr5" draw:text-style-name="P157" svg:width="2.354cm" svg:height="0.436cm" svg:x="4.074cm" svg:y="28.591cm">
          <draw:text-box>
            <text:p text:style-name="P156"><text:span text:style-name="T97">№ </text:span><text:span text:style-name="T97">докум.</text:span></text:p>
          </draw:text-box>
        </draw:frame>
        <draw:frame draw:style-name="gr5" draw:text-style-name="P159" svg:width="1.403cm" svg:height="0.436cm" svg:x="6.558cm" svg:y="28.591cm">
          <draw:text-box>
            <text:p text:style-name="P158"><text:span text:style-name="T98">Подпись</text:span></text:p>
          </draw:text-box>
        </draw:frame>
        <draw:frame draw:style-name="gr5" draw:text-style-name="P157" svg:width="0.914cm" svg:height="0.436cm" svg:x="8.043cm" svg:y="28.591cm">
          <draw:text-box>
            <text:p text:style-name="P156"><text:span text:style-name="T97">Дата</text:span></text:p>
          </draw:text-box>
        </draw:frame>
        <draw:frame draw:style-name="gr5" draw:text-style-name="P157" svg:width="0.916cm" svg:height="0.436cm" svg:x="19.339cm" svg:y="27.624cm">
          <draw:text-box>
            <text:p text:style-name="P156"><text:span text:style-name="T97">Лист</text:span></text:p>
          </draw:text-box>
        </draw:frame>
      </draw:g>
      <draw:g text:anchor-type="page" text:anchor-page-number="15" draw:z-index="43" draw:style-name="gr1">
        <draw:custom-shape draw:style-name="gr2" draw:text-style-name="P154" svg:width="18.303cm" svg:height="28.304cm" svg:x="2cm" svg:y="0.771cm">
          <text:p/>
          <draw:enhanced-geometry svg:viewBox="0 0 21600 21600" draw:type="rectangle" draw:enhanced-path="M 0 0 L 21600 0 21600 21600 0 21600 0 0 Z N"/>
        </draw:custom-shape>
        <draw:line draw:style-name="gr3" draw:text-style-name="P155" svg:x1="3cm" svg:y1="27.587cm" svg:x2="3.002cm" svg:y2="29.058cm">
          <text:p/>
        </draw:line>
        <draw:line draw:style-name="gr3" draw:text-style-name="P155" svg:x1="2.009cm" svg:y1="27.575cm" svg:x2="20.281cm" svg:y2="27.575cm">
          <text:p/>
        </draw:line>
        <draw:line draw:style-name="gr3" draw:text-style-name="P155" svg:x1="3.997cm" svg:y1="27.587cm" svg:x2="3.999cm" svg:y2="29.058cm">
          <text:p/>
        </draw:line>
        <draw:line draw:style-name="gr3" draw:text-style-name="P155" svg:x1="6.5cm" svg:y1="27.587cm" svg:x2="6.502cm" svg:y2="29.058cm">
          <text:p/>
        </draw:line>
        <draw:line draw:style-name="gr3" draw:text-style-name="P155" svg:x1="7.999cm" svg:y1="27.6cm" svg:x2="8.001cm" svg:y2="29.057cm">
          <text:p/>
        </draw:line>
        <draw:line draw:style-name="gr3" draw:text-style-name="P155" svg:x1="9.001cm" svg:y1="27.587cm" svg:x2="9.003cm" svg:y2="29.044cm">
          <text:p/>
        </draw:line>
        <draw:line draw:style-name="gr3" draw:text-style-name="P155" svg:x1="19.3cm" svg:y1="27.587cm" svg:x2="19.304cm" svg:y2="29.058cm">
          <text:p/>
        </draw:line>
        <draw:line draw:style-name="gr4" draw:text-style-name="P155" svg:x1="2.009cm" svg:y1="28.071cm" svg:x2="8.982cm" svg:y2="28.073cm">
          <text:p/>
        </draw:line>
        <draw:line draw:style-name="gr3" draw:text-style-name="P155" svg:x1="2.009cm" svg:y1="28.573cm" svg:x2="8.982cm" svg:y2="28.573cm">
          <text:p/>
        </draw:line>
        <draw:line draw:style-name="gr4" draw:text-style-name="P155" svg:x1="19.313cm" svg:y1="28.078cm" svg:x2="20.292cm" svg:y2="28.078cm">
          <text:p/>
        </draw:line>
        <draw:frame draw:style-name="gr5" draw:text-style-name="P157" svg:width="0.914cm" svg:height="0.436cm" svg:x="2.049cm" svg:y="28.591cm">
          <draw:text-box>
            <text:p text:style-name="P156"><text:span text:style-name="T97">Изм.</text:span></text:p>
          </draw:text-box>
        </draw:frame>
        <draw:frame draw:style-name="gr5" draw:text-style-name="P157" svg:width="0.916cm" svg:height="0.436cm" svg:x="3.039cm" svg:y="28.591cm">
          <draw:text-box>
            <text:p text:style-name="P156"><text:span text:style-name="T97">Лист</text:span></text:p>
          </draw:text-box>
        </draw:frame>
        <draw:frame draw:style-name="gr5" draw:text-style-name="P157" svg:width="2.354cm" svg:height="0.436cm" svg:x="4.074cm" svg:y="28.591cm">
          <draw:text-box>
            <text:p text:style-name="P156"><text:span text:style-name="T97">№ </text:span><text:span text:style-name="T97">докум.</text:span></text:p>
          </draw:text-box>
        </draw:frame>
        <draw:frame draw:style-name="gr5" draw:text-style-name="P159" svg:width="1.403cm" svg:height="0.436cm" svg:x="6.558cm" svg:y="28.591cm">
          <draw:text-box>
            <text:p text:style-name="P158"><text:span text:style-name="T98">Подпись</text:span></text:p>
          </draw:text-box>
        </draw:frame>
        <draw:frame draw:style-name="gr5" draw:text-style-name="P157" svg:width="0.914cm" svg:height="0.436cm" svg:x="8.043cm" svg:y="28.591cm">
          <draw:text-box>
            <text:p text:style-name="P156"><text:span text:style-name="T97">Дата</text:span></text:p>
          </draw:text-box>
        </draw:frame>
        <draw:frame draw:style-name="gr5" draw:text-style-name="P157" svg:width="0.916cm" svg:height="0.436cm" svg:x="19.339cm" svg:y="27.624cm">
          <draw:text-box>
            <text:p text:style-name="P156"><text:span text:style-name="T97">Лист</text:span></text:p>
          </draw:text-box>
        </draw:frame>
        <draw:frame draw:style-name="gr5" draw:text-style-name="P157" svg:width="0.916cm" svg:height="0.599cm" svg:x="19.339cm" svg:y="28.272cm">
          <draw:text-box>
            <text:p text:style-name="P156"><text:span text:style-name="T99">2</text:span></text:p>
          </draw:text-box>
        </draw:frame>
      </draw:g>
      <draw:g text:anchor-type="page" text:anchor-page-number="7" draw:z-index="47"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8cm" svg:y1="27.629cm" svg:x2="19.302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62"><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6" draw:z-index="48"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8cm" svg:y1="27.629cm" svg:x2="19.302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62"><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9" draw:z-index="49"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8cm" svg:y1="27.629cm" svg:x2="19.302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62"><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10" draw:z-index="50"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8cm" svg:y1="27.629cm" svg:x2="19.302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62"><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11" draw:z-index="51"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8cm" svg:y1="27.629cm" svg:x2="19.302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62"><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draw:g text:anchor-type="page" text:anchor-page-number="12" draw:z-index="52" draw:style-name="gr1">
        <draw:custom-shape draw:style-name="gr2" draw:text-style-name="P160" svg:width="18.303cm" svg:height="28.304cm" svg:x="2cm" svg:y="0.815cm">
          <text:p/>
          <draw:enhanced-geometry svg:viewBox="0 0 21600 21600" draw:type="rectangle" draw:enhanced-path="M 0 0 L 21600 0 21600 21600 0 21600 0 0 Z N"/>
        </draw:custom-shape>
        <draw:line draw:style-name="gr3" draw:text-style-name="P155" svg:x1="3cm" svg:y1="27.629cm" svg:x2="3.002cm" svg:y2="29.1cm">
          <text:p/>
        </draw:line>
        <draw:line draw:style-name="gr3" draw:text-style-name="P155" svg:x1="2.009cm" svg:y1="27.618cm" svg:x2="20.279cm" svg:y2="27.618cm">
          <text:p/>
        </draw:line>
        <draw:line draw:style-name="gr3" draw:text-style-name="P155" svg:x1="3.997cm" svg:y1="27.629cm" svg:x2="3.999cm" svg:y2="29.1cm">
          <text:p/>
        </draw:line>
        <draw:line draw:style-name="gr3" draw:text-style-name="P155" svg:x1="6.5cm" svg:y1="27.629cm" svg:x2="6.502cm" svg:y2="29.1cm">
          <text:p/>
        </draw:line>
        <draw:line draw:style-name="gr3" draw:text-style-name="P155" svg:x1="7.999cm" svg:y1="27.643cm" svg:x2="8.001cm" svg:y2="29.1cm">
          <text:p/>
        </draw:line>
        <draw:line draw:style-name="gr3" draw:text-style-name="P155" svg:x1="9.001cm" svg:y1="27.629cm" svg:x2="9.003cm" svg:y2="29.086cm">
          <text:p/>
        </draw:line>
        <draw:line draw:style-name="gr3" draw:text-style-name="P155" svg:x1="19.298cm" svg:y1="27.629cm" svg:x2="19.302cm" svg:y2="29.1cm">
          <text:p/>
        </draw:line>
        <draw:line draw:style-name="gr4" draw:text-style-name="P155" svg:x1="2.009cm" svg:y1="28.114cm" svg:x2="8.981cm" svg:y2="28.116cm">
          <text:p/>
        </draw:line>
        <draw:line draw:style-name="gr3" draw:text-style-name="P155" svg:x1="2.009cm" svg:y1="28.615cm" svg:x2="8.981cm" svg:y2="28.615cm">
          <text:p/>
        </draw:line>
        <draw:line draw:style-name="gr4" draw:text-style-name="P155" svg:x1="19.312cm" svg:y1="28.121cm" svg:x2="20.291cm" svg:y2="28.121cm">
          <text:p/>
        </draw:line>
        <draw:frame draw:style-name="gr5" draw:text-style-name="P161" svg:width="0.914cm" svg:height="0.436cm" svg:x="2.049cm" svg:y="28.635cm">
          <draw:text-box>
            <text:p text:style-name="P156"><text:span text:style-name="T97">Изм.</text:span></text:p>
          </draw:text-box>
        </draw:frame>
        <draw:frame draw:style-name="gr5" draw:text-style-name="P161" svg:width="0.916cm" svg:height="0.436cm" svg:x="3.039cm" svg:y="28.635cm">
          <draw:text-box>
            <text:p text:style-name="P156"><text:span text:style-name="T97">Лист</text:span></text:p>
          </draw:text-box>
        </draw:frame>
        <draw:frame draw:style-name="gr5" draw:text-style-name="P161" svg:width="2.356cm" svg:height="0.436cm" svg:x="4.074cm" svg:y="28.635cm">
          <draw:text-box>
            <text:p text:style-name="P156"><text:span text:style-name="T97">№ </text:span><text:span text:style-name="T97">докум.</text:span></text:p>
          </draw:text-box>
        </draw:frame>
        <draw:frame draw:style-name="gr5" draw:text-style-name="P159" svg:width="1.403cm" svg:height="0.436cm" svg:x="6.558cm" svg:y="28.635cm">
          <draw:text-box>
            <text:p text:style-name="P162"><text:span text:style-name="T98">Подпись</text:span></text:p>
          </draw:text-box>
        </draw:frame>
        <draw:frame draw:style-name="gr5" draw:text-style-name="P161" svg:width="0.914cm" svg:height="0.436cm" svg:x="8.043cm" svg:y="28.635cm">
          <draw:text-box>
            <text:p text:style-name="P156"><text:span text:style-name="T97">Дата</text:span></text:p>
          </draw:text-box>
        </draw:frame>
        <draw:frame draw:style-name="gr5" draw:text-style-name="P161" svg:width="0.916cm" svg:height="0.438cm" svg:x="19.337cm" svg:y="27.667cm">
          <draw:text-box>
            <text:p text:style-name="P156"><text:span text:style-name="T97">Лист</text:span></text:p>
          </draw:text-box>
        </draw:frame>
      </draw:g>
      <text:p text:style-name="P48">4. Организационно-экономическая часть</text:p>
      <text:p text:style-name="P51">4.1 Организационная часть</text:p>
      <text:p text:style-name="P51"/>
      <text:p text:style-name="P52">4.1.1 <text:span text:style-name="T24">Обоснование актуальности разработки автоматизированной система управления программными проектами по методологии </text:span><text:span text:style-name="T11">SCRUM.</text:span></text:p>
      <text:p text:style-name="P92">В данном дипломном проекте рассматривается <text:s/>разработка и внедрение системы управления программными проектами по методологии <text:span text:style-name="T65">SCRUM. </text:span></text:p>
      <text:p text:style-name="P93">Цель разработки и внедрения данной системы — упрощение взаимодействия между разработчиками и заказчиками, упрощение получения обратной связи от конечного пользователя, визуализация процесса разработки проекта, [снижение издержек на связь между членами проекта].</text:p>
      <text:p text:style-name="P94">Внедрение АСУ позволит уменьшить количество проектной документации, снизить коммуникационный барьер между заказчиками и разработчиками за счет предоставления единого интерфейса для работы над проектами, определять стадии развития проекта и отслеживать продвижение проекта, реализуя принцип <text:span text:style-name="T66">just in time. </text:span><text:span text:style-name="T70">Позволит организации быть более гибкой и <text:s/>быстрее реагировать на изменения в требованиях заказчика или изменения на рынке.</text:span></text:p>
      <text:p text:style-name="P94">После разработки и тестирования данную систему планируется продавать по тарифным планам, приведенным в таблице <text:span text:style-name="T70">1.</text:span></text:p>
      <text:p text:style-name="P75">Таблица <text:span text:style-name="T81">4.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7">Количество пользователей</text:p>
          </table:table-cell>
          <table:table-cell table:style-name="Table1.A1" office:value-type="string">
            <text:p text:style-name="P117"><text:s/><text:span text:style-name="T71">3 месяца</text:span></text:p>
          </table:table-cell>
          <table:table-cell table:style-name="Table1.A1" office:value-type="string">
            <text:p text:style-name="P118">6 месяцев</text:p>
          </table:table-cell>
          <table:table-cell table:style-name="Table1.D1" office:value-type="string">
            <text:p text:style-name="P118">1 год</text:p>
          </table:table-cell>
        </table:table-row>
        <table:table-row>
          <table:table-cell table:style-name="Table1.A2" office:value-type="string">
            <text:p text:style-name="P119">10 - 20</text:p>
          </table:table-cell>
          <table:table-cell table:style-name="Table1.A2" office:value-type="string">
            <text:p text:style-name="P119">20 долл / чел</text:p>
          </table:table-cell>
          <table:table-cell table:style-name="Table1.A2" office:value-type="string">
            <text:p text:style-name="P119">11 долл / чел</text:p>
          </table:table-cell>
          <table:table-cell table:style-name="Table1.D2" office:value-type="string">
            <text:p text:style-name="P119">8 <text:span text:style-name="T72">долл / чел</text:span></text:p>
          </table:table-cell>
        </table:table-row>
        <table:table-row>
          <table:table-cell table:style-name="Table1.A2" office:value-type="string">
            <text:p text:style-name="P119">20 - 35</text:p>
          </table:table-cell>
          <table:table-cell table:style-name="Table1.A2" office:value-type="string">
            <text:p text:style-name="P119">16 долл / чел</text:p>
          </table:table-cell>
          <table:table-cell table:style-name="Table1.A2" office:value-type="string">
            <text:p text:style-name="P119">9 долл / чел</text:p>
          </table:table-cell>
          <table:table-cell table:style-name="Table1.D2" office:value-type="string">
            <text:p text:style-name="P119">7 <text:span text:style-name="T72">долл / чел</text:span></text:p>
          </table:table-cell>
        </table:table-row>
        <table:table-row>
          <table:table-cell table:style-name="Table1.A2" office:value-type="string">
            <text:p text:style-name="P119">Более 35</text:p>
          </table:table-cell>
          <table:table-cell table:style-name="Table1.A2" office:value-type="string">
            <text:p text:style-name="P119">13 долл / чел</text:p>
          </table:table-cell>
          <table:table-cell table:style-name="Table1.A2" office:value-type="string">
            <text:p text:style-name="P119">8 долл / чел</text:p>
          </table:table-cell>
          <table:table-cell table:style-name="Table1.D2" office:value-type="string">
            <text:p text:style-name="P119">5 <text:span text:style-name="T72">долл / чел</text:span></text:p>
          </table:table-cell>
        </table:table-row>
      </table:table>
      <text:p text:style-name="P74"/>
      <text:p text:style-name="P53">Таким образом ожидаемым результатом разработки и внедрения <text:s/>новой системы является получение дополнительной прибыли от продаж данной <text:soft-page-break/>системы компанией-разработчиком и снижение издержек на управление проектами компаниями -покупателями.</text:p>
      <text:p text:style-name="P53"/>
      <text:p text:style-name="P54">4.1.2 Маркетинговое исследованием</text:p>
      <text:p text:style-name="P54"/>
      <text:p text:style-name="P49">Маркетинговое исследование.</text:p>
      <text:p text:style-name="P58">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73">С</text:span>писок продуктов-аналогов проекта, разрабатываемого в данном дипломе <text:span text:style-name="T73">приведен в таблице 1.</text:span></text:p>
      <text:p text:style-name="P76">Таблица <text:span text:style-name="T80">4.2</text:span></text:p>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20">Система управления проектами</text:p>
          </table:table-cell>
          <table:table-cell table:style-name="Таблица1.A1" office:value-type="string">
            <text:p text:style-name="P120">Поддерживаемые <text:span text:style-name="T74">модели жизненного цикла проекта</text:span></text:p>
          </table:table-cell>
          <table:table-cell table:style-name="Таблица1.C1" office:value-type="string">
            <text:p text:style-name="P120"><text:span text:style-name="T75">Основные в</text:span>озможности</text:p>
          </table:table-cell>
        </table:table-row>
        <table:table-row>
          <table:table-cell table:style-name="Таблица1.A2" office:value-type="string">
            <text:p text:style-name="P78">Atlassian Jira</text:p>
          </table:table-cell>
          <table:table-cell table:style-name="Таблица1.A2" office:value-type="string">
            <text:p text:style-name="P121">Водопад, <text:span text:style-name="T64">SCRUM</text:span><text:span text:style-name="T76">, </text:span></text:p>
          </table:table-cell>
          <table:table-cell table:style-name="Таблица1.C2" office:value-type="string">
            <text:p text:style-name="P121">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Таблица1.A2" office:value-type="string">
            <text:p text:style-name="P79">MS Project</text:p>
          </table:table-cell>
          <table:table-cell table:style-name="Таблица1.A2" office:value-type="string">
            <text:p text:style-name="P122">Водопад, метод кратчайшего пути</text:p>
          </table:table-cell>
          <table:table-cell table:style-name="Таблица1.C2" office:value-type="string">
            <text:p text:style-name="P122">Диаграмма Гантта, <text:span text:style-name="T75">планирование задач, управление ресурса</text:span></text:p>
          </table:table-cell>
        </table:table-row>
        <table:table-row>
          <table:table-cell table:style-name="Таблица1.A2" office:value-type="string">
            <text:list xml:id="list2845875634876111814" text:style-name="L92">
              <text:list-item>
                <text:list>
                  <text:list-item>
                    <text:list>
                      <text:list-header>
                        <text:p text:style-name="P146">Мегаплан</text:p>
                      </text:list-header>
                    </text:list>
                  </text:list-item>
                </text:list>
              </text:list-item>
            </text:list>
          </table:table-cell>
          <table:table-cell table:style-name="Таблица1.A2" office:value-type="string">
            <text:p text:style-name="P123">Водопад, водопад с обратными связями</text:p>
          </table:table-cell>
          <table:table-cell table:style-name="Таблица1.C2" office:value-type="string">
            <text:p text:style-name="P123">Планирование задач, ведение клиентской базы и базы сотрудников, управленческий и финансовый учет</text:p>
          </table:table-cell>
        </table:table-row>
        <table:table-row>
          <table:table-cell table:style-name="Таблица1.A2" office:value-type="string">
            <text:list xml:id="list201425579307797" text:continue-numbering="true" text:style-name="L92">
              <text:list-item>
                <text:list>
                  <text:list-item>
                    <text:list>
                      <text:list-header>
                        <text:p text:style-name="P147">Basecamp</text:p>
                      </text:list-header>
                    </text:list>
                  </text:list-item>
                </text:list>
              </text:list-item>
            </text:list>
          </table:table-cell>
          <table:table-cell table:style-name="Таблица1.A2" office:value-type="string">
            <text:p text:style-name="P124">Водопад с обратной связью.</text:p>
          </table:table-cell>
          <table:table-cell table:style-name="Таблица1.C2" office:value-type="string">
            <text:p text:style-name="P124">Планирование задач, разграничение доступа к задачам и проектам,, визуализация прогресса в виде истории</text:p>
          </table:table-cell>
        </table:table-row>
        <table:table-row>
          <table:table-cell table:style-name="Таблица1.A2" office:value-type="string">
            <text:p text:style-name="P123">Wrike</text:p>
          </table:table-cell>
          <table:table-cell table:style-name="Таблица1.A2" office:value-type="string">
            <text:p text:style-name="P125">Водопад с обратной связью</text:p>
          </table:table-cell>
          <table:table-cell table:style-name="Таблица1.C2" office:value-type="string">
            <text:p text:style-name="P125">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Таблица1.A2" office:value-type="string">
            <text:p text:style-name="P123">Spider Projects</text:p>
          </table:table-cell>
          <table:table-cell table:style-name="Таблица1.A2" office:value-type="string">
            <text:p text:style-name="P126">Водопад с обратной связью</text:p>
          </table:table-cell>
          <table:table-cell table:style-name="Таблица1.C2" office:value-type="string">
            <text:p text:style-name="P126">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ext:soft-page-break/>
        <table:table-row>
          <table:table-cell table:style-name="Таблица1.A2" office:value-type="string">
            <text:p text:style-name="P123">Asana</text:p>
          </table:table-cell>
          <table:table-cell table:style-name="Таблица1.A2" office:value-type="string">
            <text:p text:style-name="P126">Водопад, возможна итеративная разработка</text:p>
          </table:table-cell>
          <table:table-cell table:style-name="Таблица1.C2" office:value-type="string">
            <text:p text:style-name="P126">Планирование задач, подключение тэгов, назначение задачам сроков.</text:p>
          </table:table-cell>
        </table:table-row>
        <table:table-row>
          <table:table-cell table:style-name="Таблица1.A2" office:value-type="string">
            <text:p text:style-name="P123">Redmine</text:p>
          </table:table-cell>
          <table:table-cell table:style-name="Таблица1.A2" office:value-type="string">
            <text:p text:style-name="P127">Водопад, возможно итеративная разработка</text:p>
          </table:table-cell>
          <table:table-cell table:style-name="Таблица1.C2" office:value-type="string">
            <text:p text:style-name="P127">Планирование задач, создание wiki страниц, формирование отчетов.</text:p>
          </table:table-cell>
        </table:table-row>
      </table:table>
      <text:p text:style-name="P58"/>
      <text:p text:style-name="P55"/>
      <text:p text:style-name="P55">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64"><text:s/>«Wrike», Redmine», «Spider Project». <text:s/></text:span>Подавляющее большинство не поддерживает методологию <text:span text:style-name="T64">SCRUM </text:span><text:span text:style-name="T67">(</text:span><text:span text:style-name="T77">за исключением</text:span><text:span text:style-name="T67"> «Atlassian Jira</text:span><text:span text:style-name="T77">»),</text:span><text:span text:style-name="T64">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77">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67">SCRUM</text:span><text:span text:style-name="T77">-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59">Далее, <text:span text:style-name="T78">в компании, для которой автор разрабатывает данный проект использую методику </text:span><text:span text:style-name="T68">Kanban, </text:span><text:span text:style-name="T78">для отслеживания стадий проекта и реализации принципа «точно в срок». На данный момент <text:s/>указанная методология реализована только в </text:span><text:span text:style-name="T68">Atlassian Jira, </text:span><text:span text:style-name="T79">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69">Kanban, </text:span><text:span text:style-name="T79">либо не реализован вообще.</text:span></text:p>
      <text:p text:style-name="P60">Наконец вопрос цены. <text:span text:style-name="T64">Asana, Wrike, Basecamp </text:span>предоставляют возможность бесплатного использования данных систем для ограниченного количества <text:soft-page-break/>пользователе. Количество пользователей варьируется от пяти до <text:s/>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версиях с урезанными возможностями либо на пробный период в течении традцати дней. </text:p>
      <text:p text:style-name="P60">«<text:span text:style-name="T64">Spider Project» </text:span>является лишь настольной системой и не имеет функций совместной работы над проектом.. «<text:span text:style-name="T64">Atlassian Jira»</text:span> нужно разворачивать на собственном сервере.</text:p>
      <text:p text:style-name="P60">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64">SCRUM</text:span> и <text:span text:style-name="T64">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1"><text:soft-page-break/>4.1.3 Анализ конкурентоспособности</text:p>
      <text:p text:style-name="P61"/>
      <text:p text:style-name="P70"><text:span text:style-name="T83">В <text:s/>рамках дипломного проекта разрабатывается система </text:span><text:span text:style-name="T84">управления программными проектами. Оценка конкурентоспособности программного продукта основана на расчете интегрального показателя конкурентоспособности <text:s/></text:span><text:span text:style-name="T85">(</text:span><text:span text:style-name="T86">К</text:span><text:span text:style-name="T43">и</text:span><text:span text:style-name="T60">).</text:span></text:p>
      <text:p text:style-name="P70"/>
      <text:p text:style-name="P70"/>
      <text:p text:style-name="P82"><text:span text:style-name="T13">где </text:span><text:span text:style-name="T8">К</text:span><text:span text:style-name="T33">И</text:span><text:span text:style-name="T48"> — интегральный показатель конкурентоспособности проектируемого изделия по отношению к аналогу или перспективному изделию;</text:span></text:p>
      <text:p text:style-name="P22"><text:span text:style-name="T48">К</text:span><text:span text:style-name="T36">Т</text:span><text:span text:style-name="T48"> — групповой показатель конкурентоспособности по техническим параметрам;</text:span></text:p>
      <text:p text:style-name="P21"><text:span text:style-name="T48">К</text:span><text:span text:style-name="T36">Н</text:span><text:span text:style-name="T48"> — групповой показатель конкурентоспособности по нормативным параметрам;</text:span></text:p>
      <text:p text:style-name="P21"><text:span text:style-name="T48">К</text:span><text:span text:style-name="T36">Э</text:span><text:span text:style-name="T48"> — групповой показатель конкурентоспособности по экономическим параметрам.</text:span></text:p>
      <text:p text:style-name="P133">Расчет группового показателя по техническим параметрам. В первую очередь экспертным методом определяются значения весомостей показателей качества. Выделим группу экспертов и технические показатели качества изделия, существенных для рассматриваемой области.</text:p>
      <text:p text:style-name="P63">Эксперты:</text:p>
      <text:p text:style-name="P63">Эксперт 1 — Гафаров И.<text:span text:style-name="T87">Р</text:span>., главный специалист <text:span text:style-name="T87">предприятия</text:span>;</text:p>
      <text:p text:style-name="P63">Эксперт 2 — <text:span text:style-name="T87">Насыров Р.В., руководитель дипломного проекта;</text:span></text:p>
      <text:p text:style-name="P63">Эксперт 3 — <text:span text:style-name="T87">Милиенко И.А.</text:span>, студент.</text:p>
      <text:p text:style-name="P63">Показатели качества изделий:</text:p>
      <text:p text:style-name="P64">П1 - простота интерфейса;</text:p>
      <text:p text:style-name="P64">П2 — <text:span text:style-name="T88">время отзыва</text:span>;</text:p>
      <text:p text:style-name="P64">П3 — <text:span text:style-name="T89">количество ролей;</text:span></text:p>
      <text:p text:style-name="P65"/>
      <text:p text:style-name="P65"><text:soft-page-break/>Вес показателя рассчитывается по формуле:</text:p>
      <text:p text:style-name="P149"/>
      <text:p text:style-name="P70"/>
      <text:p text:style-name="P151"/>
      <text:p text:style-name="P150"><text:span text:style-name="T90">где </text:span><text:span text:style-name="T63">q</text:span><text:span text:style-name="T39">ij</text:span><text:span text:style-name="T90"> – вес </text:span><text:span text:style-name="T63">i</text:span><text:span text:style-name="T90">-го показателя по </text:span><text:span text:style-name="T63">j</text:span><text:span text:style-name="T90">-му эксперту;</text:span></text:p>
      <text:p text:style-name="P144"><text:span text:style-name="T63">b</text:span><text:span text:style-name="T39">ij</text:span><text:span text:style-name="T90"> – оценка значимости </text:span><text:span text:style-name="T63">i</text:span><text:span text:style-name="T90">-го показателя </text:span><text:span text:style-name="T63">j</text:span><text:span text:style-name="T90">-м экспертом.</text:span></text:p>
      <text:p text:style-name="P95"><text:span text:style-name="T90">Средневзвешенная весомость показателя (</text:span><text:span text:style-name="T90"><draw:frame draw:style-name="fr1" draw:name="Объект170" text:anchor-type="as-char" svg:width="0.79cm" svg:height="0.563cm" draw:z-index="6"><draw:object xlink:href="./Object 1" xlink:type="simple" xlink:show="embed" xlink:actuate="onLoad"/><draw:image xlink:href="./ObjectReplacements/Object 1" xlink:type="simple" xlink:show="embed" xlink:actuate="onLoad"/><svg:desc>formula</svg:desc></draw:frame></text:span><text:span text:style-name="T90">) рассчитывается по формуле:</text:span></text:p>
      <text:p text:style-name="P96"/>
      <text:p text:style-name="P81">,</text:p>
      <text:p text:style-name="P81"/>
      <text:p text:style-name="P152"><text:span text:style-name="T12">где </text:span><text:span text:style-name="T9">В</text:span><text:span text:style-name="T34">Эj</text:span><text:span text:style-name="T12"> – вес j–го эксперта (значения указаны в таблице 1).</text:span></text:p>
      <text:p text:style-name="P84">Таблица <text:span text:style-name="T82">4.3</text:span></text:p>
      <text:p text:style-name="P83">Весомость показателей</text:p>
      <text:p text:style-name="P87"><draw:frame draw:style-name="fr2" draw:name="Объект2" text:anchor-type="paragraph" svg:x="0.519cm" svg:y="-0.051cm" svg:width="17.018cm" svg:height="3.136cm" draw:z-index="15"><draw:object xlink:href="./Object 10" xlink:type="simple" xlink:show="embed" xlink:actuate="onLoad"/><draw:image xlink:href="./ObjectReplacements/Object 10" xlink:type="simple" xlink:show="embed" xlink:actuate="onLoad"/><svg:desc>OLE-object</svg:desc></draw:frame></text:p>
      <text:p text:style-name="P88"><text:span text:style-name="T12">Для рассчета конкурентоспособности в качестве аналога принимается система управления проектами </text:span><text:span text:style-name="T9">Asana.</text:span><text:span text:style-name="T25"> Для выбранного ипроектируемого изделий рассчитывается групповой показатель конкурентоспособности по техническим параметрам.</text:span></text:p>
      <text:p text:style-name="P85">Технический показатель качества рассчитывается по формуле</text:p>
      <text:p text:style-name="P86"><draw:frame draw:style-name="fr1" draw:name="Объект175" text:anchor-type="as-char" svg:width="3.304cm" svg:height="1.201cm" draw:z-index="7"><draw:object xlink:href="./Object 2" xlink:type="simple" xlink:show="embed" xlink:actuate="onLoad"/><draw:image xlink:href="./ObjectReplacements/Object 2" xlink:type="simple" xlink:show="embed" xlink:actuate="onLoad"/><svg:desc>formula</svg:desc></draw:frame></text:p>
      <text:p text:style-name="P141"><text:span text:style-name="T90">Расчет </text:span><text:span text:style-name="T91">К</text:span><text:span text:style-name="T44">Т</text:span><text:span text:style-name="T90"> основан на сравнении единичных относительных показателей качества </text:span><text:span text:style-name="T91">В</text:span><text:span text:style-name="T90">, определяемых из соотношения значений единичного абсолютного показателя качества товара-аналога и проектируемого изделия. </text:span></text:p>
      <text:p text:style-name="P136"><text:soft-page-break/>Относительный показатель качества рассчитывается по формуле:</text:p>
      <text:p text:style-name="P145"><draw:frame draw:style-name="fr1" draw:name="Объект176" text:anchor-type="as-char" svg:width="1.61cm" svg:height="1.185cm" draw:z-index="8"><draw:object xlink:href="./Object 3" xlink:type="simple" xlink:show="embed" xlink:actuate="onLoad"/><draw:image xlink:href="./ObjectReplacements/Object 3" xlink:type="simple" xlink:show="embed" xlink:actuate="onLoad"/><svg:desc>formula</svg:desc></draw:frame><text:span text:style-name="T90"> <text:s/>или </text:span><draw:frame draw:style-name="fr1" draw:name="Объект177" text:anchor-type="as-char" svg:width="1.61cm" svg:height="1.185cm" draw:z-index="9"><draw:object xlink:href="./Object 4" xlink:type="simple" xlink:show="embed" xlink:actuate="onLoad"/><draw:image xlink:href="./ObjectReplacements/Object 4" xlink:type="simple" xlink:show="embed" xlink:actuate="onLoad"/><svg:desc>formula</svg:desc></draw:frame><text:span text:style-name="T90">,</text:span></text:p>
      <text:p text:style-name="P101"/>
      <text:p text:style-name="P100"><text:span text:style-name="T90">где </text:span><text:span text:style-name="T91">В</text:span><text:span text:style-name="T39">i</text:span><text:span text:style-name="T90"> – значения </text:span><text:span text:style-name="T63">i</text:span><text:span text:style-name="T90">-го единичного относительного показателя качества;</text:span></text:p>
      <text:p text:style-name="P40"><text:span text:style-name="T26">А</text:span><text:span text:style-name="T37">а</text:span><text:span text:style-name="T35">i</text:span><text:span text:style-name="T27">, </text:span><text:span text:style-name="T26">А</text:span><text:span text:style-name="T37">и</text:span><text:span text:style-name="T35">i</text:span><text:span text:style-name="T27"> – значения </text:span><text:span text:style-name="T10">i</text:span><text:span text:style-name="T27">-го единичного абсолютного показателя качества аналога и проектируемого изделия соответственно.</text:span></text:p>
      <text:p text:style-name="P143"/>
      <text:p text:style-name="P142">Для удобства сбора, анализа и представления информации составляется карта технического уровня и качества изделия, представленная в таблице 2.</text:p>
      <text:p text:style-name="P137"/>
      <text:p text:style-name="P139">Таблица <text:span text:style-name="T94">4.4</text:span></text:p>
      <text:p text:style-name="P138">Карта технического уровня и качества изделий</text:p>
      <text:p text:style-name="P140"><draw:frame draw:style-name="fr2" draw:name="Object1" text:anchor-type="paragraph" svg:x="0.658cm" svg:y="-0.148cm" svg:width="16.923cm" svg:height="3.935cm" draw:z-index="16"><draw:object xlink:href="./Object 11" xlink:type="simple" xlink:show="embed" xlink:actuate="onLoad"/><draw:image xlink:href="./ObjectReplacements/Object 11" xlink:type="simple" xlink:show="embed" xlink:actuate="onLoad"/><svg:desc>OLE-object</svg:desc></draw:frame></text:p>
      <text:p text:style-name="P134">Примечание: А – изделие-аналог; И – проектируемое изделие; П – перспективное изделие.</text:p>
      <text:p text:style-name="P134">Учитывая, что более высокий балл оценки простоты пользовательского интерфейса указывает на лучший вариант, то при сравнении изделия с аналогом <text:span text:style-name="T92">(И/А)</text:span> относительный показатель по первому признаку рассчитывается как <text:span text:style-name="T92">9/7=1,29. <text:s/>Меньшее время отклика также является преимуществом изделия над аналогом 280/300=1,07. Большее количество ролей в изделии позволяет гибко настраивать доступ для разных групп пользователей, поэтому 5/2 = 2,5. Аналогично рассчет выполняется для И/П, А/П.</text:span></text:p>
      <text:p text:style-name="P134"><text:soft-page-break/>Расчет относительного показателя качества показал, что тезнический уровень разрабатываемого программного продукта выше аналога на <text:span text:style-name="T93">62%. Технический уровень разрабатываемого изделия по сравнению с перспективным ниже на 33%. <text:s text:c="11"/></text:span></text:p>
      <text:p text:style-name="P134">Определение группоого показателя по нормативным параметрам необходимо для оценки принципиальной возможности реализации конкретного товара на определенном рынке.</text:p>
      <text:p text:style-name="P135"/>
      <text:p text:style-name="P66"><draw:frame draw:style-name="fr3" draw:name="Object178" text:anchor-type="as-char" svg:width="2.321cm" svg:height="1.201cm" draw:z-index="10"><draw:object xlink:href="./Object 5" xlink:type="simple" xlink:show="embed" xlink:actuate="onLoad"/><draw:image xlink:href="./ObjectReplacements/Object 5" xlink:type="simple" xlink:show="embed" xlink:actuate="onLoad"/><svg:desc>formula</svg:desc></draw:frame></text:p>
      <text:p text:style-name="P77">где, <text:tab/><text:span text:style-name="T64">К</text:span><text:span text:style-name="T40">Н</text:span><text:span text:style-name="T47"> — групповой показатель по нормативным параметрам;</text:span></text:p>
      <text:p text:style-name="P77"><text:span text:style-name="T47"><text:tab/></text:span><text:span text:style-name="T56">I</text:span><text:span text:style-name="T42">H</text:span><text:span text:style-name="T56"> —</text:span><text:span text:style-name="T59"> единичный показатель </text:span><text:span text:style-name="T56">k-</text:span><text:span text:style-name="T59">го нормативного параметра;</text:span></text:p>
      <text:p text:style-name="P77"><text:span text:style-name="T59"><text:tab/></text:span><text:span text:style-name="T56">n — </text:span><text:span text:style-name="T59">количество единичных показателей по нормативным параметрам.</text:span></text:p>
      <text:p text:style-name="P77"><text:span text:style-name="T59"><text:tab/>Проектируемые программный продукт соответствует всем нормалтивным стандартам и параметрам, поэтому, </text:span><text:span text:style-name="T56">K</text:span><text:span text:style-name="T42">H</text:span><text:span text:style-name="T56"> = </text:span><text:span text:style-name="T59">1.</text:span></text:p>
      <text:p text:style-name="P91">Определение группового показателя по экономическим параметрам и интегрального показателя конкурентоспособности проектируемого изделия.</text:p>
      <text:p text:style-name="P89">Групповой показатель по экономическим параметрам рассчитывается по формуле:</text:p>
      <text:p text:style-name="P90"><draw:frame draw:style-name="fr1" draw:name="Object179" text:anchor-type="as-char" svg:width="1.849cm" svg:height="1.185cm" draw:z-index="11"><draw:object xlink:href="./Object 6" xlink:type="simple" xlink:show="embed" xlink:actuate="onLoad"/><draw:image xlink:href="./ObjectReplacements/Object 6" xlink:type="simple" xlink:show="embed" xlink:actuate="onLoad"/><svg:desc>formula</svg:desc></draw:frame></text:p>
      <text:p text:style-name="P77">где, <text:tab/>Ц<text:span text:style-name="T28">И</text:span><text:span text:style-name="T47"> — цена проектируемого изделия;</text:span></text:p>
      <text:p text:style-name="P77"><text:span text:style-name="T47"><text:tab/>Ц</text:span><text:span text:style-name="T28">А</text:span><text:span text:style-name="T47"> — цена изделия-аналога.</text:span></text:p>
      <text:p text:style-name="P50">Соотношение цен:</text:p>
      <text:p text:style-name="P64"><text:span text:style-name="T47">- цена изделия равна цене аналога </text:span><text:span text:style-name="T61">( <text:s/></text:span><text:span text:style-name="T47">Ц</text:span><text:span text:style-name="T28">И </text:span><text:span text:style-name="T61">= </text:span><text:span text:style-name="T47">Ц</text:span><text:span text:style-name="T28">А </text:span><text:span text:style-name="T61">), тогда К</text:span><text:span text:style-name="T45">Э</text:span><text:span text:style-name="T61"> = 1,</text:span></text:p>
      <text:p text:style-name="P69"><draw:frame draw:style-name="fr4" draw:name="Object2" text:anchor-type="as-char" svg:y="-0.554cm" svg:width="3.611cm" svg:height="0.958cm" draw:z-index="12"><draw:object xlink:href="./Object 7" xlink:type="simple" xlink:show="embed" xlink:actuate="onLoad"/><draw:image xlink:href="./ObjectReplacements/Object 7" xlink:type="simple" xlink:show="embed" xlink:actuate="onLoad"/><svg:desc>formula</svg:desc></draw:frame></text:p>
      <text:p text:style-name="P64"><text:span text:style-name="T61">- цена больше цены аналога на 20% ( <text:s/></text:span><text:span text:style-name="T47">Ц</text:span><text:span text:style-name="T28">И </text:span><text:span text:style-name="T61">&gt; </text:span><text:span text:style-name="T47">Ц</text:span><text:span text:style-name="T28">А </text:span><text:span text:style-name="T61">), тогда К</text:span><text:span text:style-name="T45">Э</text:span><text:span text:style-name="T61"> = 1,2,</text:span></text:p>
      <text:p text:style-name="P69"><draw:frame draw:style-name="fr4" draw:name="Object3" text:anchor-type="as-char" svg:y="-0.556cm" svg:width="3.62cm" svg:height="0.96cm" draw:z-index="13"><draw:object xlink:href="./Object 8" xlink:type="simple" xlink:show="embed" xlink:actuate="onLoad"/><draw:image xlink:href="./ObjectReplacements/Object 8" xlink:type="simple" xlink:show="embed" xlink:actuate="onLoad"/><svg:desc>formula</svg:desc></draw:frame></text:p>
      <text:p text:style-name="P64"><text:span text:style-name="T61">- цена меньше цены аналога на 20% ( <text:s/></text:span><text:span text:style-name="T47">Ц</text:span><text:span text:style-name="T28">И </text:span><text:span text:style-name="T61">&lt; </text:span><text:span text:style-name="T47">Ц</text:span><text:span text:style-name="T28">А </text:span><text:span text:style-name="T61">), тогда К</text:span><text:span text:style-name="T45">Э</text:span><text:span text:style-name="T61"> = 0,8,</text:span></text:p>
      <text:p text:style-name="P69"><text:soft-page-break/><draw:frame draw:style-name="fr4" draw:name="Object4" text:anchor-type="as-char" svg:y="-0.556cm" svg:width="3.833cm" svg:height="0.96cm" draw:z-index="14"><draw:object xlink:href="./Object 9" xlink:type="simple" xlink:show="embed" xlink:actuate="onLoad"/><draw:image xlink:href="./ObjectReplacements/Object 9" xlink:type="simple" xlink:show="embed" xlink:actuate="onLoad"/><svg:desc>formula</svg:desc></draw:frame></text:p>
      <text:p text:style-name="P67"><text:span text:style-name="T61">Во всех случаях </text:span><text:span text:style-name="T47">K</text:span><text:span text:style-name="T28">H</text:span><text:span text:style-name="T47"> &gt; 1, т. е. Разрабатываемый программный продукт конкурентоспособен.</text:span></text:p>
      <text:p text:style-name="P68"/>
      <text:p text:style-name="P62">4.2 Экономическая часть</text:p>
      <text:p text:style-name="P62">4.2.1 Расчет затрат на разработку программного продуктам</text:p>
      <text:p text:style-name="P62"/>
      <text:p text:style-name="P56">Затраты на разработку программного продукта рассчитываются по следующей формуле:</text:p>
      <text:p text:style-name="P57"><draw:frame draw:style-name="fr1" draw:name="Object251" text:anchor-type="as-char" svg:width="7.835cm" svg:height="0.563cm" draw:z-index="17"><draw:object xlink:href="./Object 12" xlink:type="simple" xlink:show="embed" xlink:actuate="onLoad"/><draw:image xlink:href="./ObjectReplacements/Object 12" xlink:type="simple" xlink:show="embed" xlink:actuate="onLoad"/><svg:desc>formula</svg:desc></draw:frame></text:p>
      <text:p text:style-name="P99"><text:span text:style-name="T3">где</text:span><text:span text:style-name="T1"> З</text:span><text:span text:style-name="T29">ФОТР</text:span><text:span text:style-name="T3"> – общий фонд оплаты труда разработчиков ПП;</text:span></text:p>
      <text:p text:style-name="P19"><text:span text:style-name="T1">З</text:span><text:span text:style-name="T29">ОВФ</text:span><text:span text:style-name="T3"> – начисления на заработную плату разработчиков ПП во внебюджетные фонды;</text:span></text:p>
      <text:p text:style-name="P15"><text:span text:style-name="T1">З</text:span><text:span text:style-name="T29">ЭВМ</text:span><text:span text:style-name="T1"> </text:span><text:span text:style-name="T3">– затраты, связанные с эксплуатацией техники;</text:span></text:p>
      <text:p text:style-name="P15"><text:span text:style-name="T1">З</text:span><text:span text:style-name="T29">СПП</text:span><text:span text:style-name="T3"> – затраты на специальные программные продукты, необходимые для разработки ПП;</text:span></text:p>
      <text:p text:style-name="P15"><text:span text:style-name="T1">З</text:span><text:span text:style-name="T29">ХОН</text:span><text:span text:style-name="T3"> – затраты на хозяйственно-операционные нужды (бумага, литература, носители информации и т.п.);</text:span></text:p>
      <text:p text:style-name="P16"><text:span text:style-name="T7">Р</text:span><text:span text:style-name="T32">Н</text:span><text:span text:style-name="T13"> – накладные расходы (</text:span><text:span text:style-name="T7">Р</text:span><text:span text:style-name="T32">Н</text:span><text:span text:style-name="T13"> = 30% от </text:span><text:span text:style-name="T7">З</text:span><text:span text:style-name="T32">ФОТР</text:span><text:span text:style-name="T13">);</text:span></text:p>
      <text:p text:style-name="P10"><text:span text:style-name="T13">При разработке программного продукта общее время разработки составило </text:span><text:span text:style-name="T14">4 месяца. Из них машинное время составляет 3 месяца.</text:span></text:p>
      <text:p text:style-name="P4">Фонд оплаты труда за вермя работы над програмнным продуктом </text:p>
      <text:p text:style-name="P5"><draw:frame draw:style-name="fr1" draw:name="Object252" text:anchor-type="as-char" svg:width="6.599cm" svg:height="1.201cm" draw:z-index="18"><draw:object xlink:href="./Object 13" xlink:type="simple" xlink:show="embed" xlink:actuate="onLoad"/><draw:image xlink:href="./ObjectReplacements/Object 13" xlink:type="simple" xlink:show="embed" xlink:actuate="onLoad"/><svg:desc>formula</svg:desc></draw:frame></text:p>
      <text:p text:style-name="P102"><text:span text:style-name="T3">где <text:s/></text:span><text:span text:style-name="T1">О</text:span><text:span text:style-name="T29">Р</text:span><text:span text:style-name="T31">j</text:span><text:span text:style-name="T3"> </text:span><text:span text:style-name="T4">– </text:span><text:span text:style-name="T3">оклад </text:span><text:span text:style-name="T6">j</text:span><text:span text:style-name="T3">-го разработчика. В разработке участвовал 1 человек, его оклад составляет </text:span><text:span text:style-name="T5">100</text:span><text:span text:style-name="T3">00 руб.;</text:span></text:p>
      <text:p text:style-name="P103"><text:span text:style-name="T1">Т</text:span><text:span text:style-name="T29">РПР</text:span><text:span text:style-name="T31">j</text:span><text:span text:style-name="T3"> – общее время работы над ПП в месяцах, </text:span><text:span text:style-name="T3"><draw:frame draw:style-name="fr5" draw:name="Object253" text:anchor-type="as-char" svg:y="-0.377cm" svg:width="1.686cm" svg:height="0.563cm" draw:z-index="19"><draw:object xlink:href="./Object 14" xlink:type="simple" xlink:show="embed" xlink:actuate="onLoad"/><draw:image xlink:href="./ObjectReplacements/Object 14" xlink:type="simple" xlink:show="embed" xlink:actuate="onLoad"/><svg:desc>formula</svg:desc></draw:frame></text:span><text:span text:style-name="T3">;</text:span></text:p>
      <text:p text:style-name="P104"><text:span text:style-name="T3"><draw:frame draw:style-name="fr1" draw:name="Object254" text:anchor-type="as-char" svg:width="0.711cm" svg:height="0.563cm" draw:z-index="20"><draw:object xlink:href="./Object 15" xlink:type="simple" xlink:show="embed" xlink:actuate="onLoad"/><draw:image xlink:href="./ObjectReplacements/Object 15" xlink:type="simple" xlink:show="embed" xlink:actuate="onLoad"/><svg:desc>formula</svg:desc></draw:frame></text:span><text:span text:style-name="T3"> </text:span><text:span text:style-name="T4">–</text:span><text:span text:style-name="T3"> коэффициент дополнительной зарплаты, </text:span><text:span text:style-name="T3"><draw:frame draw:style-name="fr1" draw:name="Object255" text:anchor-type="as-char" svg:width="1.595cm" svg:height="0.563cm" draw:z-index="21"><draw:object xlink:href="./Object 16" xlink:type="simple" xlink:show="embed" xlink:actuate="onLoad"/><draw:image xlink:href="./ObjectReplacements/Object 16" xlink:type="simple" xlink:show="embed" xlink:actuate="onLoad"/><svg:desc>formula</svg:desc></draw:frame></text:span><text:span text:style-name="T3">;</text:span></text:p>
      <text:p text:style-name="P105"><text:soft-page-break/><text:span text:style-name="T14"><draw:frame draw:style-name="fr1" draw:name="Object256" text:anchor-type="as-char" svg:width="0.7cm" svg:height="0.563cm" draw:z-index="22"><draw:object xlink:href="./Object 17" xlink:type="simple" xlink:show="embed" xlink:actuate="onLoad"/><draw:image xlink:href="./ObjectReplacements/Object 17" xlink:type="simple" xlink:show="embed" xlink:actuate="onLoad"/><svg:desc>formula</svg:desc></draw:frame></text:span><text:span text:style-name="T14"> </text:span><text:span text:style-name="T15">–</text:span><text:span text:style-name="T14"> районный коэффициент, </text:span><text:span text:style-name="T14"><draw:frame draw:style-name="fr1" draw:name="Object257" text:anchor-type="as-char" svg:width="1.843cm" svg:height="0.563cm" draw:z-index="23"><draw:object xlink:href="./Object 18" xlink:type="simple" xlink:show="embed" xlink:actuate="onLoad"/><draw:image xlink:href="./ObjectReplacements/Object 18" xlink:type="simple" xlink:show="embed" xlink:actuate="onLoad"/><svg:desc>formula</svg:desc></draw:frame></text:span><text:span text:style-name="T14">.</text:span></text:p>
      <text:p text:style-name="P11">Таким образом:</text:p>
      <text:p text:style-name="P8"><text:span text:style-name="T14"><draw:frame draw:style-name="fr4" draw:name="Object5" text:anchor-type="as-char" svg:y="-0.386cm" svg:width="7.488cm" svg:height="0.542cm" draw:z-index="24"><draw:object xlink:href="./Object 19" xlink:type="simple" xlink:show="embed" xlink:actuate="onLoad"/><draw:image xlink:href="./ObjectReplacements/Object 19" xlink:type="simple" xlink:show="embed" xlink:actuate="onLoad"/><svg:desc>formula</svg:desc></draw:frame></text:span><text:span text:style-name="T14">руб</text:span></text:p>
      <text:p text:style-name="P9"><text:span text:style-name="T14">Так как годовой фонд заработной платы разработчика не превышает </text:span><text:span text:style-name="T16">280 тыс. руб., то используются максимальные ЕСН. Значения всех используемых ставок приведены в таблице 2.1</text:span></text:p>
      <text:p text:style-name="P6">Таблица <text:span text:style-name="T95">4.5</text:span></text:p>
      <text:p text:style-name="P7">Значения ставок ЕСН и СНС</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71">Вид отчислений</text:p>
          </table:table-cell>
          <table:covered-table-cell/>
          <table:table-cell table:style-name="Table2.C1" office:value-type="string">
            <text:p text:style-name="P1">Размер ставок, %</text:p>
          </table:table-cell>
        </table:table-row>
        <table:table-row table:style-name="Table2.2">
          <table:table-cell table:style-name="Table2.A1" office:value-type="string">
            <text:p text:style-name="P73">1</text:p>
          </table:table-cell>
          <table:table-cell table:style-name="Table2.A1" office:value-type="string">
            <text:p text:style-name="P73">Единый социальный налог (ЕСН), в том числе</text:p>
          </table:table-cell>
          <table:table-cell table:style-name="Table2.C1" office:value-type="string">
            <text:p text:style-name="P73">26</text:p>
          </table:table-cell>
        </table:table-row>
        <table:table-row table:style-name="Table2.3">
          <table:table-cell table:style-name="Table2.A1" office:value-type="string">
            <text:p text:style-name="P73">1.1</text:p>
          </table:table-cell>
          <table:table-cell table:style-name="Table2.A1" office:value-type="string">
            <text:p text:style-name="P12">пенсионный фонд</text:p>
          </table:table-cell>
          <table:table-cell table:style-name="Table2.C1" office:value-type="string">
            <text:p text:style-name="P71">20</text:p>
          </table:table-cell>
        </table:table-row>
        <table:table-row table:style-name="Table2.4">
          <table:table-cell table:style-name="Table2.A1" office:value-type="string">
            <text:p text:style-name="P73">1.2</text:p>
          </table:table-cell>
          <table:table-cell table:style-name="Table2.A1" office:value-type="string">
            <text:p text:style-name="P12">фонд социального страхования</text:p>
          </table:table-cell>
          <table:table-cell table:style-name="Table2.C1" office:value-type="string">
            <text:p text:style-name="P71">2,9</text:p>
          </table:table-cell>
        </table:table-row>
        <table:table-row table:style-name="Table2.5">
          <table:table-cell table:style-name="Table2.A1" office:value-type="string">
            <text:p text:style-name="P73">1.3</text:p>
          </table:table-cell>
          <table:table-cell table:style-name="Table2.A1" office:value-type="string">
            <text:p text:style-name="P12">федеральный фонд обязательного медицинского страхования</text:p>
          </table:table-cell>
          <table:table-cell table:style-name="Table2.C1" office:value-type="string">
            <text:p text:style-name="P71">1,1</text:p>
          </table:table-cell>
        </table:table-row>
        <table:table-row table:style-name="Table2.6">
          <table:table-cell table:style-name="Table2.A1" office:value-type="string">
            <text:p text:style-name="P73">1.4</text:p>
          </table:table-cell>
          <table:table-cell table:style-name="Table2.A1" office:value-type="string">
            <text:p text:style-name="P12">территориальный (региональный) фонд медицинского страхования</text:p>
          </table:table-cell>
          <table:table-cell table:style-name="Table2.C1" office:value-type="string">
            <text:p text:style-name="P71">2</text:p>
          </table:table-cell>
        </table:table-row>
        <table:table-row table:style-name="Table2.7">
          <table:table-cell table:style-name="Table2.A1" office:value-type="string">
            <text:p text:style-name="P73">2</text:p>
          </table:table-cell>
          <table:table-cell table:style-name="Table2.A1" office:value-type="string">
            <text:p text:style-name="P2">Страховой тариф на обязательное социальное страхование от несчастных случаев на производстве и профзаболеваний (для 2 класса профессионального риска)</text:p>
          </table:table-cell>
          <table:table-cell table:style-name="Table2.C1" office:value-type="string">
            <text:p text:style-name="P3">0,2</text:p>
          </table:table-cell>
        </table:table-row>
        <table:table-row table:style-name="Table2.8">
          <table:table-cell table:style-name="Table2.A1" office:value-type="string">
            <text:p text:style-name="P72"/>
          </table:table-cell>
          <table:table-cell table:style-name="Table2.A1" office:value-type="string">
            <text:p text:style-name="P73">Итого</text:p>
          </table:table-cell>
          <table:table-cell table:style-name="Table2.C1" office:value-type="string">
            <text:p text:style-name="P73">26,2</text:p>
          </table:table-cell>
        </table:table-row>
      </table:table>
      <text:p text:style-name="P98"/>
      <text:p text:style-name="P111">Сумма начислений на заработную плату во внебюджетные фонды составляет:</text:p>
      <text:p text:style-name="P106"><draw:frame draw:style-name="fr4" draw:name="Object6" text:anchor-type="as-char" svg:y="-0.377cm" svg:width="7.269cm" svg:height="0.531cm" draw:z-index="25"><draw:object xlink:href="./Object 20" xlink:type="simple" xlink:show="embed" xlink:actuate="onLoad"/><draw:image xlink:href="./ObjectReplacements/Object 20" xlink:type="simple" xlink:show="embed" xlink:actuate="onLoad"/><svg:desc>formula</svg:desc></draw:frame>руб.</text:p>
      <text:p text:style-name="P107">Затраты связанные с использованием вычислительной и оргтехники:</text:p>
      <text:p text:style-name="P106"><draw:frame draw:style-name="fr4" draw:name="Object7" text:anchor-type="as-char" svg:y="-0.377cm" svg:width="4.364cm" svg:height="0.531cm" draw:z-index="26"><draw:object xlink:href="./Object 21" xlink:type="simple" xlink:show="embed" xlink:actuate="onLoad"/><draw:image xlink:href="./ObjectReplacements/Object 21" xlink:type="simple" xlink:show="embed" xlink:actuate="onLoad"/><svg:desc>formula</svg:desc></draw:frame>,</text:p>
      <text:p text:style-name="P112"><text:span text:style-name="T3">где <text:s text:c="2"/></text:span><text:span text:style-name="T3"><draw:frame draw:style-name="fr1" draw:name="Object262" text:anchor-type="as-char" svg:width="0.667cm" svg:height="0.563cm" draw:z-index="27"><draw:object xlink:href="./Object 22" xlink:type="simple" xlink:show="embed" xlink:actuate="onLoad"/><draw:image xlink:href="./ObjectReplacements/Object 22" xlink:type="simple" xlink:show="embed" xlink:actuate="onLoad"/><svg:desc>formula</svg:desc></draw:frame></text:span><text:span text:style-name="T3">– коэффициент готовности ЭВМ, </text:span><text:span text:style-name="T3"><draw:frame draw:style-name="fr1" draw:name="Object263" text:anchor-type="as-char" svg:width="1.819cm" svg:height="0.563cm" draw:z-index="28"><draw:object xlink:href="./Object 23" xlink:type="simple" xlink:show="embed" xlink:actuate="onLoad"/><draw:image xlink:href="./ObjectReplacements/Object 23" xlink:type="simple" xlink:show="embed" xlink:actuate="onLoad"/><svg:desc>formula</svg:desc></draw:frame></text:span><text:span text:style-name="T3">;</text:span></text:p>
      <text:p text:style-name="P113"><text:span text:style-name="T6">n</text:span><text:span text:style-name="T3"> – количество единиц техники, равно 1;</text:span></text:p>
      <text:p text:style-name="P104"><text:span text:style-name="T3"><draw:frame draw:style-name="fr1" draw:name="Object264" text:anchor-type="as-char" svg:width="1.286cm" svg:height="0.563cm" draw:z-index="29"><draw:object xlink:href="./Object 24" xlink:type="simple" xlink:show="embed" xlink:actuate="onLoad"/><draw:image xlink:href="./ObjectReplacements/Object 24" xlink:type="simple" xlink:show="embed" xlink:actuate="onLoad"/><svg:desc>formula</svg:desc></draw:frame></text:span><text:span text:style-name="T3"> – себестоимость машиночаса, </text:span><text:span text:style-name="T3"><draw:frame draw:style-name="fr1" draw:name="Object265" text:anchor-type="as-char" svg:width="1.861cm" svg:height="0.563cm" draw:z-index="30"><draw:object xlink:href="./Object 25" xlink:type="simple" xlink:show="embed" xlink:actuate="onLoad"/><draw:image xlink:href="./ObjectReplacements/Object 25" xlink:type="simple" xlink:show="embed" xlink:actuate="onLoad"/><svg:desc>formula</svg:desc></draw:frame></text:span><text:span text:style-name="T3">руб.;</text:span><text:span text:style-name="T46"> </text:span></text:p>
      <text:p text:style-name="P20"><text:span text:style-name="T13"><draw:frame draw:style-name="fr1" draw:name="Object266" text:anchor-type="as-char" svg:width="1.33cm" svg:height="0.563cm" draw:z-index="31"><draw:object xlink:href="./Object 26" xlink:type="simple" xlink:show="embed" xlink:actuate="onLoad"/><draw:image xlink:href="./ObjectReplacements/Object 26" xlink:type="simple" xlink:show="embed" xlink:actuate="onLoad"/><svg:desc>formula</svg:desc></draw:frame></text:span><text:span text:style-name="T13"> – машинное время работы над программным продуктом, равно </text:span><text:span text:style-name="T17">3</text:span><text:span text:style-name="T13"> мес.</text:span></text:p>
      <text:p text:style-name="P13"><text:soft-page-break/>Перевод рабочего времени в часы осуществляется по формуле </text:p>
      <text:p text:style-name="P14"><draw:frame draw:style-name="fr4" draw:name="Object8" text:anchor-type="as-char" svg:y="-0.377cm" svg:width="4.41cm" svg:height="0.531cm" draw:z-index="32"><draw:object xlink:href="./Object 27" xlink:type="simple" xlink:show="embed" xlink:actuate="onLoad"/><draw:image xlink:href="./ObjectReplacements/Object 27" xlink:type="simple" xlink:show="embed" xlink:actuate="onLoad"/><svg:desc>formula</svg:desc></draw:frame></text:p>
      <text:p text:style-name="P114"><text:span text:style-name="T13">где, Т</text:span><text:span text:style-name="T36">час</text:span><text:span text:style-name="T48"> — рабочее время, ч;</text:span></text:p>
      <text:p text:style-name="P17"><text:span text:style-name="T48">Т</text:span><text:span text:style-name="T36">мес</text:span><text:span text:style-name="T48"> — рабочее время, мес., ( Т</text:span><text:span text:style-name="T36">мес</text:span><text:span text:style-name="T48"> = 3 );</text:span></text:p>
      <text:p text:style-name="P17"><text:span text:style-name="T48">Ч</text:span><text:span text:style-name="T36">РД —</text:span><text:span text:style-name="T48"> число рабочих дней, ( Ч</text:span><text:span text:style-name="T36">РД </text:span><text:span text:style-name="T48">= </text:span><text:span text:style-name="T50">22</text:span><text:span text:style-name="T48">);</text:span></text:p>
      <text:p text:style-name="P17"><text:span text:style-name="T48">Т</text:span><text:span text:style-name="T36">СМ —</text:span><text:span text:style-name="T48"> продолжительность рабочей смены, ( Т</text:span><text:span text:style-name="T36">см</text:span><text:span text:style-name="T48"> = 8 ч);</text:span></text:p>
      <text:p text:style-name="P17"><text:span text:style-name="T48">К</text:span><text:span text:style-name="T36">СМ</text:span><text:span text:style-name="T48"> — количество рабочих смен, ( К</text:span><text:span text:style-name="T36">СМ</text:span><text:span text:style-name="T48"> </text:span><text:span text:style-name="T49">= 1);</text:span></text:p>
      <text:p text:style-name="P18"/>
      <text:p text:style-name="P34">Таким образом, время на разработку ПП с использованием ЭВМ составляет:</text:p>
      <text:p text:style-name="P30"><text:span text:style-name="T13"><draw:frame draw:style-name="fr4" draw:name="Object9" text:anchor-type="as-char" svg:y="-0.377cm" svg:width="3.903cm" svg:height="0.531cm" draw:z-index="33"><draw:object xlink:href="./Object 28" xlink:type="simple" xlink:show="embed" xlink:actuate="onLoad"/><draw:image xlink:href="./ObjectReplacements/Object 28" xlink:type="simple" xlink:show="embed" xlink:actuate="onLoad"/><svg:desc>formula</svg:desc></draw:frame></text:span><text:span text:style-name="T18">часов,</text:span></text:p>
      <text:p text:style-name="P30"><text:span text:style-name="T18"><draw:frame draw:style-name="fr4" draw:name="Object10" text:anchor-type="as-char" svg:y="-0.377cm" svg:width="4.801cm" svg:height="0.533cm" draw:z-index="34"><draw:object xlink:href="./Object 29" xlink:type="simple" xlink:show="embed" xlink:actuate="onLoad"/><draw:image xlink:href="./ObjectReplacements/Object 29" xlink:type="simple" xlink:show="embed" xlink:actuate="onLoad"/><svg:desc>formula</svg:desc></draw:frame></text:span><text:span text:style-name="T18">руб</text:span><text:span text:style-name="T19">.</text:span></text:p>
      <text:p text:style-name="P23">Затраты на специальные программные продукты, необходимые для разработки ПП отсутствуют, т. к. используется свободное программное обеспеченье. Перечень программных продуктов специального назначения приведен в таблице 2.2 </text:p>
      <text:p text:style-name="P31"><text:span text:style-name="T19">Таблица </text:span><text:span text:style-name="T22">4</text:span><text:span text:style-name="T20">.</text:span><text:span text:style-name="T22">6</text:span></text:p>
      <text:p text:style-name="P24">Программные продукты специального назначения </text:p>
      <table:table table:name="Table3" table:style-name="Table3">
        <table:table-column table:style-name="Table3.A"/>
        <table:table-column table:style-name="Table3.B"/>
        <table:table-column table:style-name="Table3.C"/>
        <table:table-row>
          <table:table-cell table:style-name="Table3.A1" office:value-type="string">
            <text:p text:style-name="P115">№п/п</text:p>
          </table:table-cell>
          <table:table-cell table:style-name="Table3.A1" office:value-type="string">
            <text:p text:style-name="P128">Название ПП</text:p>
          </table:table-cell>
          <table:table-cell table:style-name="Table3.C1" office:value-type="string">
            <text:p text:style-name="P129">Цена, руб.</text:p>
          </table:table-cell>
        </table:table-row>
        <table:table-row>
          <table:table-cell table:style-name="Table3.A2" office:value-type="string">
            <text:p text:style-name="P128">1</text:p>
          </table:table-cell>
          <table:table-cell table:style-name="Table3.A2" office:value-type="string">
            <text:p text:style-name="P131">NetBeans IDE</text:p>
          </table:table-cell>
          <table:table-cell table:style-name="Table3.C2" office:value-type="string">
            <text:p text:style-name="P128">0</text:p>
          </table:table-cell>
        </table:table-row>
        <table:table-row>
          <table:table-cell table:style-name="Table3.A2" office:value-type="string">
            <text:p text:style-name="P128">2</text:p>
          </table:table-cell>
          <table:table-cell table:style-name="Table3.A2" office:value-type="string">
            <text:p text:style-name="P131">Apache Tomcat</text:p>
          </table:table-cell>
          <table:table-cell table:style-name="Table3.C2" office:value-type="string">
            <text:p text:style-name="P128">0</text:p>
          </table:table-cell>
        </table:table-row>
        <table:table-row>
          <table:table-cell table:style-name="Table3.A2" office:value-type="string">
            <text:p text:style-name="P128">3</text:p>
          </table:table-cell>
          <table:table-cell table:style-name="Table3.A2" office:value-type="string">
            <text:p text:style-name="P131">MySQL</text:p>
          </table:table-cell>
          <table:table-cell table:style-name="Table3.C2" office:value-type="string">
            <text:p text:style-name="P128">0</text:p>
          </table:table-cell>
        </table:table-row>
        <table:table-row>
          <table:table-cell table:style-name="Table3.A2" office:value-type="string">
            <text:p text:style-name="P128"/>
          </table:table-cell>
          <table:table-cell table:style-name="Table3.A2" office:value-type="string">
            <text:p text:style-name="P132">Итого</text:p>
          </table:table-cell>
          <table:table-cell table:style-name="Table3.C2" office:value-type="string">
            <text:p text:style-name="P128">0</text:p>
          </table:table-cell>
        </table:table-row>
      </table:table>
      <text:p text:style-name="P30"/>
      <text:p text:style-name="P25">Затраты на хозяйственно-организационные нужды приведены в таблице 2.3 и вычисляются по формуле </text:p>
      <text:p text:style-name="P26"><draw:frame draw:style-name="fr1" draw:name="Object273" text:anchor-type="as-char" svg:width="3.166cm" svg:height="1.201cm" draw:z-index="35"><draw:object xlink:href="./Object 30" xlink:type="simple" xlink:show="embed" xlink:actuate="onLoad"/><draw:image xlink:href="./ObjectReplacements/Object 30" xlink:type="simple" xlink:show="embed" xlink:actuate="onLoad"/><svg:desc>formula</svg:desc></draw:frame></text:p>
      <text:p text:style-name="P116"><text:span text:style-name="T13">где Ц</text:span><text:span text:style-name="T36">t</text:span><text:span text:style-name="T48"> — цена </text:span><text:span text:style-name="T51">t</text:span><text:span text:style-name="T48">-го <text:s/>товара, руб.;</text:span></text:p>
      <text:p text:style-name="P32"><text:soft-page-break/><text:span text:style-name="T48">К</text:span><text:span text:style-name="T36">t —</text:span><text:span text:style-name="T48"> количество <text:s/></text:span><text:span text:style-name="T51">t</text:span><text:span text:style-name="T48">-го товара.</text:span></text:p>
      <text:p text:style-name="P27">Таблица <text:span text:style-name="T96">4</text:span>.<text:span text:style-name="T96">7</text:span></text:p>
      <text:p text:style-name="P28">Затраты на хозяйственно-организационные нужды</text:p>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130">Наименование</text:p>
          </table:table-cell>
          <table:table-cell table:style-name="Table4.A1" office:value-type="string">
            <text:p text:style-name="P129">Цена ща единицу</text:p>
            <text:p text:style-name="P130">(руб.)</text:p>
          </table:table-cell>
          <table:table-cell table:style-name="Table4.A1" office:value-type="string">
            <text:p text:style-name="P129">Кол-во <text:span text:style-name="T62">(шт.)</text:span></text:p>
          </table:table-cell>
          <table:table-cell table:style-name="Table4.D1" office:value-type="string">
            <text:p text:style-name="P129">Всего <text:span text:style-name="T62">(руб.)</text:span></text:p>
          </table:table-cell>
        </table:table-row>
        <table:table-row>
          <table:table-cell table:style-name="Table4.A2" office:value-type="string">
            <text:p text:style-name="P129">Бумага</text:p>
          </table:table-cell>
          <table:table-cell table:style-name="Table4.A2" office:value-type="string">
            <text:p text:style-name="P130">0,5</text:p>
          </table:table-cell>
          <table:table-cell table:style-name="Table4.A2" office:value-type="string">
            <text:p text:style-name="P130">100</text:p>
          </table:table-cell>
          <table:table-cell table:style-name="Table4.D2" office:value-type="string">
            <text:p text:style-name="P130">50</text:p>
          </table:table-cell>
        </table:table-row>
        <table:table-row>
          <table:table-cell table:style-name="Table4.A2" office:value-type="string">
            <text:p text:style-name="P129">Итого</text:p>
          </table:table-cell>
          <table:table-cell table:style-name="Table4.A2" office:value-type="string">
            <text:p text:style-name="P129"/>
          </table:table-cell>
          <table:table-cell table:style-name="Table4.A2" office:value-type="string">
            <text:p text:style-name="P129"/>
          </table:table-cell>
          <table:table-cell table:style-name="Table4.D2" office:value-type="string">
            <text:p text:style-name="P130">50</text:p>
          </table:table-cell>
        </table:table-row>
      </table:table>
      <text:p text:style-name="P33"/>
      <text:p text:style-name="P29">Накладные расходы:</text:p>
      <text:p text:style-name="P33"><text:span text:style-name="T48"><text:tab/></text:span><text:span text:style-name="T48"><draw:frame draw:style-name="fr4" draw:name="Object11" text:anchor-type="as-char" svg:y="-0.377cm" svg:width="6.569cm" svg:height="0.533cm" draw:z-index="36"><draw:object xlink:href="./Object 31" xlink:type="simple" xlink:show="embed" xlink:actuate="onLoad"/><draw:image xlink:href="./ObjectReplacements/Object 31" xlink:type="simple" xlink:show="embed" xlink:actuate="onLoad"/><svg:desc>formula</svg:desc></draw:frame></text:span><text:span text:style-name="T48">руб.</text:span></text:p>
      <text:p text:style-name="P36">Таким образом затраты на разработку программного продукта рассчитываются по формуле:</text:p>
      <text:p text:style-name="P35"><text:span text:style-name="T13"><draw:frame draw:style-name="fr4" draw:name="Object12" text:anchor-type="as-char" svg:y="-0.377cm" svg:width="8.869cm" svg:height="0.531cm" draw:z-index="37"><draw:object xlink:href="./Object 32" xlink:type="simple" xlink:show="embed" xlink:actuate="onLoad"/><draw:image xlink:href="./ObjectReplacements/Object 32" xlink:type="simple" xlink:show="embed" xlink:actuate="onLoad"/><svg:desc>formula</svg:desc></draw:frame></text:span><text:span text:style-name="T21">руб.</text:span></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8"><text:soft-page-break/><text:span text:style-name="T95">4.2.2 </text:span>Расчет затрат на внедрение программного продукта.</text:p>
      <text:p text:style-name="P108"/>
      <text:p text:style-name="P109">Затраты на внедрение программного продукта рассчитываются по формуле:</text:p>
      <text:p text:style-name="P110"><draw:frame draw:style-name="fr1" draw:name="Object278" text:anchor-type="as-char" svg:width="11.312cm" svg:height="0.624cm" draw:z-index="38"><draw:object xlink:href="./Object 33" xlink:type="simple" xlink:show="embed" xlink:actuate="onLoad"/><draw:image xlink:href="./ObjectReplacements/Object 33" xlink:type="simple" xlink:show="embed" xlink:actuate="onLoad"/><svg:desc>formula</svg:desc></draw:frame></text:p>
      <text:p text:style-name="P112"><text:span text:style-name="T3">где </text:span><text:span text:style-name="T2">З</text:span><text:span text:style-name="T30">М</text:span><text:span text:style-name="T3"> – затраты на приобретение материалов, руб.;</text:span></text:p>
      <text:p text:style-name="P38"><text:span text:style-name="T2">З</text:span><text:span text:style-name="T30">КТС</text:span><text:span text:style-name="T3"> – затраты на приобретение комплекса технических средств, руб.;</text:span></text:p>
      <text:p text:style-name="P38"><text:span text:style-name="T2">З</text:span><text:span text:style-name="T30">ПО</text:span><text:span text:style-name="T3"> – затраты на приобретение программного обеспечения (включают стоимость разработанного ПП, а также других существующих ПП, необходимых для функционирования системы), руб.;</text:span></text:p>
      <text:p text:style-name="P38"><text:span text:style-name="T2">З</text:span><text:span text:style-name="T30">ФОТВ</text:span><text:span text:style-name="T3"> – затраты на оплату труда работников, занятых внедрением проекта, руб.;</text:span></text:p>
      <text:p text:style-name="P38"><text:span text:style-name="T2">З</text:span><text:span text:style-name="T30">ОВФ</text:span><text:span text:style-name="T3"> – отчисления во внебюджетные фонды с заработной платы работников, занятых внедрением проекта, руб.;</text:span></text:p>
      <text:p text:style-name="P38"><text:span text:style-name="T2">З</text:span><text:span text:style-name="T30">ЭВМ</text:span><text:span text:style-name="T3"> – затраты, связанные с эксплуатацией ЭВМ при внедрении проектного решения, руб.;</text:span></text:p>
      <text:p text:style-name="P38"><text:span text:style-name="T2">Р</text:span><text:span text:style-name="T30">ком</text:span><text:span text:style-name="T3"> – командировочные расходы, руб.;</text:span></text:p>
      <text:p text:style-name="P38"><text:span text:style-name="T2">Р</text:span><text:span text:style-name="T30">Н</text:span><text:span text:style-name="T3"> – накладные расходы, руб.;</text:span></text:p>
      <text:p text:style-name="P39"><text:span text:style-name="T23">k</text:span><text:span text:style-name="T33">ТУН</text:span><text:span text:style-name="T13"> – коэффициент транспортирования, установки и наладки комплекса технических средств, определяется действующими нормативами организации, а также спецификой конкретного проекта.</text:span></text:p>
      <text:p text:style-name="P37"/>
      <text:p text:style-name="P45">Так как для внедрения программного продукта расходных материалов не требуется, то З<text:span text:style-name="T28">М</text:span><text:span text:style-name="T47"> </text:span><text:span text:style-name="T52">= 0. Дополнительного приобретения компьютеров или других КТС также не требуется, следовательно, З</text:span><text:span text:style-name="T38">КТС</text:span><text:span text:style-name="T52"> = 0.</text:span></text:p>
      <text:p text:style-name="P43"><text:span text:style-name="T52">Затраты на приобретение программного обеспечения в данном случае равны затратам на разработку и составляют З</text:span><text:span text:style-name="T38">ПО</text:span><text:span text:style-name="T52"> = </text:span><text:span text:style-name="T53">83094</text:span><text:span text:style-name="T52"> руб.</text:span></text:p>
      <text:p text:style-name="P41">Внедрением занят один системный инженер с окладом 7000 руб. Время внедрения 0,1 месяца. По формуле рассчитываем затраты на оплату труба и <text:soft-page-break/>отчисления во внебюджетные фонды.</text:p>
      <text:p text:style-name="P43"><text:span text:style-name="T52">З</text:span><text:span text:style-name="T38">ФОТВ</text:span><text:span text:style-name="T52"> = 700 руб.</text:span></text:p>
      <text:p text:style-name="P43"><text:span text:style-name="T52">З</text:span><text:span text:style-name="T38">ОБФ</text:span><text:span text:style-name="T52"> = 182 руб.</text:span></text:p>
      <text:p text:style-name="P41">Затраты, связанные с эксплуатацией ЭВМ при внедрении проектного решения составят:</text:p>
      <text:p text:style-name="P44"><text:span text:style-name="T52"><draw:frame draw:style-name="fr4" draw:name="Object13" text:anchor-type="as-char" svg:y="-0.377cm" svg:width="4.694cm" svg:height="0.531cm" draw:z-index="39"><draw:object xlink:href="./Object 34" xlink:type="simple" xlink:show="embed" xlink:actuate="onLoad"/><draw:image xlink:href="./ObjectReplacements/Object 34" xlink:type="simple" xlink:show="embed" xlink:actuate="onLoad"/><svg:desc>formula</svg:desc></draw:frame></text:span><text:span text:style-name="T52">руб.</text:span></text:p>
      <text:p text:style-name="P43"><text:span text:style-name="T52">Командировочные расходы при внедрении программного продукта не планируются, следовательно, Р</text:span><text:span text:style-name="T38">КОМ</text:span><text:span text:style-name="T52"> </text:span><text:span text:style-name="T54">= 0.</text:span></text:p>
      <text:p text:style-name="P43"><text:span text:style-name="T54">Так как коэффициент накладных расходов по данным организации составляет </text:span><text:span text:style-name="T55">k</text:span><text:span text:style-name="T41">НР</text:span><text:span text:style-name="T55"> = 0,3, </text:span><text:span text:style-name="T57">то величина накладных расходов равна 210 руб.</text:span></text:p>
      <text:p text:style-name="P42">Суммарные затраты на внедрение составят:</text:p>
      <text:p text:style-name="P44"><text:span text:style-name="T57"><draw:frame draw:style-name="fr4" draw:name="Object14" text:anchor-type="as-char" svg:y="-0.377cm" svg:width="10.112cm" svg:height="0.531cm" draw:z-index="40"><draw:object xlink:href="./Object 35" xlink:type="simple" xlink:show="embed" xlink:actuate="onLoad"/><draw:image xlink:href="./ObjectReplacements/Object 35" xlink:type="simple" xlink:show="embed" xlink:actuate="onLoad"/><svg:desc>formula</svg:desc></draw:frame></text:span><text:span text:style-name="T57">руб</text:span><text:span text:style-name="T58">`твл</text:span></text:p>
      <text:p text:style-name="P47"/>
      <text:p text:style-name="P46"/>
      <text:p text:style-name="P46"/>
      <text:p text:style-name="P46"/>
      <text:p text:style-name="P46"/>
      <text:p text:style-name="P46"/>
      <text:p text:style-name="P46"/>
      <text:p text:style-name="P46"/>
      <text:p text:style-name="P46"/>
      <text:p text:style-name="P46"/>
      <text:p text:style-name="P80"/>
      <text:p text:style-name="P153"><text:soft-page-break/>Вывод</text:p>
      <text:p text:style-name="P46">В данном разделе была рассмотрена экономическая актуальность дипломного проекта, а также рассчитаны финансовые затраты на разработку и внедрение данного проекта. По результатам расчетов можно сделать вывод, что разрабатываемый продукт конкурентоспособен, а затраты на разработку и внедрение весьма скромны.</text:p>
      <text:p text:style-name="P97"/>
      <text:p text:style-name="P62"/>
      <text:p text:style-name="P62"/>
      <text:p text:style-name="P62"/>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 svg:font-family="ISOCPEUR, 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Основной_20_текст_20_ПЗ_20_Знак" style:display-name="Основной текст ПЗ Знак" style:family="paragraph">
      <style:paragraph-properties fo:margin-left="0cm" fo:margin-right="0cm" fo:line-height="150%" fo:text-align="justify" style:justify-single-word="false" fo:orphans="2" fo:widows="2" fo:text-indent="1.199cm" style:auto-text-indent="false"/>
      <style:text-properties fo:color="#000000" style:font-name="Times New Roman1" fo:font-family="'Times New Roman'" style:font-family-generic="roman" style:font-pitch="variable" fo:font-size="14pt" fo:language="ru" fo:country="RU"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0pt" style:language-complex="ar" style:country-complex="SA"/>
    </style:style>
    <style:style style:name="Оновной_20_текст_20_ПЗ" style:display-name="Оновной текст ПЗ" style:family="paragraph">
      <style:paragraph-properties fo:margin-left="0cm" fo:margin-right="0cm" fo:line-height="150%" fo:text-align="justify" style:justify-single-word="false" fo:orphans="2" fo:widows="2" fo:text-indent="1.199cm" style:auto-text-indent="false"/>
      <style:text-properties style:use-window-font-color="true" style:font-name="Times New Roman1" fo:font-family="'Times New Roman'" style:font-family-generic="roman" style:font-pitch="variable" fo:font-size="14pt" fo:language="en" fo:country="US"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88cm" fo:margin-bottom="2.602cm" fo:margin-left="2cm" fo:margin-right="1.40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4-12T20:14:23.650132000</dc:date>
    <meta:editing-duration>PT6H49M22S</meta:editing-duration>
    <meta:editing-cycles>67</meta:editing-cycles>
    <meta:generator>LibreOffice/4.3.4.1$MacOSX_x86 LibreOffice_project/bc356b2f991740509f321d70e4512a6a54c5f243</meta:generator>
    <meta:document-statistic meta:table-count="5" meta:image-count="0" meta:object-count="38" meta:page-count="15" meta:paragraph-count="242" meta:word-count="1942" meta:character-count="15088" meta:non-whitespace-character-count="13264"/>
  </office:meta>
</office:document-meta>
</file>

<file path=Object 1/content.xml><?xml version="1.0" encoding="utf-8"?>
<math xmlns="http://www.w3.org/1998/Math/MathML" display="block">
  <semantics>
    <mrow>
      <mstyle mathsize="12pt">
        <msub>
          <mi>З</mi>
          <mstyle mathsize="8pt">
            <mstyle mathvariant="italic">
              <mtext>Нi</mtext>
            </mstyle>
          </mstyle>
        </msub>
      </mstyle>
      <mrow/>
    </mrow>
    <annotation encoding="StarMath 5.0"> size 12{З rSub { size 8{ ital "Нi"} } } {}</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57cm"/>
    </style:style>
    <style:style style:name="co2" style:family="table-column">
      <style:table-column-properties fo:break-before="auto" style:column-width="3.457cm"/>
    </style:style>
    <style:style style:name="co3" style:family="table-column">
      <style:table-column-properties fo:break-before="auto" style:column-width="2.258cm"/>
    </style:style>
    <style:style style:name="co4" style:family="table-column">
      <style:table-column-properties fo:break-before="auto" style:column-width="2.886cm"/>
    </style:style>
    <style:style style:name="co5" style:family="table-column">
      <style:table-column-properties fo:break-before="auto" style:column-width="2.641cm"/>
    </style:style>
    <style:style style:name="co6" style:family="table-column">
      <style:table-column-properties fo:break-before="auto" style:column-width="2.669cm"/>
    </style:style>
    <style:style style:name="ro1" style:family="table-row">
      <style:table-row-properties style:row-height="0.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fo:font-size="13pt" style:font-size-asian="13pt" style:font-size-complex="13pt"/>
    </style:style>
    <style:style style:name="ce3" style:family="table-cell" style:parent-style-name="Default">
      <style:table-cell-properties style:text-align-source="fix" style:repeat-content="false" fo:border="0.06pt solid #000000"/>
      <style:paragraph-properties fo:text-align="end" fo:margin-left="0cm"/>
      <style:text-properties fo:font-size="13pt" style:font-size-asian="13pt" style:font-size-complex="13pt"/>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text-properties style:font-name="Times New Roman" fo:font-size="13pt" fo:font-weight="bold" style:font-name-asian="Times New Roman" style:font-size-asian="13pt" style:language-asian="hi" style:country-asian="IN" style:font-weight-asian="bold" style:font-name-complex="DejaVu Sans" style:font-size-complex="13pt" style:language-complex="en" style:country-complex="US" style:font-weight-complex="bold"/>
    </style:style>
    <style:style style:name="ce6" style:family="table-cell" style:parent-style-name="Default">
      <style:table-cell-properties style:text-align-source="fix" style:repeat-content="false" fo:border="0.06pt solid #000000"/>
      <style:paragraph-properties fo:text-align="center" fo:margin-left="0cm"/>
      <style:text-properties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fo:font-size="13pt" style:font-size-asian="13pt" style:font-size-complex="13pt"/>
    </style:style>
    <style:style style:name="ce8" style:family="table-cell" style:parent-style-name="Default">
      <style:table-cell-properties fo:border="0.06pt solid #000000"/>
      <style:text-properties fo:font-size="13pt" fo:font-weight="bold" style:font-size-asian="13pt" style:font-weight-asian="bold" style:font-size-complex="13pt" style:font-weight-complex="bold"/>
    </style:style>
    <style:style style:name="ce9" style:family="table-cell" style:parent-style-name="Default">
      <style:table-cell-properties style:text-align-source="fix" style:repeat-content="false" fo:border="0.06pt solid #000000"/>
      <style:paragraph-properties fo:text-align="center" fo:margin-left="0cm"/>
      <style:text-properties style:font-name="Liberation Sans1" fo:font-size="13pt" fo:font-weight="bold" style:font-size-asian="13pt" style:font-weight-asian="bold" style:font-size-complex="13pt" style:font-weight-complex="bold"/>
    </style:style>
  </office:automatic-styles>
  <office:body>
    <office:spreadsheet>
      <table:table table:name="Лист1" table:style-name="ta1">
        <table:table-column table:style-name="co1" table:default-cell-style-name="ce2"/>
        <table:table-column table:style-name="co2" table:default-cell-style-name="ce2"/>
        <table:table-column table:style-name="co3" table:default-cell-style-name="ce7"/>
        <table:table-column table:style-name="co4" table:default-cell-style-name="ce2"/>
        <table:table-column table:style-name="co3" table:default-cell-style-name="ce7"/>
        <table:table-column table:style-name="co5" table:default-cell-style-name="ce2"/>
        <table:table-column table:style-name="co3" table:default-cell-style-name="ce7"/>
        <table:table-column table:style-name="co6" table:default-cell-style-name="ce2"/>
        <table:table-column table:style-name="co3" table:number-columns-repeated="2" table:default-cell-style-name="ce7"/>
        <table:table-row table:style-name="ro1">
          <table:table-cell table:style-name="ce1" office:value-type="string" calcext:value-type="string" table:number-columns-spanned="1" table:number-rows-spanned="3">
            <text:p>Эксперт</text:p>
          </table:table-cell>
          <table:table-cell table:style-name="ce1" office:value-type="string" calcext:value-type="string" table:number-columns-spanned="1" table:number-rows-spanned="3">
            <text:p>Вес эксперта</text:p>
          </table:table-cell>
          <table:table-cell table:style-name="ce5" office:value-type="string" calcext:value-type="string" table:number-columns-spanned="6" table:number-rows-spanned="1">
            <text:p>Оценка (bij) и вес (qij) показателей</text:p>
          </table:table-cell>
          <table:covered-table-cell table:number-columns-repeated="5" table:style-name="ce8"/>
          <table:table-cell table:style-name="ce6" office:value-type="string" calcext:value-type="string" table:number-columns-spanned="2" table:number-rows-spanned="1">
            <text:p>Всего</text:p>
          </table:table-cell>
          <table:covered-table-cell table:style-name="ce8"/>
        </table:table-row>
        <table:table-row table:style-name="ro1">
          <table:covered-table-cell table:number-columns-repeated="2" table:style-name="ce1"/>
          <table:table-cell table:style-name="ce6" office:value-type="string" calcext:value-type="string" table:number-columns-spanned="2" table:number-rows-spanned="1">
            <text:p>П1</text:p>
          </table:table-cell>
          <table:covered-table-cell table:style-name="ce8"/>
          <table:table-cell table:style-name="ce6" office:value-type="string" calcext:value-type="string" table:number-columns-spanned="2" table:number-rows-spanned="1">
            <text:p>П2</text:p>
          </table:table-cell>
          <table:covered-table-cell table:style-name="ce8"/>
          <table:table-cell table:style-name="ce6" office:value-type="string" calcext:value-type="string" table:number-columns-spanned="2" table:number-rows-spanned="1">
            <text:p>П3</text:p>
          </table:table-cell>
          <table:covered-table-cell table:style-name="ce8"/>
          <table:table-cell table:style-name="ce9" office:value-type="string" calcext:value-type="string">
            <text:p>Σbj</text:p>
          </table:table-cell>
          <table:table-cell table:style-name="ce6" office:value-type="string" calcext:value-type="string">
            <text:p>Σqj</text:p>
          </table:table-cell>
        </table:table-row>
        <table:table-row table:style-name="ro1">
          <table:covered-table-cell table:number-columns-repeated="2" table:style-name="ce1"/>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office:value-type="string" calcext:value-type="string">
            <text:p>bij</text:p>
          </table:table-cell>
          <table:table-cell table:style-name="ce6" office:value-type="string" calcext:value-type="string">
            <text:p>qij</text:p>
          </table:table-cell>
          <table:table-cell table:style-name="ce6" table:number-columns-repeated="2"/>
        </table:table-row>
        <table:table-row table:style-name="ro1">
          <table:table-cell office:value-type="string" calcext:value-type="string">
            <text:p>Гафаров И.И</text:p>
          </table:table-cell>
          <table:table-cell table:number-columns-repeated="2" office:value-type="float" office:value="5" calcext:value-type="float">
            <text:p>5</text:p>
          </table:table-cell>
          <table:table-cell table:formula="of:=[.C4]/([.C4]+[.E4]+[.G4])" office:value-type="float" office:value="0.333333333333333" calcext:value-type="float">
            <text:p>0,3333333333</text:p>
          </table:table-cell>
          <table:table-cell office:value-type="float" office:value="5" calcext:value-type="float">
            <text:p>5</text:p>
          </table:table-cell>
          <table:table-cell table:formula="of:=[.E4]/([.C4]+[.E4]+[.G4])" office:value-type="float" office:value="0.333333333333333" calcext:value-type="float">
            <text:p>0,3333333333</text:p>
          </table:table-cell>
          <table:table-cell office:value-type="float" office:value="5" calcext:value-type="float">
            <text:p>5</text:p>
          </table:table-cell>
          <table:table-cell table:formula="of:=[.G4]/([.G4]+[.E4]+[.C4])" office:value-type="float" office:value="0.333333333333333" calcext:value-type="float">
            <text:p>0,3333333333</text:p>
          </table:table-cell>
          <table:table-cell table:formula="of:=[.C4]+[.E4]+[.G4]" office:value-type="float" office:value="15" calcext:value-type="float">
            <text:p>15</text:p>
          </table:table-cell>
          <table:table-cell table:formula="of:=[.D4]+[.F4]+[.H4]" office:value-type="float" office:value="1" calcext:value-type="float">
            <text:p>1</text:p>
          </table:table-cell>
        </table:table-row>
        <table:table-row table:style-name="ro1">
          <table:table-cell office:value-type="string" calcext:value-type="string">
            <text:p>Насыров Р.В.</text:p>
          </table:table-cell>
          <table:table-cell office:value-type="float" office:value="5" calcext:value-type="float">
            <text:p>5</text:p>
          </table:table-cell>
          <table:table-cell office:value-type="float" office:value="4" calcext:value-type="float">
            <text:p>4</text:p>
          </table:table-cell>
          <table:table-cell table:formula="of:=[.C5]/([.C5]+[.E5]+[.G5])" office:value-type="float" office:value="0.307692307692308" calcext:value-type="float">
            <text:p>0,3076923077</text:p>
          </table:table-cell>
          <table:table-cell office:value-type="float" office:value="5" calcext:value-type="float">
            <text:p>5</text:p>
          </table:table-cell>
          <table:table-cell table:formula="of:=[.E5]/([.C5]+[.E5]+[.G5])" office:value-type="float" office:value="0.384615384615385" calcext:value-type="float">
            <text:p>0,3846153846</text:p>
          </table:table-cell>
          <table:table-cell office:value-type="float" office:value="4" calcext:value-type="float">
            <text:p>4</text:p>
          </table:table-cell>
          <table:table-cell table:formula="of:=[.G5]/([.C5]+[.E5]+[.G5])" office:value-type="float" office:value="0.307692307692308" calcext:value-type="float">
            <text:p>0,3076923077</text:p>
          </table:table-cell>
          <table:table-cell table:formula="of:=[.C5]+[.E5]+[.G5]" office:value-type="float" office:value="13" calcext:value-type="float">
            <text:p>13</text:p>
          </table:table-cell>
          <table:table-cell table:formula="of:=[.D5]+[.F5]+[.H5]" office:value-type="float" office:value="1" calcext:value-type="float">
            <text:p>1</text:p>
          </table:table-cell>
        </table:table-row>
        <table:table-row table:style-name="ro1">
          <table:table-cell office:value-type="string" calcext:value-type="string">
            <text:p>Милиенко И.А.</text:p>
          </table:table-cell>
          <table:table-cell table:number-columns-repeated="2" office:value-type="float" office:value="4" calcext:value-type="float">
            <text:p>4</text:p>
          </table:table-cell>
          <table:table-cell table:formula="of:=[.C6]/([.C6]+[.E6]+[.G6])" office:value-type="float" office:value="0.307692307692308" calcext:value-type="float">
            <text:p>0,3076923077</text:p>
          </table:table-cell>
          <table:table-cell office:value-type="float" office:value="4" calcext:value-type="float">
            <text:p>4</text:p>
          </table:table-cell>
          <table:table-cell table:formula="of:=[.E6]/([.C6]+[.E6]+[.G6])" office:value-type="float" office:value="0.307692307692308" calcext:value-type="float">
            <text:p>0,3076923077</text:p>
          </table:table-cell>
          <table:table-cell office:value-type="float" office:value="5" calcext:value-type="float">
            <text:p>5</text:p>
          </table:table-cell>
          <table:table-cell table:formula="of:=[.G6]/([.C6]+[.E6]+[.G6])" office:value-type="float" office:value="0.384615384615385" calcext:value-type="float">
            <text:p>0,3846153846</text:p>
          </table:table-cell>
          <table:table-cell table:formula="of:=[.C6]+[.E6]+[.G6]" office:value-type="float" office:value="13" calcext:value-type="float">
            <text:p>13</text:p>
          </table:table-cell>
          <table:table-cell table:formula="of:=[.D6]+[.F6]+[.H6]" office:value-type="float" office:value="1" calcext:value-type="float">
            <text:p>1</text:p>
          </table:table-cell>
        </table:table-row>
        <table:table-row table:style-name="ro1">
          <table:table-cell table:style-name="ce3" office:value-type="string" calcext:value-type="string" table:number-columns-spanned="2" table:number-rows-spanned="1">
            <text:p>Весомость показателей (Q)</text:p>
          </table:table-cell>
          <table:covered-table-cell table:style-name="ce4"/>
          <table:table-cell office:value-type="float" office:value="0.316" calcext:value-type="float" table:number-columns-spanned="2" table:number-rows-spanned="1">
            <text:p>0,316</text:p>
          </table:table-cell>
          <table:covered-table-cell table:style-name="ce7"/>
          <table:table-cell office:value-type="float" office:value="0.344" calcext:value-type="float" table:number-columns-spanned="2" table:number-rows-spanned="1">
            <text:p>0,344</text:p>
          </table:table-cell>
          <table:covered-table-cell table:style-name="ce7"/>
          <table:table-cell office:value-type="float" office:value="0.339" calcext:value-type="float" table:number-columns-spanned="2" table:number-rows-spanned="1">
            <text:p>0,339</text:p>
          </table:table-cell>
          <table:covered-table-cell table:style-name="ce7"/>
          <table:table-cell table:number-columns-repeated="2" office:value-type="float" office:value="1" calcext:value-type="float">
            <text:p>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0">00.00.0000</text:date>, <text:time style:data-style-name="N2" text:time-value="09:06:21.888215814">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76cm"/>
    </style:style>
    <style:style style:name="co2" style:family="table-column">
      <style:table-column-properties fo:break-before="auto" style:column-width="1.498cm"/>
    </style:style>
    <style:style style:name="co3" style:family="table-column">
      <style:table-column-properties fo:break-before="auto" style:column-width="2.614cm"/>
    </style:style>
    <style:style style:name="co4" style:family="table-column">
      <style:table-column-properties fo:break-before="auto" style:column-width="1.524cm"/>
    </style:style>
    <style:style style:name="co5" style:family="table-column">
      <style:table-column-properties fo:break-before="auto" style:column-width="1.633cm"/>
    </style:style>
    <style:style style:name="co6" style:family="table-column">
      <style:table-column-properties fo:break-before="auto" style:column-width="1.688cm"/>
    </style:style>
    <style:style style:name="co7" style:family="table-column">
      <style:table-column-properties fo:break-before="auto" style:column-width="1.388cm"/>
    </style:style>
    <style:style style:name="co8" style:family="table-column">
      <style:table-column-properties fo:break-before="auto" style:column-width="1.6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89cm" fo:break-before="auto" style:use-optimal-row-height="false"/>
    </style:style>
    <style:style style:name="ro3" style:family="table-row">
      <style:table-row-properties style:row-height="0.52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0.06pt solid #000000" style:vertical-align="middle"/>
      <style:text-properties style:text-position="" fo:font-size="13pt" fo:font-weight="bold" style:font-size-asian="13pt" style:font-weight-asian="bold" style:font-size-complex="13pt"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style:text-position=""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fo:font-size="12pt" style:font-size-asian="12pt" style:font-size-complex="12pt"/>
    </style:style>
    <style:style style:name="ce6" style:family="table-cell" style:parent-style-name="Default">
      <style:table-cell-properties style:text-align-source="fix" style:repeat-content="false" fo:border="0.06pt solid #000000" style:vertical-align="middle"/>
      <style:paragraph-properties fo:text-align="center" fo:margin-left="0cm"/>
      <style:text-properties style:text-position="" fo:font-size="13pt" fo:font-weight="bold" style:font-size-asian="13pt" style:font-weight-asian="bold" style:font-size-complex="13pt" style:font-weight-complex="bold"/>
    </style:style>
    <style:style style:name="ce7" style:family="table-cell" style:parent-style-name="Default">
      <style:table-cell-properties style:text-align-source="fix" style:repeat-content="false" fo:border="0.06pt solid #000000"/>
      <style:paragraph-properties fo:text-align="center" fo:margin-left="0cm"/>
      <style:text-properties style:text-position="" fo:font-size="12pt" fo:font-weight="bold" style:font-size-asian="12pt" style:font-weight-asian="bold" style:font-size-complex="12pt" style:font-weight-complex="bold"/>
    </style:style>
    <style:style style:name="ce8" style:family="table-cell" style:parent-style-name="Default" style:data-style-name="N2">
      <style:table-cell-properties style:text-align-source="fix" style:repeat-content="false" fo:border="0.06pt solid #000000"/>
      <style:paragraph-properties fo:text-align="center" fo:margin-left="0cm"/>
      <style:text-properties style:text-position="" fo:font-size="12pt" style:font-size-asian="12pt" style:font-size-complex="12pt"/>
    </style:style>
    <style:style style:name="ce9" style:family="table-cell" style:parent-style-name="Default">
      <style:table-cell-properties fo:border="0.06pt solid #000000" style:vertical-align="middle"/>
      <style:text-properties fo:font-size="13pt" fo:font-weight="bold" style:font-size-asian="13pt" style:font-weight-asian="bold" style:font-size-complex="13pt" style:font-weight-complex="bold"/>
    </style:style>
    <style:style style:name="ce10" style:family="table-cell" style:parent-style-name="Default">
      <style:table-cell-properties fo:border="0.06pt solid #000000"/>
    </style:style>
    <style:style style:name="ce11" style:family="table-cell" style:parent-style-name="Default">
      <style:table-cell-properties fo:border="0.06pt solid #000000"/>
      <style:text-properties fo:font-size="12pt" style:font-size-asian="12pt" style:font-size-complex="12pt"/>
    </style:style>
    <style:style style:name="ce12" style:family="table-cell" style:parent-style-name="Default">
      <style:table-cell-properties style:text-align-source="fix" style:repeat-content="false" fo:border="0.06pt solid #000000"/>
      <style:paragraph-properties fo:text-align="center" fo:margin-left="0cm"/>
      <style:text-properties fo:font-size="12pt" style:font-size-asian="12pt" style:font-size-complex="12pt"/>
    </style:style>
    <style:style style:name="ce13"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4" style:family="table-cell" style:parent-style-name="Default">
      <style:table-cell-properties style:text-align-source="fix" style:repeat-content="false" fo:border="0.06pt solid #000000" style:vertical-align="middle"/>
      <style:paragraph-properties fo:text-align="center" fo:margin-left="0cm"/>
      <style:text-properties fo:font-size="13pt" fo:font-weight="bold" style:font-size-asian="13pt" style:font-weight-asian="bold" style:font-size-complex="13pt" style:font-weight-complex="bold"/>
    </style:style>
    <style:style style:name="ce15" style:family="table-cell" style:parent-style-name="Default">
      <style:table-cell-properties style:text-align-source="fix" style:repeat-content="false" fo:border="0.06pt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data-style-name="N2">
      <style:table-cell-properties style:text-align-source="fix" style:repeat-content="false" fo:border="0.06pt solid #000000"/>
      <style:paragraph-properties fo:text-align="center" fo:margin-left="0cm"/>
      <style:text-properties fo:font-size="12pt" style:font-size-asian="12pt" style:font-size-complex="12pt"/>
    </style:style>
    <style:style style:name="T1" style:family="text">
      <style:text-properties style:text-position="-33% 58%"/>
    </style:style>
    <style:style style:name="T2" style:family="text">
      <style:text-properties style:text-position="0% 100%"/>
    </style:style>
    <style:style style:name="T3" style:family="text">
      <style:text-properties style:text-position="-33%"/>
    </style:style>
    <style:style style:name="T4" style:family="text">
      <style:text-properties style:text-position="0%"/>
    </style:style>
  </office:automatic-styles>
  <office:body>
    <office:spreadsheet>
      <table:table table:name="Лист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15">
          <table:table-cell table:number-columns-repeated="9"/>
        </table:table-row>
        <table:table-row table:style-name="ro2">
          <table:table-cell table:style-name="ce9" office:value-type="string" calcext:value-type="string" table:number-columns-spanned="1" table:number-rows-spanned="2">
            <text:p>Показатель</text:p>
          </table:table-cell>
          <table:table-cell table:style-name="ce9" office:value-type="string" calcext:value-type="string" table:number-columns-spanned="1" table:number-rows-spanned="2">
            <text:p>Вес</text:p>
            <text:p>( З<text:span text:style-name="T3">нi</text:span><text:span text:style-name="T4">) </text:span></text:p>
          </table:table-cell>
          <table:table-cell table:style-name="ce9" office:value-type="string" calcext:value-type="string" table:number-columns-spanned="1" table:number-rows-spanned="2">
            <text:p>Ед. </text:p>
            <text:p>Измерения</text:p>
          </table:table-cell>
          <table:table-cell table:style-name="ce14" office:value-type="string" calcext:value-type="string" table:number-columns-spanned="3" table:number-rows-spanned="1">
            <text:p>Абсолютное </text:p>
            <text:p>Значение </text:p>
          </table:table-cell>
          <table:covered-table-cell table:number-columns-repeated="2" table:style-name="ce9"/>
          <table:table-cell table:style-name="ce14" office:value-type="string" calcext:value-type="string" table:number-columns-spanned="3" table:number-rows-spanned="1">
            <text:p>Относительное </text:p>
            <text:p>Значение</text:p>
          </table:table-cell>
          <table:covered-table-cell table:number-columns-repeated="2" table:style-name="ce9"/>
        </table:table-row>
        <table:table-row table:style-name="ro3">
          <table:covered-table-cell table:number-columns-repeated="3" table:style-name="ce10"/>
          <table:table-cell table:style-name="ce15" office:value-type="string" calcext:value-type="string">
            <text:p>А</text:p>
          </table:table-cell>
          <table:table-cell table:style-name="ce15" office:value-type="string" calcext:value-type="string">
            <text:p>И</text:p>
          </table:table-cell>
          <table:table-cell table:style-name="ce15" office:value-type="string" calcext:value-type="string">
            <text:p>П</text:p>
          </table:table-cell>
          <table:table-cell table:style-name="ce15" office:value-type="string" calcext:value-type="string">
            <text:p>И/А</text:p>
          </table:table-cell>
          <table:table-cell table:style-name="ce15" office:value-type="string" calcext:value-type="string">
            <text:p>И/П</text:p>
          </table:table-cell>
          <table:table-cell table:style-name="ce15" office:value-type="string" calcext:value-type="string">
            <text:p>А/П</text:p>
          </table:table-cell>
        </table:table-row>
        <table:table-row table:style-name="ro3">
          <table:table-cell table:style-name="ce11" office:value-type="string" calcext:value-type="string">
            <text:p>П1</text:p>
          </table:table-cell>
          <table:table-cell table:style-name="ce13" office:value-type="float" office:value="0.316" calcext:value-type="float">
            <text:p>0,316</text:p>
          </table:table-cell>
          <table:table-cell table:style-name="ce11" office:value-type="string" calcext:value-type="string">
            <text:p>балл</text:p>
          </table:table-cell>
          <table:table-cell table:style-name="ce12" office:value-type="float" office:value="7" calcext:value-type="float">
            <text:p>7</text:p>
          </table:table-cell>
          <table:table-cell table:style-name="ce12" office:value-type="float" office:value="9" calcext:value-type="float">
            <text:p>9</text:p>
          </table:table-cell>
          <table:table-cell table:style-name="ce12" office:value-type="float" office:value="10" calcext:value-type="float">
            <text:p>10</text:p>
          </table:table-cell>
          <table:table-cell table:style-name="ce16" table:formula="of:=[.E18]/[.D18]" office:value-type="float" office:value="1.28571428571429" calcext:value-type="float">
            <text:p>1,29</text:p>
          </table:table-cell>
          <table:table-cell table:style-name="ce16" table:formula="of:=[.F18]/[.E18]" office:value-type="float" office:value="1.11111111111111" calcext:value-type="float">
            <text:p>1,11</text:p>
          </table:table-cell>
          <table:table-cell table:style-name="ce16" table:formula="of:=[.F18]/[.D18]" office:value-type="float" office:value="1.42857142857143" calcext:value-type="float">
            <text:p>1,43</text:p>
          </table:table-cell>
        </table:table-row>
        <table:table-row table:style-name="ro3">
          <table:table-cell table:style-name="ce11" office:value-type="string" calcext:value-type="string">
            <text:p>П2</text:p>
          </table:table-cell>
          <table:table-cell table:style-name="ce13" office:value-type="float" office:value="0.344" calcext:value-type="float">
            <text:p>0,344</text:p>
          </table:table-cell>
          <table:table-cell table:style-name="ce11" office:value-type="string" calcext:value-type="string">
            <text:p>мсек</text:p>
          </table:table-cell>
          <table:table-cell table:style-name="ce12" office:value-type="float" office:value="300" calcext:value-type="float">
            <text:p>300</text:p>
          </table:table-cell>
          <table:table-cell table:style-name="ce12" office:value-type="float" office:value="280" calcext:value-type="float">
            <text:p>280</text:p>
          </table:table-cell>
          <table:table-cell table:style-name="ce12" office:value-type="float" office:value="150" calcext:value-type="float">
            <text:p>150</text:p>
          </table:table-cell>
          <table:table-cell table:style-name="ce16" table:formula="of:=[.D19]/[.E19]" office:value-type="float" office:value="1.07142857142857" calcext:value-type="float">
            <text:p>1,07</text:p>
          </table:table-cell>
          <table:table-cell table:style-name="ce16" table:formula="of:=[.E19]/[.F19]" office:value-type="float" office:value="1.86666666666667" calcext:value-type="float">
            <text:p>1,87</text:p>
          </table:table-cell>
          <table:table-cell table:style-name="ce16" table:formula="of:=[.D19]/[.F19]" office:value-type="float" office:value="2" calcext:value-type="float">
            <text:p>2,00</text:p>
          </table:table-cell>
        </table:table-row>
        <table:table-row table:style-name="ro3">
          <table:table-cell table:style-name="ce11" office:value-type="string" calcext:value-type="string">
            <text:p>П3</text:p>
          </table:table-cell>
          <table:table-cell table:style-name="ce13" office:value-type="float" office:value="0.34" calcext:value-type="float">
            <text:p>0,34</text:p>
          </table:table-cell>
          <table:table-cell table:style-name="ce11" office:value-type="string" calcext:value-type="string">
            <text:p>шт</text:p>
          </table:table-cell>
          <table:table-cell table:style-name="ce12" office:value-type="float" office:value="2" calcext:value-type="float">
            <text:p>2</text:p>
          </table:table-cell>
          <table:table-cell table:number-columns-repeated="2" table:style-name="ce12" office:value-type="float" office:value="5" calcext:value-type="float">
            <text:p>5</text:p>
          </table:table-cell>
          <table:table-cell table:style-name="ce16" table:formula="of:=[.E20]/[.D20]" office:value-type="float" office:value="2.5" calcext:value-type="float">
            <text:p>2,50</text:p>
          </table:table-cell>
          <table:table-cell table:style-name="ce16" table:formula="of:=[.E20]/[.F20]" office:value-type="float" office:value="1" calcext:value-type="float">
            <text:p>1,00</text:p>
          </table:table-cell>
          <table:table-cell table:style-name="ce16" table:formula="of:=[.F20]/[.D20]" office:value-type="float" office:value="2.5" calcext:value-type="float">
            <text:p>2,50</text:p>
          </table:table-cell>
        </table:table-row>
        <table:table-row table:style-name="ro3">
          <table:table-cell table:style-name="ce12" office:value-type="string" calcext:value-type="string" table:number-columns-spanned="6" table:number-rows-spanned="1">
            <text:p>Комплексный технический показатель качества Кт</text:p>
          </table:table-cell>
          <table:covered-table-cell table:number-columns-repeated="5" table:style-name="ce11"/>
          <table:table-cell table:style-name="ce16" table:formula="of:=SUM([.G18]*[.B18]+[.G19]*[.B19]+[.G20]*[.B20])" office:value-type="float" office:value="1.62485714285714" calcext:value-type="float">
            <text:p>1,62</text:p>
          </table:table-cell>
          <table:table-cell table:style-name="ce16" table:formula="of:=SUM([.H18]*[.B18]+[.H19]*[.B19]+[.H20]*[.B20])" office:value-type="float" office:value="1.33324444444444" calcext:value-type="float">
            <text:p>1,33</text:p>
          </table:table-cell>
          <table:table-cell table:style-name="ce16" table:formula="of:=SUM([.I18]*[.B18]+[.I19]*[.B19]+[.I20]*[.B20])" office:value-type="float" office:value="1.98942857142857" calcext:value-type="float">
            <text:p>1,9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ru" fo:country="RU"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1">00.00.0000</text:date>, <text:time style:data-style-name="N2" text:time-value="16:20:31.184056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2/content.xml><?xml version="1.0" encoding="utf-8"?>
<math xmlns="http://www.w3.org/1998/Math/MathML" display="block">
  <semantics>
    <mrow>
      <mstyle mathsize="12pt">
        <mrow>
          <msub>
            <mi>З</mi>
            <mstyle mathsize="8pt">
              <mstyle mathvariant="italic">
                <mtext>РПР</mtext>
              </mstyle>
            </mstyle>
          </msub>
          <mo stretchy="false">=</mo>
          <mrow>
            <msub>
              <mi>З</mi>
              <mstyle mathsize="8pt">
                <mstyle mathvariant="italic">
                  <mtext>ФОТР</mtext>
                </mstyle>
              </mstyle>
            </msub>
            <mo stretchy="false">+</mo>
            <msub>
              <mi>З</mi>
              <mstyle mathsize="8pt">
                <mstyle mathvariant="italic">
                  <mtext>ОВФ</mtext>
                </mstyle>
              </mstyle>
            </msub>
            <mo stretchy="false">+</mo>
            <msub>
              <mi>З</mi>
              <mstyle mathsize="8pt">
                <mstyle mathvariant="italic">
                  <mtext>ЭВМ</mtext>
                </mstyle>
              </mstyle>
            </msub>
            <mo stretchy="false">+</mo>
            <msub>
              <mi>З</mi>
              <mstyle mathsize="8pt">
                <mstyle mathvariant="italic">
                  <mtext>СПП</mtext>
                </mstyle>
              </mstyle>
            </msub>
            <mo stretchy="false">+</mo>
            <msub>
              <mi>З</mi>
              <mstyle mathsize="8pt">
                <mstyle mathvariant="italic">
                  <mtext>ХОН</mtext>
                </mstyle>
              </mstyle>
            </msub>
            <mo stretchy="false">+</mo>
            <msub>
              <mi>Р</mi>
              <mstyle mathsize="8pt">
                <mi>Н</mi>
              </mstyle>
            </msub>
          </mrow>
        </mrow>
      </mstyle>
      <mrow/>
    </mrow>
    <annotation encoding="StarMath 5.0"> size 12{З rSub { size 8{ ital "РПР"} } =З rSub { size 8{ ital "ФОТР"} } +З rSub { size 8{ ital "ОВФ"} } +З rSub { size 8{ ital "ЭВМ"} } +З rSub { size 8{ ital "СПП"} } +З rSub { size 8{ ital "ХОН"} } +Р rSub { size 8{Н} } } {}</annotation>
  </semantics>
</math>
</file>

<file path=Object 13/content.xml><?xml version="1.0" encoding="utf-8"?>
<math xmlns="http://www.w3.org/1998/Math/MathML" display="block">
  <semantics>
    <mrow>
      <mstyle mathsize="12pt">
        <mrow>
          <mrow>
            <msub>
              <mi>З</mi>
              <mstyle mathsize="8pt">
                <mstyle mathvariant="italic">
                  <mtext>ФОТР</mtext>
                </mstyle>
              </mstyle>
            </msub>
            <mo stretchy="false">=</mo>
            <mrow>
              <mrow>
                <munderover>
                  <mo stretchy="false">∑</mo>
                  <mstyle mathsize="8pt">
                    <mrow>
                      <mi>j</mi>
                      <mo stretchy="false">=</mo>
                      <mn>1</mn>
                    </mrow>
                  </mstyle>
                  <mstyle mathsize="8pt">
                    <mi>m</mi>
                  </mstyle>
                </munderover>
                <msub>
                  <mi>O</mi>
                  <mstyle mathsize="8pt">
                    <mstyle mathvariant="italic">
                      <mtext>Pj</mtext>
                    </mstyle>
                  </mstyle>
                </msub>
              </mrow>
              <mo stretchy="false">⋅</mo>
              <msub>
                <mi>T</mi>
                <mstyle mathsize="8pt">
                  <mstyle mathvariant="italic">
                    <msub>
                      <mtext>РПР</mtext>
                      <mstyle mathsize="6pt">
                        <mi>j</mi>
                      </mstyle>
                    </msub>
                  </mstyle>
                </mstyle>
              </msub>
              <mo stretchy="false">⋅</mo>
              <mo stretchy="false">(</mo>
            </mrow>
          </mrow>
          <mrow>
            <mn>1</mn>
            <mo stretchy="false">+</mo>
            <msub>
              <mi>k</mi>
              <mi>Д</mi>
            </msub>
          </mrow>
          <mstyle mathsize="12pt">
            <mrow>
              <mo stretchy="false">)</mo>
              <mo stretchy="false">(</mo>
              <mrow>
                <mn>1</mn>
                <mo stretchy="false">+</mo>
                <msub>
                  <mi>k</mi>
                  <mi>У</mi>
                </msub>
              </mrow>
            </mrow>
          </mstyle>
          <mstyle mathsize="12pt">
            <mo stretchy="false">)</mo>
          </mstyle>
        </mrow>
      </mstyle>
      <mrow/>
    </mrow>
    <annotation encoding="StarMath 5.0"> size 12{З rSub { size 8{ ital "ФОТР"} } = Sum cSub { size 8{j=1} }  cSup { size 8{m} }  {O rSub { size 8{ ital "Pj"} } }  cdot T rSub { size 8{ ital "РПР" rSub { size 6{j} } } }  cdot  \( 1+k rSub {Д}  size 12{ \)  \( 1+k rSub {У} } size 12{ \) }} {}</annotation>
  </semantics>
</math>
</file>

<file path=Object 14/content.xml><?xml version="1.0" encoding="utf-8"?>
<math xmlns="http://www.w3.org/1998/Math/MathML" display="block">
  <semantics>
    <mrow>
      <mstyle mathsize="12pt">
        <mrow>
          <msub>
            <mi>Т</mi>
            <mstyle mathsize="8pt">
              <mstyle mathvariant="italic">
                <mtext>РПР</mtext>
              </mstyle>
            </mstyle>
          </msub>
          <mo stretchy="false">=</mo>
          <mn>4</mn>
        </mrow>
      </mstyle>
      <mrow/>
    </mrow>
    <annotation encoding="StarMath 5.0"> size 12{Т rSub { size 8{ ital "РПР"}  } =4} {}</annotation>
  </semantics>
</math>
</file>

<file path=Object 15/content.xml><?xml version="1.0" encoding="utf-8"?>
<math xmlns="http://www.w3.org/1998/Math/MathML" display="block">
  <semantics>
    <mrow>
      <mstyle mathsize="12pt">
        <msub>
          <mi>k</mi>
          <mstyle mathsize="8pt">
            <mi>Д</mi>
          </mstyle>
        </msub>
      </mstyle>
      <mrow/>
    </mrow>
    <annotation encoding="StarMath 5.0"> size 12{k rSub { size 8{Д} } } {}</annotation>
  </semantics>
</math>
</file>

<file path=Object 16/content.xml><?xml version="1.0" encoding="utf-8"?>
<math xmlns="http://www.w3.org/1998/Math/MathML" display="block">
  <semantics>
    <mrow>
      <mstyle mathsize="12pt">
        <mrow>
          <msub>
            <mi>k</mi>
            <mstyle mathsize="8pt">
              <mi>Д</mi>
            </mstyle>
          </msub>
          <mo stretchy="false">=</mo>
          <mn>0,1</mn>
        </mrow>
      </mstyle>
      <mrow/>
    </mrow>
    <annotation encoding="StarMath 5.0"> size 12{k rSub { size 8{Д} } =0,1} {}</annotation>
  </semantics>
</math>
</file>

<file path=Object 17/content.xml><?xml version="1.0" encoding="utf-8"?>
<math xmlns="http://www.w3.org/1998/Math/MathML" display="block">
  <semantics>
    <mrow>
      <mstyle mathsize="12pt">
        <msub>
          <mi>k</mi>
          <mstyle mathsize="8pt">
            <mi>У</mi>
          </mstyle>
        </msub>
      </mstyle>
      <mrow/>
    </mrow>
    <annotation encoding="StarMath 5.0"> size 12{k rSub { size 8{У} } } {}</annotation>
  </semantics>
</math>
</file>

<file path=Object 18/content.xml><?xml version="1.0" encoding="utf-8"?>
<math xmlns="http://www.w3.org/1998/Math/MathML" display="block">
  <semantics>
    <mrow>
      <mstyle mathsize="12pt">
        <mrow>
          <mrow>
            <msub>
              <mi>k</mi>
              <mstyle mathsize="8pt">
                <mi>У</mi>
              </mstyle>
            </msub>
            <mo stretchy="false">=</mo>
            <mn>0,</mn>
          </mrow>
          <mtext>15</mtext>
        </mrow>
      </mstyle>
      <mrow/>
    </mrow>
    <annotation encoding="StarMath 5.0"> size 12{k rSub { size 8{У} } =0,"15"} {}</annotation>
  </semantics>
</math>
</file>

<file path=Object 19/content.xml><?xml version="1.0" encoding="utf-8"?>
<math xmlns="http://www.w3.org/1998/Math/MathML" display="block">
  <semantics>
    <mrow>
      <msub>
        <mi>З</mi>
        <mi mathvariant="italic">ФОТР</mi>
      </msub>
      <mo stretchy="false">=</mo>
      <mrow>
        <mn>10000</mn>
        <mo stretchy="false">⋅</mo>
        <mn>4</mn>
        <mo stretchy="false">⋅</mo>
        <mrow>
          <mo fence="true" stretchy="false">(</mo>
          <mrow>
            <mrow>
              <mn>1</mn>
              <mo stretchy="false">+</mo>
              <mn>0.1</mn>
            </mrow>
          </mrow>
          <mo fence="true" stretchy="false">)</mo>
        </mrow>
        <mo stretchy="false">⋅</mo>
        <mrow>
          <mo fence="true" stretchy="false">(</mo>
          <mrow>
            <mrow>
              <mn>1</mn>
              <mo stretchy="false">+</mo>
              <mn>0.15</mn>
            </mrow>
          </mrow>
          <mo fence="true" stretchy="false">)</mo>
        </mrow>
      </mrow>
      <mo stretchy="false">=</mo>
      <mn>50600</mn>
    </mrow>
    <annotation encoding="StarMath 5.0">З_{ФОТР}=10000 cdot 4 cdot ( 1+0.1 )cdot( 1+0.15 ) =  50600</annotation>
  </semantics>
</math>
</file>

<file path=Object 2/content.xml><?xml version="1.0" encoding="utf-8"?>
<math xmlns="http://www.w3.org/1998/Math/MathML" display="block">
  <semantics>
    <mrow>
      <mstyle mathsize="12pt">
        <mrow>
          <msub>
            <mi>K</mi>
            <mstyle mathsize="8pt">
              <mi>Т</mi>
            </mstyle>
          </msub>
          <mo stretchy="false">=</mo>
          <mrow>
            <munderover>
              <mo stretchy="false">∑</mo>
              <mstyle mathsize="8pt">
                <mrow>
                  <mi>i</mi>
                  <mo stretchy="false">=</mo>
                  <mn>1</mn>
                </mrow>
              </mstyle>
              <mstyle mathsize="8pt">
                <mi>n</mi>
              </mstyle>
            </munderover>
            <mrow>
              <mo stretchy="false">(</mo>
              <mrow>
                <msub>
                  <mi>B</mi>
                  <mstyle mathsize="8pt">
                    <mi>i</mi>
                  </mstyle>
                </msub>
                <mo stretchy="false">×</mo>
                <msub>
                  <mi>З</mi>
                  <mstyle mathsize="8pt">
                    <mstyle mathvariant="italic">
                      <mtext>Hi</mtext>
                    </mstyle>
                  </mstyle>
                </msub>
              </mrow>
              <mo stretchy="false">)</mo>
            </mrow>
          </mrow>
        </mrow>
      </mstyle>
      <mrow/>
    </mrow>
    <annotation encoding="StarMath 5.0"> size 12{K rSub { size 8{Т} } = Sum cSub { size 8{i=1} }  cSup { size 8{n} }  { \( B rSub { size 8{i} }  times З rSub { size 8{ ital "Hi"} }  \) } } {}</annotation>
  </semantics>
</math>
</file>

<file path=Object 20/content.xml><?xml version="1.0" encoding="utf-8"?>
<math xmlns="http://www.w3.org/1998/Math/MathML" display="block">
  <semantics>
    <mrow>
      <msub>
        <mi>З</mi>
        <mi mathvariant="italic">ОВФ</mi>
      </msub>
      <mo stretchy="false">=</mo>
      <mrow>
        <mn>0,262</mn>
        <mo stretchy="false">⋅</mo>
        <msub>
          <mi>З</mi>
          <mi mathvariant="italic">ФОТР</mi>
        </msub>
      </mrow>
      <mo stretchy="false">=</mo>
      <mrow>
        <mn>0,262</mn>
        <mo stretchy="false">⋅</mo>
        <mn>50600</mn>
      </mrow>
      <mo stretchy="false">=</mo>
      <mn>13252</mn>
    </mrow>
    <annotation encoding="StarMath 5.0">З_{ОВФ} = 0,262 cdot З_{ ФОТР } = 0,262 cdot 50600 = 13252</annotation>
  </semantics>
</math>
</file>

<file path=Object 21/content.xml><?xml version="1.0" encoding="utf-8"?>
<math xmlns="http://www.w3.org/1998/Math/MathML" display="block">
  <semantics>
    <mrow>
      <msub>
        <mi>З</mi>
        <mi mathvariant="italic">ЭВМ</mi>
      </msub>
      <mo stretchy="false">=</mo>
      <mrow>
        <msub>
          <mi>Т</mi>
          <mi mathvariant="italic">МРПР</mi>
        </msub>
        <mo stretchy="false">⋅</mo>
        <msub>
          <mi>k</mi>
          <mi>Г</mi>
        </msub>
        <mo stretchy="false">⋅</mo>
        <mi>n</mi>
        <mo stretchy="false">⋅</mo>
        <msub>
          <mi>C</mi>
          <mrow>
            <mi>М</mi>
            <mo stretchy="false">−</mo>
            <mi>Ч</mi>
          </mrow>
        </msub>
      </mrow>
    </mrow>
    <annotation encoding="StarMath 5.0">З_{ ЭВМ } = Т_{ МРПР } cdot k_{ Г } cdot n cdot C_{ М-Ч }</annotation>
  </semantics>
</math>
</file>

<file path=Object 22/content.xml><?xml version="1.0" encoding="utf-8"?>
<math xmlns="http://www.w3.org/1998/Math/MathML" display="block">
  <semantics>
    <mrow>
      <mstyle mathsize="12pt">
        <msub>
          <mi>k</mi>
          <mstyle mathsize="8pt">
            <mi>Г</mi>
          </mstyle>
        </msub>
      </mstyle>
      <mrow/>
    </mrow>
    <annotation encoding="StarMath 5.0"> size 12{k rSub { size 8{Г} } } {}</annotation>
  </semantics>
</math>
</file>

<file path=Object 23/content.xml><?xml version="1.0" encoding="utf-8"?>
<math xmlns="http://www.w3.org/1998/Math/MathML" display="block">
  <semantics>
    <mrow>
      <mstyle mathsize="12pt">
        <mrow>
          <mrow>
            <msub>
              <mi>k</mi>
              <mstyle mathsize="8pt">
                <mi>Г</mi>
              </mstyle>
            </msub>
            <mo stretchy="false">=</mo>
            <mn>0,</mn>
          </mrow>
          <mtext>95</mtext>
        </mrow>
      </mstyle>
      <mrow/>
    </mrow>
    <annotation encoding="StarMath 5.0"> size 12{k rSub { size 8{Г} } =0,"95"} {}</annotation>
  </semantics>
</math>
</file>

<file path=Object 24/content.xml><?xml version="1.0" encoding="utf-8"?>
<math xmlns="http://www.w3.org/1998/Math/MathML" display="block">
  <semantics>
    <mrow>
      <mstyle mathsize="12pt">
        <msub>
          <mi>С</mi>
          <mstyle mathsize="8pt">
            <mrow>
              <mi>М</mi>
              <mo stretchy="false">−</mo>
              <mi>Ч</mi>
            </mrow>
          </mstyle>
        </msub>
      </mstyle>
      <mrow/>
    </mrow>
    <annotation encoding="StarMath 5.0"> size 12{С rSub { size 8{М - Ч} } } {}</annotation>
  </semantics>
</math>
</file>

<file path=Object 25/content.xml><?xml version="1.0" encoding="utf-8"?>
<math xmlns="http://www.w3.org/1998/Math/MathML" display="block">
  <semantics>
    <mrow>
      <mstyle mathsize="12pt">
        <mrow>
          <msub>
            <mi>С</mi>
            <mstyle mathsize="8pt">
              <mrow>
                <mi>М</mi>
                <mo stretchy="false">−</mo>
                <mi>Ч</mi>
              </mrow>
            </mstyle>
          </msub>
          <mo stretchy="false">=</mo>
          <mn>8</mn>
        </mrow>
      </mstyle>
      <mrow/>
    </mrow>
    <annotation encoding="StarMath 5.0"> size 12{С rSub { size 8{М - Ч} } =8} {}</annotation>
  </semantics>
</math>
</file>

<file path=Object 26/content.xml><?xml version="1.0" encoding="utf-8"?>
<math xmlns="http://www.w3.org/1998/Math/MathML" display="block">
  <semantics>
    <mrow>
      <mstyle mathsize="12pt">
        <msub>
          <mi>Т</mi>
          <mstyle mathsize="8pt">
            <mstyle mathvariant="italic">
              <mtext>МРПР</mtext>
            </mstyle>
          </mstyle>
        </msub>
      </mstyle>
      <mrow/>
    </mrow>
    <annotation encoding="StarMath 5.0"> size 12{Т rSub { size 8{ ital "МРПР"} } } {}</annotation>
  </semantics>
</math>
</file>

<file path=Object 27/content.xml><?xml version="1.0" encoding="utf-8"?>
<math xmlns="http://www.w3.org/1998/Math/MathML" display="block">
  <semantics>
    <mrow>
      <msub>
        <mi>Т</mi>
        <mi mathvariant="italic">час</mi>
      </msub>
      <mo stretchy="false">=</mo>
      <mrow>
        <msub>
          <mi>Т</mi>
          <mi mathvariant="italic">мес</mi>
        </msub>
        <mo stretchy="false">⋅</mo>
        <msub>
          <mi>Ч</mi>
          <mi mathvariant="italic">РД</mi>
        </msub>
        <mo stretchy="false">⋅</mo>
        <msub>
          <mi>Т</mi>
          <mi mathvariant="italic">СМ</mi>
        </msub>
        <mo stretchy="false">⋅</mo>
        <msub>
          <mi>К</mi>
          <mi mathvariant="italic">СМ</mi>
        </msub>
      </mrow>
    </mrow>
    <annotation encoding="StarMath 5.0">Т_{ час } = Т_{ мес } cdot Ч_{ РД } cdot Т_{ СМ } cdot К_{ СМ }</annotation>
  </semantics>
</math>
</file>

<file path=Object 28/content.xml><?xml version="1.0" encoding="utf-8"?>
<math xmlns="http://www.w3.org/1998/Math/MathML" display="block">
  <semantics>
    <mrow>
      <msub>
        <mi>Т</mi>
        <mi mathvariant="italic">час</mi>
      </msub>
      <mo stretchy="false">=</mo>
      <mrow>
        <mn>3</mn>
        <mo stretchy="false">⋅</mo>
        <mn>60</mn>
        <mo stretchy="false">⋅</mo>
        <mn>8</mn>
        <mo stretchy="false">⋅</mo>
        <mn>1</mn>
      </mrow>
      <mo stretchy="false">=</mo>
      <mn>1440</mn>
    </mrow>
    <annotation encoding="StarMath 5.0">Т_{ час } = 3 cdot 60 cdot 8 cdot 1 = 1440 </annotation>
  </semantics>
</math>
</file>

<file path=Object 29/content.xml><?xml version="1.0" encoding="utf-8"?>
<math xmlns="http://www.w3.org/1998/Math/MathML" display="block">
  <semantics>
    <mrow>
      <msub>
        <mi>З</mi>
        <mi mathvariant="italic">ЭВМ</mi>
      </msub>
      <mo stretchy="false">=</mo>
      <mrow>
        <mn>528</mn>
        <mo stretchy="false">⋅</mo>
        <mn>0,95</mn>
        <mo stretchy="false">⋅</mo>
        <mn>8</mn>
        <mo stretchy="false">⋅</mo>
        <mn>1</mn>
      </mrow>
      <mo stretchy="false">=</mo>
      <mn>4012</mn>
    </mrow>
    <annotation encoding="StarMath 5.0">З_{ ЭВМ } = 528 cdot 0,95 cdot 8 cdot 1 = 4012</annotation>
  </semantics>
</math>
</file>

<file path=Object 3/content.xml><?xml version="1.0" encoding="utf-8"?>
<math xmlns="http://www.w3.org/1998/Math/MathML" display="block">
  <semantics>
    <mrow>
      <mstyle mathsize="12pt">
        <mrow>
          <msub>
            <mi>B</mi>
            <mstyle mathsize="8pt">
              <mi>i</mi>
            </mstyle>
          </msub>
          <mo stretchy="false">=</mo>
          <mfrac>
            <msub>
              <mi>А</mi>
              <mstyle mathsize="8pt">
                <mstyle mathvariant="italic">
                  <mtext>иi</mtext>
                </mstyle>
              </mstyle>
            </msub>
            <msub>
              <mi>А</mi>
              <mstyle mathsize="8pt">
                <mstyle mathvariant="italic">
                  <mtext>аi</mtext>
                </mstyle>
              </mstyle>
            </msub>
          </mfrac>
        </mrow>
      </mstyle>
      <mrow/>
    </mrow>
    <annotation encoding="StarMath 5.0"> size 12{B rSub { size 8{i} } = {  {А rSub { size 8{ ital "иi"} } }  over  {А rSub { size 8{ ital "аi"} } } } } {}</annotation>
  </semantics>
</math>
</file>

<file path=Object 30/content.xml><?xml version="1.0" encoding="utf-8"?>
<math xmlns="http://www.w3.org/1998/Math/MathML" display="block">
  <semantics>
    <mrow>
      <mstyle mathsize="12pt">
        <mrow>
          <msub>
            <mi>З</mi>
            <mstyle mathsize="8pt">
              <mstyle mathvariant="italic">
                <mtext>ХОН</mtext>
              </mstyle>
            </mstyle>
          </msub>
          <mo stretchy="false">=</mo>
          <mrow>
            <munderover>
              <mo stretchy="false">∑</mo>
              <mstyle mathsize="8pt">
                <mrow>
                  <mi>τ</mi>
                  <mo stretchy="false">=</mo>
                  <mn>1</mn>
                </mrow>
              </mstyle>
              <mstyle mathsize="8pt">
                <mi>n</mi>
              </mstyle>
            </munderover>
            <mrow>
              <msub>
                <mi>Ц</mi>
                <mstyle mathsize="8pt">
                  <mi>τ</mi>
                </mstyle>
              </msub>
              <mo stretchy="false">⋅</mo>
              <msub>
                <mi>K</mi>
                <mstyle mathsize="8pt">
                  <mi>τ</mi>
                </mstyle>
              </msub>
            </mrow>
          </mrow>
        </mrow>
      </mstyle>
      <mrow/>
    </mrow>
    <annotation encoding="StarMath 5.0"> size 12{З rSub { size 8{ ital "ХОН"} } = Sum cSub { size 8{τ=1} }  cSup { size 8{n} }  {Ц rSub { size 8{τ} }  cdot K rSub { size 8{τ} } } } {}</annotation>
  </semantics>
</math>
</file>

<file path=Object 31/content.xml><?xml version="1.0" encoding="utf-8"?>
<math xmlns="http://www.w3.org/1998/Math/MathML" display="block">
  <semantics>
    <mrow>
      <msub>
        <mi>Р</mi>
        <mi>Н</mi>
      </msub>
      <mo stretchy="false">=</mo>
      <mrow>
        <msub>
          <mi>З</mi>
          <mi mathvariant="italic">ФОТР</mi>
        </msub>
        <mo stretchy="false">×</mo>
        <msub>
          <mi>К</mi>
          <mi mathvariant="italic">НР</mi>
        </msub>
      </mrow>
      <mo stretchy="false">=</mo>
      <mrow>
        <mn>50600</mn>
        <mo stretchy="false">⋅</mo>
        <mn>0,3</mn>
      </mrow>
      <mo stretchy="false">=</mo>
      <mn>15180</mn>
    </mrow>
    <annotation encoding="StarMath 5.0">Р_{ Н } = З_{ ФОТР } times К_{ НР } = 50600 cdot 0,3 = 15180</annotation>
  </semantics>
</math>
</file>

<file path=Object 32/content.xml><?xml version="1.0" encoding="utf-8"?>
<math xmlns="http://www.w3.org/1998/Math/MathML" display="block">
  <semantics>
    <mrow>
      <msub>
        <mi>З</mi>
        <mi mathvariant="italic">РПР</mi>
      </msub>
      <mo stretchy="false">=</mo>
      <mrow>
        <mn>50600</mn>
        <mo stretchy="false">+</mo>
        <mn>13252</mn>
        <mo stretchy="false">+</mo>
        <mn>4012</mn>
        <mo stretchy="false">+</mo>
        <mn>50</mn>
        <mo stretchy="false">+</mo>
        <mn>0</mn>
        <mo stretchy="false">+</mo>
        <mn>15180</mn>
      </mrow>
      <mo stretchy="false">=</mo>
      <mn>83094</mn>
    </mrow>
    <annotation encoding="StarMath 5.0">З_{ РПР } = 50600+13252+4012+50+0+15180 = 83094</annotation>
  </semantics>
</math>
</file>

<file path=Object 33/content.xml><?xml version="1.0" encoding="utf-8"?>
<math xmlns="http://www.w3.org/1998/Math/MathML" display="block">
  <semantics>
    <mrow>
      <mstyle mathsize="12pt">
        <mrow>
          <msub>
            <mi>З</mi>
            <mstyle mathsize="8pt">
              <mstyle mathvariant="italic">
                <mtext>ВПР</mtext>
              </mstyle>
            </mstyle>
          </msub>
          <mo stretchy="false">=</mo>
          <mrow>
            <msub>
              <mi>З</mi>
              <mstyle mathsize="8pt">
                <mi>М</mi>
              </mstyle>
            </msub>
            <mo stretchy="false">+</mo>
            <mrow>
              <msub>
                <mi>З</mi>
                <mstyle mathsize="8pt">
                  <mstyle mathvariant="italic">
                    <mtext>КТС</mtext>
                  </mstyle>
                </mstyle>
              </msub>
              <mo stretchy="false">×</mo>
              <mrow>
                <mo fence="true" stretchy="true">(</mo>
                <mrow>
                  <mrow>
                    <mn>1</mn>
                    <mo stretchy="false">+</mo>
                    <msub>
                      <mi>k</mi>
                      <mstyle mathsize="8pt">
                        <mstyle mathvariant="italic">
                          <mtext>ТУН</mtext>
                        </mstyle>
                      </mstyle>
                    </msub>
                  </mrow>
                </mrow>
                <mo fence="true" stretchy="true">)</mo>
              </mrow>
            </mrow>
            <mo stretchy="false">+</mo>
            <msub>
              <mi>З</mi>
              <mstyle mathsize="8pt">
                <mstyle mathvariant="italic">
                  <mtext>ПО</mtext>
                </mstyle>
              </mstyle>
            </msub>
            <mo stretchy="false">+</mo>
            <msub>
              <mi>З</mi>
              <mstyle mathsize="8pt">
                <mstyle mathvariant="italic">
                  <mtext>ФОТВ</mtext>
                </mstyle>
              </mstyle>
            </msub>
            <mo stretchy="false">+</mo>
            <msub>
              <mi>З</mi>
              <mstyle mathsize="8pt">
                <mstyle mathvariant="italic">
                  <mtext>ОВФ</mtext>
                </mstyle>
              </mstyle>
            </msub>
            <mo stretchy="false">+</mo>
            <msub>
              <mi>З</mi>
              <mstyle mathsize="8pt">
                <mstyle mathvariant="italic">
                  <mtext>ЭВМ</mtext>
                </mstyle>
              </mstyle>
            </msub>
            <mo stretchy="false">+</mo>
            <msub>
              <mi>Р</mi>
              <mstyle mathsize="8pt">
                <mstyle mathvariant="italic">
                  <mtext>ком</mtext>
                </mstyle>
              </mstyle>
            </msub>
            <mo stretchy="false">+</mo>
            <msub>
              <mi>Р</mi>
              <mstyle mathsize="8pt">
                <mi>Н</mi>
              </mstyle>
            </msub>
          </mrow>
        </mrow>
      </mstyle>
      <mrow/>
    </mrow>
    <annotation encoding="StarMath 5.0"> size 12{З rSub { size 8{ ital "ВПР"} } =З rSub { size 8{М} } +З rSub { size 8{ ital "КТС"} }  times  left (1+k rSub { size 8{ ital "ТУН"} }  right )+З rSub { size 8{ ital "ПО"} } +З rSub { size 8{ ital "ФОТВ"} } +З rSub { size 8{ ital "ОВФ"} } +З rSub { size 8{ ital "ЭВМ"} } +Р rSub { size 8{ ital "ком"} } +Р rSub { size 8{Н} } } {}</annotation>
  </semantics>
</math>
</file>

<file path=Object 34/content.xml><?xml version="1.0" encoding="utf-8"?>
<math xmlns="http://www.w3.org/1998/Math/MathML" display="block">
  <semantics>
    <mrow>
      <msub>
        <mi>З</mi>
        <mi mathvariant="italic">ЭВМ</mi>
      </msub>
      <mo stretchy="false">=</mo>
      <mrow>
        <mn>0,1</mn>
        <mo stretchy="false">⋅</mo>
        <mn>22</mn>
        <mo stretchy="false">⋅</mo>
        <mn>8</mn>
        <mo stretchy="false">⋅</mo>
        <mn>3</mn>
      </mrow>
      <mo stretchy="false">=</mo>
      <mn>401,28</mn>
    </mrow>
    <annotation encoding="StarMath 5.0">З_{ ЭВМ } = 0,1 cdot 22 cdot 8 cdot 3 = 401,28</annotation>
  </semantics>
</math>
</file>

<file path=Object 35/content.xml><?xml version="1.0" encoding="utf-8"?>
<math xmlns="http://www.w3.org/1998/Math/MathML" display="block">
  <semantics>
    <mrow>
      <msub>
        <mi>З</mi>
        <mi mathvariant="italic">ВПР</mi>
      </msub>
      <mo stretchy="false">=</mo>
      <mrow>
        <mn>0</mn>
        <mo stretchy="false">+</mo>
        <mn>0</mn>
        <mo stretchy="false">+</mo>
        <mn>83094</mn>
        <mo stretchy="false">+</mo>
        <mn>700</mn>
        <mo stretchy="false">+</mo>
        <mn>182</mn>
        <mo stretchy="false">+</mo>
        <mn>401,28</mn>
        <mo stretchy="false">+</mo>
        <mn>0</mn>
        <mo stretchy="false">+</mo>
        <mn>210</mn>
      </mrow>
      <mo stretchy="false">=</mo>
      <mn>84587,28</mn>
    </mrow>
    <annotation encoding="StarMath 5.0">З_{ ВПР } = 0+0+83094+700+182+401,28+0+210 = 84587,28
 </annotation>
  </semantics>
</math>
</file>

<file path=Object 36/content.xml><?xml version="1.0" encoding="utf-8"?>
<math xmlns="http://www.w3.org/1998/Math/MathML" display="block">
  <semantics>
    <mrow>
      <msub>
        <mi>К</mi>
        <mi>И</mi>
      </msub>
      <mo stretchy="false">=</mo>
      <mfrac>
        <mrow>
          <msub>
            <mi>К</mi>
            <mi>Н</mi>
          </msub>
          <mo stretchy="false">∗</mo>
          <msub>
            <mi>К</mi>
            <mi>Т</mi>
          </msub>
        </mrow>
        <msub>
          <mi>К</mi>
          <mi>Э</mi>
        </msub>
      </mfrac>
    </mrow>
    <annotation encoding="StarMath 5.0">К_И= К_Н  * { К_Т} over { К_Э}  </annotation>
  </semantics>
</math>
</file>

<file path=Object 37/content.xml><?xml version="1.0" encoding="utf-8"?>
<math xmlns="http://www.w3.org/1998/Math/MathML" display="block">
  <semantics>
    <mrow>
      <mstyle mathsize="12pt">
        <mrow>
          <msub>
            <mi>q</mi>
            <mstyle mathsize="8pt">
              <mstyle mathvariant="italic">
                <mtext>ij</mtext>
              </mstyle>
            </mstyle>
          </msub>
          <mo stretchy="false">=</mo>
          <mfrac>
            <msub>
              <mi>b</mi>
              <mstyle mathsize="8pt">
                <mstyle mathvariant="italic">
                  <mtext>ij</mtext>
                </mstyle>
              </mstyle>
            </msub>
            <mrow>
              <munderover>
                <mo stretchy="false">∑</mo>
                <mstyle mathsize="8pt">
                  <mrow>
                    <mi>i</mi>
                    <mo stretchy="false">=</mo>
                    <mn>1</mn>
                  </mrow>
                </mstyle>
                <mstyle mathsize="8pt">
                  <mi>n</mi>
                </mstyle>
              </munderover>
              <msub>
                <mi>b</mi>
                <mstyle mathsize="8pt">
                  <mstyle mathvariant="italic">
                    <mtext>ij</mtext>
                  </mstyle>
                </mstyle>
              </msub>
            </mrow>
          </mfrac>
        </mrow>
      </mstyle>
      <mrow/>
    </mrow>
    <annotation encoding="StarMath 5.0"> size 12{q rSub { size 8{ ital "ij"} } = {  {b rSub { size 8{ ital "ij"} } }  over  { Sum cSub { size 8{i=1} }  cSup { size 8{n} }  {b rSub { size 8{ ital "ij"} } } } } } {}</annotation>
  </semantics>
</math>
</file>

<file path=Object 38/content.xml><?xml version="1.0" encoding="utf-8"?>
<math xmlns="http://www.w3.org/1998/Math/MathML" display="block">
  <semantics>
    <mrow>
      <mstyle mathsize="12pt">
        <mrow>
          <msub>
            <mi>З</mi>
            <mstyle mathsize="8pt">
              <mstyle mathvariant="italic">
                <mtext>Нi</mtext>
              </mstyle>
            </mstyle>
          </msub>
          <mo stretchy="false">=</mo>
          <mfrac>
            <mrow>
              <munderover>
                <mo stretchy="false">∑</mo>
                <mstyle mathsize="8pt">
                  <mrow>
                    <mi>j</mi>
                    <mo stretchy="false">=</mo>
                    <mn>1</mn>
                  </mrow>
                </mstyle>
                <mstyle mathsize="8pt">
                  <mi>m</mi>
                </mstyle>
              </munderover>
              <mrow>
                <mo stretchy="false">(</mo>
                <mrow>
                  <msub>
                    <mi>В</mi>
                    <mstyle mathsize="8pt">
                      <mstyle mathvariant="italic">
                        <mtext>Эj</mtext>
                      </mstyle>
                    </mstyle>
                  </msub>
                  <mo stretchy="false">⋅</mo>
                  <msub>
                    <mi>q</mi>
                    <mstyle mathsize="8pt">
                      <mstyle mathvariant="italic">
                        <mtext>ij</mtext>
                      </mstyle>
                    </mstyle>
                  </msub>
                </mrow>
                <mo stretchy="false">)</mo>
              </mrow>
            </mrow>
            <mrow>
              <munderover>
                <mo stretchy="false">∑</mo>
                <mstyle mathsize="8pt">
                  <mrow>
                    <mi>j</mi>
                    <mo stretchy="false">=</mo>
                    <mn>1</mn>
                  </mrow>
                </mstyle>
                <mstyle mathsize="8pt">
                  <mi>m</mi>
                </mstyle>
              </munderover>
              <msub>
                <mi>В</mi>
                <mstyle mathsize="8pt">
                  <mstyle mathvariant="italic">
                    <mtext>Эj</mtext>
                  </mstyle>
                </mstyle>
              </msub>
            </mrow>
          </mfrac>
        </mrow>
      </mstyle>
      <mrow/>
    </mrow>
    <annotation encoding="StarMath 5.0"> size 12{З rSub { size 8{ ital "Нi"} } = {  { Sum cSub { size 8{j=1} }  cSup { size 8{m} }  { \( В rSub { size 8{ ital "Эj"} }  cdot q rSub { size 8{ ital "ij"} }  \) } }  over  { Sum cSub { size 8{j=1} }  cSup { size 8{m} }  {В rSub { size 8{ ital "Эj"} } } } } } {}</annotation>
  </semantics>
</math>
</file>

<file path=Object 4/content.xml><?xml version="1.0" encoding="utf-8"?>
<math xmlns="http://www.w3.org/1998/Math/MathML" display="block">
  <semantics>
    <mrow>
      <mstyle mathsize="12pt">
        <mrow>
          <msub>
            <mi>B</mi>
            <mstyle mathsize="8pt">
              <mi>i</mi>
            </mstyle>
          </msub>
          <mo stretchy="false">=</mo>
          <mfrac>
            <msub>
              <mi>А</mi>
              <mstyle mathsize="8pt">
                <mstyle mathvariant="italic">
                  <mtext>аi</mtext>
                </mstyle>
              </mstyle>
            </msub>
            <msub>
              <mi>А</mi>
              <mstyle mathsize="8pt">
                <mstyle mathvariant="italic">
                  <mtext>иi</mtext>
                </mstyle>
              </mstyle>
            </msub>
          </mfrac>
        </mrow>
      </mstyle>
      <mrow/>
    </mrow>
    <annotation encoding="StarMath 5.0"> size 12{B rSub { size 8{i} } = {  {А rSub { size 8{ ital "аi"} } }  over  {А rSub { size 8{ ital "иi"} } } } } {}</annotation>
  </semantics>
</math>
</file>

<file path=Object 5/content.xml><?xml version="1.0" encoding="utf-8"?>
<math xmlns="http://www.w3.org/1998/Math/MathML" display="block">
  <semantics>
    <mrow>
      <mstyle mathsize="12pt">
        <mrow>
          <msub>
            <mi>K</mi>
            <mstyle mathsize="8pt">
              <mi>Н</mi>
            </mstyle>
          </msub>
          <mo stretchy="false">=</mo>
          <mrow>
            <munderover>
              <mo stretchy="false">∏</mo>
              <mstyle mathsize="8pt">
                <mrow>
                  <mi>i</mi>
                  <mo stretchy="false">=</mo>
                  <mn>1</mn>
                </mrow>
              </mstyle>
              <mstyle mathsize="8pt">
                <mi>n</mi>
              </mstyle>
            </munderover>
            <msub>
              <mi>I</mi>
              <mstyle mathsize="8pt">
                <mstyle mathvariant="italic">
                  <mtext>Hi</mtext>
                </mstyle>
              </mstyle>
            </msub>
          </mrow>
        </mrow>
      </mstyle>
      <mrow/>
    </mrow>
    <annotation encoding="StarMath 5.0"> size 12{K rSub { size 8{Н} } = Prod cSub { size 8{i=1} }  cSup { size 8{n} }  {I rSub { size 8{ ital "Hi"} } } } {}</annotation>
  </semantics>
</math>
</file>

<file path=Object 6/content.xml><?xml version="1.0" encoding="utf-8"?>
<math xmlns="http://www.w3.org/1998/Math/MathML" display="block">
  <semantics>
    <mrow>
      <mstyle mathsize="12pt">
        <mrow>
          <msub>
            <mi>К</mi>
            <mstyle mathsize="8pt">
              <mi>Э</mi>
            </mstyle>
          </msub>
          <mo stretchy="false">=</mo>
          <mfrac>
            <msub>
              <mi>Ц</mi>
              <mstyle mathsize="8pt">
                <mi>И</mi>
              </mstyle>
            </msub>
            <msub>
              <mi>Ц</mi>
              <mstyle mathsize="8pt">
                <mi>А</mi>
              </mstyle>
            </msub>
          </mfrac>
        </mrow>
      </mstyle>
      <mrow/>
    </mrow>
    <annotation encoding="StarMath 5.0"> size 12{К rSub { size 8{Э} } = {  {Ц rSub { size 8{И} } }  over  {Ц rSub { size 8{А} } } } } {}</annotation>
  </semantics>
</math>
</file>

<file path=Object 7/content.xml><?xml version="1.0" encoding="utf-8"?>
<math xmlns="http://www.w3.org/1998/Math/MathML" display="block">
  <semantics>
    <mrow>
      <mrow>
        <msub>
          <mi>K</mi>
          <mi>n</mi>
        </msub>
        <mo stretchy="false">=</mo>
        <mrow>
          <mn>1</mn>
          <mo stretchy="false">×</mo>
          <mtable>
            <mtr>
              <mtd>
                <mn>1,62</mn>
              </mtd>
            </mtr>
            <mtr>
              <mtd>
                <mn>1</mn>
              </mtd>
            </mtr>
          </mtable>
        </mrow>
        <mo stretchy="false">=</mo>
        <mn>1,62</mn>
      </mrow>
      <mi>;</mi>
    </mrow>
    <annotation encoding="StarMath 5.0">K_{n} = 1 times binom{1,62}{1} = 1,62; </annotation>
  </semantics>
</math>
</file>

<file path=Object 8/content.xml><?xml version="1.0" encoding="utf-8"?>
<math xmlns="http://www.w3.org/1998/Math/MathML" display="block">
  <semantics>
    <mrow>
      <mrow>
        <msub>
          <mi>K</mi>
          <mi>n</mi>
        </msub>
        <mo stretchy="false">=</mo>
        <mrow>
          <mn>1</mn>
          <mo stretchy="false">×</mo>
          <mtable>
            <mtr>
              <mtd>
                <mn>1,62</mn>
              </mtd>
            </mtr>
            <mtr>
              <mtd>
                <mn>1,2</mn>
              </mtd>
            </mtr>
          </mtable>
        </mrow>
        <mo stretchy="false">=</mo>
        <mn>1,35</mn>
      </mrow>
      <mi>;</mi>
    </mrow>
    <annotation encoding="StarMath 5.0">K_{n} = 1 times binom{1,62}{1,2} = 1,35; </annotation>
  </semantics>
</math>
</file>

<file path=Object 9/content.xml><?xml version="1.0" encoding="utf-8"?>
<math xmlns="http://www.w3.org/1998/Math/MathML" display="block">
  <semantics>
    <mrow>
      <mrow>
        <msub>
          <mi>K</mi>
          <mi>n</mi>
        </msub>
        <mo stretchy="false">=</mo>
        <mrow>
          <mn>1</mn>
          <mo stretchy="false">×</mo>
          <mtable>
            <mtr>
              <mtd>
                <mn>1,62</mn>
              </mtd>
            </mtr>
            <mtr>
              <mtd>
                <mn>0,8</mn>
              </mtd>
            </mtr>
          </mtable>
        </mrow>
        <mo stretchy="false">=</mo>
        <mn>2,025</mn>
      </mrow>
      <mi>;</mi>
    </mrow>
    <annotation encoding="StarMath 5.0">K_{n} = 1 times binom{1,62}{0,8} = 2,025; </annotation>
  </semantics>
</math>
</file>